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style:text-underline-style="solid" style:text-underline-width="auto" style:text-underline-color="font-color" officeooo:rsid="0000cf28" officeooo:paragraph-rsid="0000cf28" style:font-size-asian="13.1000003814697pt" style:font-size-complex="15pt"/>
    </style:style>
    <style:style style:name="P2" style:family="paragraph" style:parent-style-name="Standard">
      <style:paragraph-properties fo:text-align="center" style:justify-single-word="false"/>
      <style:text-properties fo:font-size="15pt" style:text-underline-style="none" fo:font-weight="bold" officeooo:rsid="0000cf28" officeooo:paragraph-rsid="0000cf28"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style:text-underline-style="none" fo:font-weight="bold" officeooo:rsid="00036ca7" officeooo:paragraph-rsid="00036ca7"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style:text-underline-style="none" fo:font-weight="bold" officeooo:rsid="00041593" officeooo:paragraph-rsid="00041593"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style:text-underline-style="none" fo:font-weight="bold" officeooo:rsid="00091ade" officeooo:paragraph-rsid="00091ade"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style:text-underline-style="none" fo:font-weight="bold" officeooo:rsid="0012a2c4" officeooo:paragraph-rsid="0012a2c4"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style:text-underline-style="none" fo:font-weight="bold" officeooo:rsid="00179ed5" officeooo:paragraph-rsid="00179ed5"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none" fo:font-weight="bold" officeooo:rsid="0018b4b7" officeooo:paragraph-rsid="0018b4b7"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font-size="15pt" style:text-underline-style="none" fo:font-weight="bold" officeooo:rsid="001c3340" officeooo:paragraph-rsid="001c3340"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font-size="15pt" style:text-underline-style="none" fo:font-weight="bold" officeooo:rsid="00100ea3" officeooo:paragraph-rsid="00100ea3"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5pt" style:text-underline-style="none" fo:font-weight="bold" officeooo:rsid="001f1312" officeooo:paragraph-rsid="001f1312"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15pt" style:text-underline-style="none" fo:font-weight="bold" officeooo:rsid="00241a62" officeooo:paragraph-rsid="00241a62"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15pt" style:text-underline-style="none" fo:font-weight="bold" officeooo:rsid="00291127" officeooo:paragraph-rsid="00291127"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font-size="15pt" style:text-underline-style="none" fo:font-weight="bold" officeooo:rsid="002fdd76" officeooo:paragraph-rsid="002fdd76"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font-size="15pt" style:text-underline-style="none" fo:font-weight="bold" officeooo:rsid="00326dc5" officeooo:paragraph-rsid="00326dc5"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fo:font-size="15pt" style:text-underline-style="none" fo:font-weight="bold" officeooo:rsid="0039dac7" officeooo:paragraph-rsid="0039dac7" style:font-size-asian="13.1000003814697pt" style:font-weight-asian="bold" style:font-size-complex="15pt" style:font-weight-complex="bold"/>
    </style:style>
    <style:style style:name="P17" style:family="paragraph" style:parent-style-name="Standard">
      <style:paragraph-properties fo:text-align="center" style:justify-single-word="false"/>
      <style:text-properties fo:font-size="15pt" style:text-underline-style="none" fo:font-weight="bold" officeooo:rsid="003c00ee" officeooo:paragraph-rsid="003c00ee" style:font-size-asian="13.1000003814697pt" style:font-weight-asian="bold" style:font-size-complex="15pt" style:font-weight-complex="bold"/>
    </style:style>
    <style:style style:name="P18" style:family="paragraph" style:parent-style-name="Standard">
      <style:paragraph-properties fo:text-align="center" style:justify-single-word="false"/>
      <style:text-properties fo:font-size="15pt" style:text-underline-style="none" fo:font-weight="bold" officeooo:rsid="003f341e" officeooo:paragraph-rsid="003f341e"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15pt" style:text-underline-style="none" fo:font-weight="bold" officeooo:rsid="00463c42" officeooo:paragraph-rsid="00463c42"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font-size="15pt" style:text-underline-style="none" fo:font-weight="bold" officeooo:rsid="0048dac9" officeooo:paragraph-rsid="0048dac9"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font-size="15pt" style:text-underline-style="none" fo:font-weight="bold" officeooo:rsid="0051dc2f" officeooo:paragraph-rsid="0051dc2f"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fo:font-size="15pt" style:text-underline-style="none" fo:font-weight="bold" officeooo:rsid="0059d974" officeooo:paragraph-rsid="0059d974"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fo:font-size="15pt" style:text-underline-style="none" fo:font-weight="bold" officeooo:rsid="0061b073" officeooo:paragraph-rsid="0061b073" style:font-size-asian="13.1000003814697pt" style:font-weight-asian="bold" style:font-size-complex="15pt" style:font-weight-complex="bold"/>
    </style:style>
    <style:style style:name="P24" style:family="paragraph" style:parent-style-name="Standard">
      <style:paragraph-properties fo:text-align="center" style:justify-single-word="false"/>
      <style:text-properties fo:font-size="15pt" style:text-underline-style="none" fo:font-weight="bold" officeooo:rsid="0067ab98" officeooo:paragraph-rsid="0067ab98"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font-size="15pt" style:text-underline-style="none" fo:font-weight="bold" officeooo:rsid="0069c32c" officeooo:paragraph-rsid="0069c32c"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font-size="15pt" style:text-underline-style="none" fo:font-weight="bold" officeooo:rsid="0070f22f" officeooo:paragraph-rsid="0070f22f" style:font-size-asian="13.1000003814697pt" style:font-weight-asian="bold" style:font-size-complex="15pt" style:font-weight-complex="bold"/>
    </style:style>
    <style:style style:name="P27" style:family="paragraph" style:parent-style-name="Standard">
      <style:paragraph-properties fo:text-align="center" style:justify-single-word="false"/>
      <style:text-properties fo:font-size="15pt" style:text-underline-style="none" fo:font-weight="bold" officeooo:rsid="006e53d3" officeooo:paragraph-rsid="006e53d3"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font-size="15pt" style:text-underline-style="none" fo:font-weight="bold" officeooo:rsid="00778fa0" officeooo:paragraph-rsid="00778fa0"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font-size="15pt" style:text-underline-style="none" fo:font-weight="bold" officeooo:rsid="007bd040" officeooo:paragraph-rsid="007bd040" style:font-size-asian="13.1000003814697pt" style:font-weight-asian="bold" style:font-size-complex="15pt" style:font-weight-complex="bold"/>
    </style:style>
    <style:style style:name="P30" style:family="paragraph" style:parent-style-name="Standard">
      <style:paragraph-properties fo:text-align="center" style:justify-single-word="false"/>
      <style:text-properties fo:font-size="15pt" style:text-underline-style="none" fo:font-weight="bold" officeooo:rsid="008492f2" officeooo:paragraph-rsid="008492f2" style:font-size-asian="13.1000003814697pt" style:font-weight-asian="bold" style:font-size-complex="15pt" style:font-weight-complex="bold"/>
    </style:style>
    <style:style style:name="P31" style:family="paragraph" style:parent-style-name="Standard">
      <style:paragraph-properties fo:text-align="center" style:justify-single-word="false"/>
      <style:text-properties fo:font-size="15pt" style:text-underline-style="none" fo:font-weight="bold" officeooo:rsid="008acf90" officeooo:paragraph-rsid="008acf90" style:font-size-asian="13.1000003814697pt" style:font-weight-asian="bold" style:font-size-complex="15pt" style:font-weight-complex="bold"/>
    </style:style>
    <style:style style:name="P32" style:family="paragraph" style:parent-style-name="Standard">
      <style:paragraph-properties fo:text-align="center" style:justify-single-word="false"/>
      <style:text-properties fo:font-size="15pt" style:text-underline-style="none" fo:font-weight="bold" officeooo:rsid="008c296e" officeooo:paragraph-rsid="008c296e" style:font-size-asian="13.1000003814697pt" style:font-weight-asian="bold" style:font-size-complex="15pt" style:font-weight-complex="bold"/>
    </style:style>
    <style:style style:name="P33" style:family="paragraph" style:parent-style-name="Standard">
      <style:paragraph-properties fo:text-align="center" style:justify-single-word="false"/>
      <style:text-properties fo:font-size="15pt" style:text-underline-style="none" fo:font-weight="bold" officeooo:rsid="008f0093" officeooo:paragraph-rsid="008f0093" style:font-size-asian="13.1000003814697pt" style:font-weight-asian="bold" style:font-size-complex="15pt" style:font-weight-complex="bold"/>
    </style:style>
    <style:style style:name="P34" style:family="paragraph" style:parent-style-name="Standard">
      <style:paragraph-properties fo:text-align="center" style:justify-single-word="false"/>
      <style:text-properties fo:font-size="15pt" style:text-underline-style="none" fo:font-weight="bold" officeooo:rsid="0092c1e2" officeooo:paragraph-rsid="0092c1e2" style:font-size-asian="13.1000003814697pt" style:font-weight-asian="bold" style:font-size-complex="15pt" style:font-weight-complex="bold"/>
    </style:style>
    <style:style style:name="P35" style:family="paragraph" style:parent-style-name="Standard">
      <style:paragraph-properties fo:text-align="center" style:justify-single-word="false"/>
      <style:text-properties fo:font-size="15pt" style:text-underline-style="none" fo:font-weight="bold" officeooo:rsid="0098ebd8" officeooo:paragraph-rsid="0098ebd8" style:font-size-asian="13.1000003814697pt" style:font-weight-asian="bold" style:font-size-complex="15pt" style:font-weight-complex="bold"/>
    </style:style>
    <style:style style:name="P36" style:family="paragraph" style:parent-style-name="Standard">
      <style:paragraph-properties fo:text-align="center" style:justify-single-word="false"/>
      <style:text-properties fo:font-size="15pt" style:text-underline-style="none" fo:font-weight="bold" officeooo:rsid="0099decb" officeooo:paragraph-rsid="0099decb" style:font-size-asian="13.1000003814697pt" style:font-weight-asian="bold" style:font-size-complex="15pt" style:font-weight-complex="bold"/>
    </style:style>
    <style:style style:name="P37" style:family="paragraph" style:parent-style-name="Standard">
      <style:paragraph-properties fo:text-align="center" style:justify-single-word="false"/>
      <style:text-properties fo:font-size="15pt" style:text-underline-style="none" fo:font-weight="bold" officeooo:rsid="00a144c6" officeooo:paragraph-rsid="00a144c6" style:font-size-asian="13.1000003814697pt" style:font-weight-asian="bold" style:font-size-complex="15pt" style:font-weight-complex="bold"/>
    </style:style>
    <style:style style:name="P38" style:family="paragraph" style:parent-style-name="Standard">
      <style:paragraph-properties fo:text-align="center" style:justify-single-word="false"/>
      <style:text-properties fo:font-size="15pt" style:text-underline-style="none" fo:font-weight="bold" officeooo:rsid="00a7016a" officeooo:paragraph-rsid="00a7016a" style:font-size-asian="13.1000003814697pt" style:font-weight-asian="bold" style:font-size-complex="15pt" style:font-weight-complex="bold"/>
    </style:style>
    <style:style style:name="P39" style:family="paragraph" style:parent-style-name="Standard">
      <style:paragraph-properties fo:text-align="center" style:justify-single-word="false"/>
      <style:text-properties fo:font-size="15pt" style:text-underline-style="none" fo:font-weight="bold" officeooo:rsid="00aba47e" officeooo:paragraph-rsid="00aba47e" style:font-size-asian="13.1000003814697pt" style:font-weight-asian="bold" style:font-size-complex="15pt" style:font-weight-complex="bold"/>
    </style:style>
    <style:style style:name="P40" style:family="paragraph" style:parent-style-name="Standard">
      <style:paragraph-properties fo:text-align="center" style:justify-single-word="false"/>
      <style:text-properties fo:font-size="15pt" style:text-underline-style="none" fo:font-weight="bold" officeooo:rsid="00b04a9d" officeooo:paragraph-rsid="00b04a9d" style:font-size-asian="13.1000003814697pt" style:font-weight-asian="bold" style:font-size-complex="15pt" style:font-weight-complex="bold"/>
    </style:style>
    <style:style style:name="P41" style:family="paragraph" style:parent-style-name="Standard">
      <style:paragraph-properties fo:text-align="center" style:justify-single-word="false"/>
      <style:text-properties fo:font-size="15pt" style:text-underline-style="none" fo:font-weight="bold" officeooo:rsid="00b558de" officeooo:paragraph-rsid="00b558de" style:font-size-asian="13.1000003814697pt" style:font-weight-asian="bold" style:font-size-complex="15pt" style:font-weight-complex="bold"/>
    </style:style>
    <style:style style:name="P42" style:family="paragraph" style:parent-style-name="Standard">
      <style:paragraph-properties fo:text-align="center" style:justify-single-word="false"/>
      <style:text-properties fo:font-size="15pt" style:text-underline-style="none" fo:font-weight="bold" officeooo:rsid="00b7dd9d" officeooo:paragraph-rsid="00b7dd9d" style:font-size-asian="13.1000003814697pt" style:font-weight-asian="bold" style:font-size-complex="15pt" style:font-weight-complex="bold"/>
    </style:style>
    <style:style style:name="P43" style:family="paragraph" style:parent-style-name="Standard">
      <style:paragraph-properties fo:text-align="center" style:justify-single-word="false"/>
      <style:text-properties fo:font-size="15pt" style:text-underline-style="none" fo:font-weight="bold" officeooo:rsid="00ba48d7" officeooo:paragraph-rsid="00ba48d7" style:font-size-asian="13.1000003814697pt" style:font-weight-asian="bold" style:font-size-complex="15pt" style:font-weight-complex="bold"/>
    </style:style>
    <style:style style:name="P44" style:family="paragraph" style:parent-style-name="Standard">
      <style:paragraph-properties fo:text-align="center" style:justify-single-word="false"/>
      <style:text-properties fo:font-size="15pt" style:text-underline-style="none" fo:font-weight="bold" officeooo:rsid="00bd32fa" officeooo:paragraph-rsid="00bd32fa" style:font-size-asian="13.1000003814697pt" style:font-weight-asian="bold" style:font-size-complex="15pt" style:font-weight-complex="bold"/>
    </style:style>
    <style:style style:name="P45" style:family="paragraph" style:parent-style-name="Standard">
      <style:paragraph-properties fo:text-align="center" style:justify-single-word="false"/>
      <style:text-properties fo:font-size="15pt" style:text-underline-style="none" fo:font-weight="bold" officeooo:rsid="00bdb15d" officeooo:paragraph-rsid="00bdb15d" style:font-size-asian="13.1000003814697pt" style:font-weight-asian="bold" style:font-size-complex="15pt" style:font-weight-complex="bold"/>
    </style:style>
    <style:style style:name="P46" style:family="paragraph" style:parent-style-name="Standard">
      <style:paragraph-properties fo:text-align="center" style:justify-single-word="false"/>
      <style:text-properties fo:font-size="15pt" style:text-underline-style="none" fo:font-weight="bold" officeooo:rsid="00bea6bc" officeooo:paragraph-rsid="00bea6bc" style:font-size-asian="13.1000003814697pt" style:font-weight-asian="bold" style:font-size-complex="15pt" style:font-weight-complex="bold"/>
    </style:style>
    <style:style style:name="P47" style:family="paragraph" style:parent-style-name="Standard">
      <style:paragraph-properties fo:text-align="center" style:justify-single-word="false"/>
      <style:text-properties fo:font-size="15pt" style:text-underline-style="none" fo:font-weight="bold" officeooo:rsid="00c6de63" officeooo:paragraph-rsid="00c6de63" style:font-size-asian="13.1000003814697pt" style:font-weight-asian="bold" style:font-size-complex="15pt" style:font-weight-complex="bold"/>
    </style:style>
    <style:style style:name="P48" style:family="paragraph" style:parent-style-name="Standard">
      <style:paragraph-properties fo:text-align="center" style:justify-single-word="false"/>
      <style:text-properties fo:font-size="15pt" style:text-underline-style="none" fo:font-weight="bold" officeooo:rsid="00c9c024" officeooo:paragraph-rsid="00c9c024" style:font-size-asian="13.1000003814697pt" style:font-weight-asian="bold" style:font-size-complex="15pt" style:font-weight-complex="bold"/>
    </style:style>
    <style:style style:name="P49" style:family="paragraph" style:parent-style-name="Standard">
      <style:paragraph-properties fo:text-align="center" style:justify-single-word="false"/>
      <style:text-properties fo:font-size="15pt" style:text-underline-style="none" fo:font-weight="bold" officeooo:rsid="00cf7c2c" officeooo:paragraph-rsid="00cf7c2c" style:font-size-asian="13.1000003814697pt" style:font-weight-asian="bold" style:font-size-complex="15pt" style:font-weight-complex="bold"/>
    </style:style>
    <style:style style:name="P50" style:family="paragraph" style:parent-style-name="Standard">
      <style:paragraph-properties fo:text-align="center" style:justify-single-word="false"/>
      <style:text-properties fo:font-size="15pt" style:text-underline-style="none" fo:font-weight="bold" officeooo:rsid="00d20555" officeooo:paragraph-rsid="00d20555" style:font-size-asian="13.1000003814697pt" style:font-weight-asian="bold" style:font-size-complex="15pt" style:font-weight-complex="bold"/>
    </style:style>
    <style:style style:name="P51" style:family="paragraph" style:parent-style-name="Standard">
      <style:paragraph-properties fo:text-align="center" style:justify-single-word="false"/>
      <style:text-properties fo:font-size="15pt" style:text-underline-style="none" fo:font-weight="bold" officeooo:rsid="00d29427" officeooo:paragraph-rsid="00d29427" style:font-size-asian="13.1000003814697pt" style:font-weight-asian="bold" style:font-size-complex="15pt" style:font-weight-complex="bold"/>
    </style:style>
    <style:style style:name="P52" style:family="paragraph" style:parent-style-name="Standard">
      <style:paragraph-properties fo:text-align="center" style:justify-single-word="false"/>
      <style:text-properties fo:font-size="15pt" style:text-underline-style="none" fo:font-weight="bold" officeooo:rsid="00d7e30c" officeooo:paragraph-rsid="00d7e30c" style:font-size-asian="13.1000003814697pt" style:font-weight-asian="bold" style:font-size-complex="15pt" style:font-weight-complex="bold"/>
    </style:style>
    <style:style style:name="P53" style:family="paragraph" style:parent-style-name="Standard">
      <style:paragraph-properties fo:text-align="center" style:justify-single-word="false"/>
      <style:text-properties fo:font-size="15pt" style:text-underline-style="none" fo:font-weight="bold" officeooo:rsid="00d9b105" officeooo:paragraph-rsid="00d9b105" style:font-size-asian="13.1000003814697pt" style:font-weight-asian="bold" style:font-size-complex="15pt" style:font-weight-complex="bold"/>
    </style:style>
    <style:style style:name="P54" style:family="paragraph" style:parent-style-name="Standard">
      <style:paragraph-properties fo:text-align="center" style:justify-single-word="false"/>
      <style:text-properties fo:font-size="15pt" style:text-underline-style="none" fo:font-weight="bold" officeooo:rsid="00dae7f6" officeooo:paragraph-rsid="00dae7f6" style:font-size-asian="13.1000003814697pt" style:font-weight-asian="bold" style:font-size-complex="15pt" style:font-weight-complex="bold"/>
    </style:style>
    <style:style style:name="P55" style:family="paragraph" style:parent-style-name="Standard">
      <style:paragraph-properties fo:text-align="center" style:justify-single-word="false"/>
      <style:text-properties fo:font-size="15pt" style:text-underline-style="none" fo:font-weight="normal" officeooo:rsid="008f0093" officeooo:paragraph-rsid="008f0093" style:font-size-asian="13.1000003814697pt" style:font-weight-asian="normal" style:font-size-complex="15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00cf28" officeooo:paragraph-rsid="0000cf28"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036ca7" officeooo:paragraph-rsid="00036ca7"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03c62a" officeooo:paragraph-rsid="0003c62a"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041593" officeooo:paragraph-rsid="00041593"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style:text-underline-style="none" fo:font-weight="normal" officeooo:rsid="00059802" officeooo:paragraph-rsid="0005980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style:text-underline-style="none" fo:font-weight="normal" officeooo:rsid="00074b11" officeooo:paragraph-rsid="00074b11"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style:text-underline-style="none" fo:font-weight="normal" officeooo:rsid="00091ade" officeooo:paragraph-rsid="00091ade"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font-size="12pt" style:text-underline-style="none" fo:font-weight="normal" officeooo:rsid="000efe7e" officeooo:paragraph-rsid="000efe7e"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style:text-underline-style="none" fo:font-weight="normal" officeooo:rsid="000efe7e" officeooo:paragraph-rsid="00100ea3"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0efe7e" officeooo:paragraph-rsid="00107cf6"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112a5f" officeooo:paragraph-rsid="00112a5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12a2c4" officeooo:paragraph-rsid="0012a2c4"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13f2cd" officeooo:paragraph-rsid="0013f2cd"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15e808" officeooo:paragraph-rsid="0015e80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1605b3" officeooo:paragraph-rsid="001605b3"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177ec5" officeooo:paragraph-rsid="00177ec5"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style:text-underline-style="none" fo:font-weight="normal" officeooo:rsid="00179ed5" officeooo:paragraph-rsid="00179ed5"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style:text-underline-style="none" fo:font-weight="normal" officeooo:rsid="0017ed35" officeooo:paragraph-rsid="0017ed35"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style:text-underline-style="none" fo:font-weight="normal" officeooo:rsid="0018b4b7" officeooo:paragraph-rsid="0018b4b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style:text-underline-style="none" fo:font-weight="normal" officeooo:rsid="0019d0dd" officeooo:paragraph-rsid="0019d0d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style:text-underline-style="none" fo:font-weight="normal" officeooo:rsid="001b670b" officeooo:paragraph-rsid="001b670b"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style:text-underline-style="none" fo:font-weight="normal" officeooo:rsid="001c3340" officeooo:paragraph-rsid="001c3340"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style:text-underline-style="none" fo:font-weight="normal" officeooo:rsid="001d21b7" officeooo:paragraph-rsid="001d21b7"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style:text-underline-style="none" fo:font-weight="normal" officeooo:rsid="00100ea3" officeooo:paragraph-rsid="00100ea3"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style:text-underline-style="none" fo:font-weight="normal" officeooo:rsid="00107cf6" officeooo:paragraph-rsid="00107cf6"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style:text-underline-style="none" fo:font-weight="normal" officeooo:rsid="001e9f7e" officeooo:paragraph-rsid="001e9f7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style:text-underline-style="none" fo:font-weight="normal" officeooo:rsid="001f0de6" officeooo:paragraph-rsid="001f0de6"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1f1312" officeooo:paragraph-rsid="001f1312"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207ecc" officeooo:paragraph-rsid="00207ecc"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none" fo:font-weight="normal" officeooo:rsid="00217189" officeooo:paragraph-rsid="0021718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none" fo:font-weight="normal" officeooo:rsid="0022aec2" officeooo:paragraph-rsid="0022aec2"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none" fo:font-weight="normal" officeooo:rsid="00241a62" officeooo:paragraph-rsid="00241a62"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style:text-underline-style="none" fo:font-weight="normal" officeooo:rsid="00248876" officeooo:paragraph-rsid="00248876"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style:text-underline-style="none" fo:font-weight="normal" officeooo:rsid="00265532" officeooo:paragraph-rsid="00265532"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style:text-underline-style="none" fo:font-weight="normal" officeooo:rsid="00265532" officeooo:paragraph-rsid="0027453d"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27453d" officeooo:paragraph-rsid="0027453d"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291127" officeooo:paragraph-rsid="00291127"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none" fo:font-weight="normal" officeooo:rsid="002e34c7" officeooo:paragraph-rsid="002e34c7"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style:text-underline-style="none" fo:font-weight="normal" officeooo:rsid="002f383a" officeooo:paragraph-rsid="002f383a"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style:text-underline-style="none" fo:font-weight="normal" officeooo:rsid="002fdd76" officeooo:paragraph-rsid="002fdd7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style:text-underline-style="none" fo:font-weight="normal" officeooo:rsid="00315a0a" officeooo:paragraph-rsid="00315a0a"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style:text-underline-style="none" fo:font-weight="normal" officeooo:rsid="00323c32" officeooo:paragraph-rsid="00323c32"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style:text-underline-style="none" fo:font-weight="normal" officeooo:rsid="00326dc5" officeooo:paragraph-rsid="00326dc5"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style:text-underline-style="none" fo:font-weight="normal" officeooo:rsid="00341f29" officeooo:paragraph-rsid="00341f29"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style:text-underline-style="none" fo:font-weight="normal" officeooo:rsid="00354f0f" officeooo:paragraph-rsid="00354f0f"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style:text-underline-style="none" fo:font-weight="normal" officeooo:rsid="00370bcd" officeooo:paragraph-rsid="00370bcd"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style:text-underline-style="none" fo:font-weight="normal" officeooo:rsid="0037f40b" officeooo:paragraph-rsid="0037f40b"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style:text-underline-style="none" fo:font-weight="normal" officeooo:rsid="0039dac7" officeooo:paragraph-rsid="0039dac7"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3a843d" officeooo:paragraph-rsid="003a843d"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style:text-underline-style="none" fo:font-weight="normal" officeooo:rsid="003ae44b" officeooo:paragraph-rsid="003ae44b"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3c00ee" officeooo:paragraph-rsid="003c00e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3cbb21" officeooo:paragraph-rsid="003cbb21"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3cfc04" officeooo:paragraph-rsid="003cfc04"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3dab18" officeooo:paragraph-rsid="003dab18"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3f341e" officeooo:paragraph-rsid="003f341e" style:font-size-asian="10.5pt" style:font-weight-asian="normal" style:font-size-complex="12pt" style:font-weight-complex="normal"/>
    </style:style>
    <style:style style:name="P111" style:family="paragraph" style:parent-style-name="Standard">
      <style:paragraph-properties fo:text-align="center" style:justify-single-word="false"/>
      <style:text-properties fo:font-size="12pt" style:text-underline-style="none" fo:font-weight="normal" officeooo:rsid="003f341e" officeooo:paragraph-rsid="003f341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405b56" officeooo:paragraph-rsid="00405b56"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4521ca" officeooo:paragraph-rsid="004521c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463c42" officeooo:paragraph-rsid="00463c42"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46fde2" officeooo:paragraph-rsid="0046fde2"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47bef2" officeooo:paragraph-rsid="0047bef2"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480cd3" officeooo:paragraph-rsid="00480cd3"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48dac9" officeooo:paragraph-rsid="0048dac9"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4920f4" officeooo:paragraph-rsid="004920f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4d9f5f" officeooo:paragraph-rsid="004d9f5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4eacff" officeooo:paragraph-rsid="004eacff"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4fe243" officeooo:paragraph-rsid="004fe24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51dc2f" officeooo:paragraph-rsid="0051dc2f"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529051" officeooo:paragraph-rsid="00529051"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53a7d5" officeooo:paragraph-rsid="0053a7d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54c036" officeooo:paragraph-rsid="0054c0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55022a" officeooo:paragraph-rsid="0055022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58715b" officeooo:paragraph-rsid="0058715b"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59d974" officeooo:paragraph-rsid="0059d974"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5b21c9" officeooo:paragraph-rsid="005b21c9"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5be805" officeooo:paragraph-rsid="005be80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5d6420" officeooo:paragraph-rsid="005d6420"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5e4d79" officeooo:paragraph-rsid="005e4d7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600daa" officeooo:paragraph-rsid="00600da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616f96" officeooo:paragraph-rsid="00616f9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6346d9" officeooo:paragraph-rsid="006346d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638b60" officeooo:paragraph-rsid="00638b60"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659a8f" officeooo:paragraph-rsid="00659a8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66f0b6" officeooo:paragraph-rsid="0066f0b6"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67ab98" officeooo:paragraph-rsid="0067ab98"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68024b" officeooo:paragraph-rsid="0068024b"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688977" officeooo:paragraph-rsid="0068897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68a732" officeooo:paragraph-rsid="0068a73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69c32c" officeooo:paragraph-rsid="0069c32c"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6b0529" officeooo:paragraph-rsid="006b0529"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6b0529" officeooo:paragraph-rsid="006cc0f5"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6b0529" officeooo:paragraph-rsid="006e396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6b0529" officeooo:paragraph-rsid="006e53d3"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6b0529" officeooo:paragraph-rsid="006ff168"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6ff168" officeooo:paragraph-rsid="006ff168"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70f22f" officeooo:paragraph-rsid="0070f22f"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071a8e4" officeooo:paragraph-rsid="0071a8e4"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06cc0f5" officeooo:paragraph-rsid="006cc0f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06cc0f5" officeooo:paragraph-rsid="006e396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06e53d3" officeooo:paragraph-rsid="006e53d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0747965" officeooo:paragraph-rsid="0074796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07593cb" officeooo:paragraph-rsid="007593cb"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0778fa0" officeooo:paragraph-rsid="00778fa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0790921" officeooo:paragraph-rsid="00790921"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0797534" officeooo:paragraph-rsid="00797534"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07bd040" officeooo:paragraph-rsid="007bd040"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07d64dc" officeooo:paragraph-rsid="007d64dc"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07f32bc" officeooo:paragraph-rsid="007f32bc"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0806ac5" officeooo:paragraph-rsid="00806ac5"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0810ee5" officeooo:paragraph-rsid="00810ee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08492f2" officeooo:paragraph-rsid="008492f2"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08596f2" officeooo:paragraph-rsid="008596f2"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085c428" officeooo:paragraph-rsid="0085c428"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086f808" officeooo:paragraph-rsid="0086f808"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089e5c3" officeooo:paragraph-rsid="0089e5c3"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08acf90" officeooo:paragraph-rsid="008acf90"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08b469a" officeooo:paragraph-rsid="008b469a"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08bcb30" officeooo:paragraph-rsid="008bcb30"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normal" officeooo:rsid="008c296e" officeooo:paragraph-rsid="008c296e"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none" fo:font-weight="normal" officeooo:rsid="008c6c4b" officeooo:paragraph-rsid="008c6c4b"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style:text-underline-style="none" fo:font-weight="normal" officeooo:rsid="008da9e8" officeooo:paragraph-rsid="008da9e8"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style:text-underline-style="none" fo:font-weight="normal" officeooo:rsid="008f0093" officeooo:paragraph-rsid="008f0093"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style:text-underline-style="none" fo:font-weight="normal" officeooo:rsid="008f93db" officeooo:paragraph-rsid="008f93db"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style:text-underline-style="none" fo:font-weight="normal" officeooo:rsid="00916a87" officeooo:paragraph-rsid="00916a87"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style:text-underline-style="none" fo:font-weight="normal" officeooo:rsid="0092c1e2" officeooo:paragraph-rsid="0092c1e2"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style:text-underline-style="none" fo:font-weight="normal" officeooo:rsid="00949825" officeooo:paragraph-rsid="0094982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style:text-underline-style="none" fo:font-weight="normal" officeooo:rsid="0095ea1e" officeooo:paragraph-rsid="0095ea1e"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style:text-underline-style="none" fo:font-weight="normal" officeooo:rsid="00970966" officeooo:paragraph-rsid="00970966"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style:text-underline-style="none" fo:font-weight="normal" officeooo:rsid="0098ebd8" officeooo:paragraph-rsid="0098ebd8"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style:text-underline-style="none" fo:font-weight="normal" officeooo:rsid="00991163" officeooo:paragraph-rsid="00991163"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none" fo:font-weight="normal" officeooo:rsid="00995baa" officeooo:paragraph-rsid="00995baa"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style:text-underline-style="none" fo:font-weight="normal" officeooo:rsid="00999f6f" officeooo:paragraph-rsid="00999f6f"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style:text-underline-style="none" fo:font-weight="normal" officeooo:rsid="0099decb" officeooo:paragraph-rsid="0099decb"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style:text-underline-style="none" fo:font-weight="normal" officeooo:rsid="0099e851" officeooo:paragraph-rsid="0099e851"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style:text-underline-style="none" fo:font-weight="normal" officeooo:rsid="0099f26b" officeooo:paragraph-rsid="0099f26b"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style:text-underline-style="none" fo:font-weight="normal" officeooo:rsid="009c2743" officeooo:paragraph-rsid="009c2743"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style:text-underline-style="none" fo:font-weight="normal" officeooo:rsid="009d3029" officeooo:paragraph-rsid="009d3029"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style:text-underline-style="none" fo:font-weight="normal" officeooo:rsid="009de9d4" officeooo:paragraph-rsid="009de9d4"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style:text-underline-style="none" fo:font-weight="normal" officeooo:rsid="009f365e" officeooo:paragraph-rsid="009f365e"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style:text-underline-style="none" fo:font-weight="normal" officeooo:rsid="009fd23d" officeooo:paragraph-rsid="009fd23d"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style:text-underline-style="none" fo:font-weight="normal" officeooo:rsid="00a079dd" officeooo:paragraph-rsid="00a079dd"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style:text-underline-style="none" fo:font-weight="normal" officeooo:rsid="00a144c6" officeooo:paragraph-rsid="00a144c6"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style:text-underline-style="none" fo:font-weight="normal" officeooo:rsid="00a2c49c" officeooo:paragraph-rsid="00a2c49c"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style:text-underline-style="none" fo:font-weight="normal" officeooo:rsid="00a3b04f" officeooo:paragraph-rsid="00a3b04f"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style:text-underline-style="none" fo:font-weight="normal" officeooo:rsid="00a54c68" officeooo:paragraph-rsid="00a54c68"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style:text-underline-style="none" fo:font-weight="normal" officeooo:rsid="00a7016a" officeooo:paragraph-rsid="00a7016a"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style:text-underline-style="none" fo:font-weight="normal" officeooo:rsid="00a84e1e" officeooo:paragraph-rsid="00a84e1e"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style:text-underline-style="none" fo:font-weight="normal" officeooo:rsid="00a9fc5a" officeooo:paragraph-rsid="00a9fc5a"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style:text-underline-style="none" fo:font-weight="normal" officeooo:rsid="00aba47e" officeooo:paragraph-rsid="00aba47e"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style:text-underline-style="none" fo:font-weight="normal" officeooo:rsid="00ad2e2c" officeooo:paragraph-rsid="00ad2e2c"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style:text-underline-style="none" fo:font-weight="normal" officeooo:rsid="00af1266" officeooo:paragraph-rsid="00af1266"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style:text-underline-style="none" fo:font-weight="normal" officeooo:rsid="00b04a9d" officeooo:paragraph-rsid="00b04a9d"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style:text-underline-style="none" fo:font-weight="normal" officeooo:rsid="00b09296" officeooo:paragraph-rsid="00b09296"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none" fo:font-weight="normal" officeooo:rsid="00b0a75e" officeooo:paragraph-rsid="00b0a75e"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none" fo:font-weight="normal" officeooo:rsid="00b29f20" officeooo:paragraph-rsid="00b29f20"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none" fo:font-weight="normal" officeooo:rsid="00b558de" officeooo:paragraph-rsid="00b558de"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none" fo:font-weight="normal" officeooo:rsid="00b61a50" officeooo:paragraph-rsid="00b61a50"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none" fo:font-weight="normal" officeooo:rsid="00b726cc" officeooo:paragraph-rsid="00b726cc"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none" fo:font-weight="normal" officeooo:rsid="00b7dd9d" officeooo:paragraph-rsid="00b7dd9d"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none" fo:font-weight="normal" officeooo:rsid="00b85073" officeooo:paragraph-rsid="00b85073"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none" fo:font-weight="normal" officeooo:rsid="00b9efcb" officeooo:paragraph-rsid="00b9efcb"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none" fo:font-weight="normal" officeooo:rsid="00ba48d7" officeooo:paragraph-rsid="00ba48d7" style:font-size-asian="10.5pt" style:font-weight-asian="normal" style:font-size-complex="12pt" style:font-weight-complex="normal"/>
    </style:style>
    <style:style style:name="P218" style:family="paragraph" style:parent-style-name="Standard">
      <style:paragraph-properties fo:text-align="center" style:justify-single-word="false"/>
      <style:text-properties fo:font-size="12pt" style:text-underline-style="none" fo:font-weight="normal" officeooo:rsid="00ba48d7" officeooo:paragraph-rsid="00ba48d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none" fo:font-weight="normal" officeooo:rsid="00bae26a" officeooo:paragraph-rsid="00bae26a"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none" fo:font-weight="normal" officeooo:rsid="00bbfeaa" officeooo:paragraph-rsid="00bbfeaa"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none" fo:font-weight="normal" officeooo:rsid="00bcf48d" officeooo:paragraph-rsid="00bcf48d"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none" fo:font-weight="normal" officeooo:rsid="00bd32fa" officeooo:paragraph-rsid="00bd32fa"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none" fo:font-weight="normal" officeooo:rsid="00bdb15d" officeooo:paragraph-rsid="00bdb15d"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style:text-underline-style="none" fo:font-weight="normal" officeooo:rsid="00bde21e" officeooo:paragraph-rsid="00bde21e"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style:text-underline-style="none" fo:font-weight="normal" officeooo:rsid="00bde567" officeooo:paragraph-rsid="00bde567"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style:text-underline-style="none" fo:font-weight="normal" officeooo:rsid="00c05f0a" officeooo:paragraph-rsid="00c05f0a"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style:text-underline-style="none" fo:font-weight="normal" officeooo:rsid="00c4b5b0" officeooo:paragraph-rsid="00c4b5b0"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style:text-underline-style="none" fo:font-weight="normal" officeooo:rsid="00c62cdb" officeooo:paragraph-rsid="00c62cdb"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style:text-underline-style="none" fo:font-weight="normal" officeooo:rsid="00c6de63" officeooo:paragraph-rsid="00c6de63"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style:text-underline-style="none" fo:font-weight="normal" officeooo:rsid="00c78e7d" officeooo:paragraph-rsid="00c78e7d"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style:text-underline-style="none" fo:font-weight="normal" officeooo:rsid="00c894d1" officeooo:paragraph-rsid="00c894d1"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style:text-underline-style="none" fo:font-weight="normal" officeooo:rsid="00c8a7f1" officeooo:paragraph-rsid="00c8a7f1"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style:text-underline-style="none" fo:font-weight="normal" officeooo:rsid="00c9c024" officeooo:paragraph-rsid="00c9c024"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style:text-underline-style="none" fo:font-weight="normal" officeooo:rsid="00cbbadf" officeooo:paragraph-rsid="00cbbadf"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style:text-underline-style="none" fo:font-weight="normal" officeooo:rsid="00cda126" officeooo:paragraph-rsid="00cda126"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style:text-underline-style="none" fo:font-weight="normal" officeooo:rsid="00cf7c2c" officeooo:paragraph-rsid="00cf7c2c"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style:text-underline-style="none" fo:font-weight="normal" officeooo:rsid="00d01dff" officeooo:paragraph-rsid="00d01dff"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style:text-underline-style="none" fo:font-weight="normal" officeooo:rsid="00d20555" officeooo:paragraph-rsid="00d20555"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style:text-underline-style="none" fo:font-weight="normal" officeooo:rsid="00d25c6a" officeooo:paragraph-rsid="00d25c6a"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style:text-underline-style="none" fo:font-weight="normal" officeooo:rsid="00d29427" officeooo:paragraph-rsid="00d29427"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style:text-underline-style="none" fo:font-weight="normal" officeooo:rsid="00d4cd92" officeooo:paragraph-rsid="00d4cd92"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style:text-underline-style="none" fo:font-weight="normal" officeooo:rsid="00d6b445" officeooo:paragraph-rsid="00d6b445"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style:text-underline-style="none" fo:font-weight="normal" officeooo:rsid="00d7e30c" officeooo:paragraph-rsid="00d7e30c"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style:text-underline-style="none" fo:font-weight="normal" officeooo:rsid="00d81f04" officeooo:paragraph-rsid="00d81f04"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style:text-underline-style="none" fo:font-weight="normal" officeooo:rsid="00d9b105" officeooo:paragraph-rsid="00d9b105"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style:text-underline-style="none" fo:font-weight="normal" officeooo:rsid="00da8ab3" officeooo:paragraph-rsid="00da8ab3"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style:text-underline-style="none" fo:font-weight="normal" officeooo:rsid="00dae7f6" officeooo:paragraph-rsid="00dae7f6"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color="#ce181e" fo:font-size="12pt" style:text-underline-style="none" fo:font-weight="normal" officeooo:rsid="00dae7f6" officeooo:paragraph-rsid="00dae7f6" style:font-size-asian="10.5pt" style:font-weight-asian="normal" style:font-size-complex="12pt" style:font-weight-complex="normal"/>
    </style:style>
    <style:style style:name="T1" style:family="text">
      <style:text-properties officeooo:rsid="00027e61"/>
    </style:style>
    <style:style style:name="T2" style:family="text">
      <style:text-properties officeooo:rsid="0003c62a"/>
    </style:style>
    <style:style style:name="T3" style:family="text">
      <style:text-properties officeooo:rsid="00041593"/>
    </style:style>
    <style:style style:name="T4" style:family="text">
      <style:text-properties officeooo:rsid="00074b11"/>
    </style:style>
    <style:style style:name="T5" style:family="text">
      <style:text-properties officeooo:rsid="0009eaed"/>
    </style:style>
    <style:style style:name="T6" style:family="text">
      <style:text-properties officeooo:rsid="00100ea3"/>
    </style:style>
    <style:style style:name="T7" style:family="text">
      <style:text-properties officeooo:rsid="00107cf6"/>
    </style:style>
    <style:style style:name="T8" style:family="text">
      <style:text-properties officeooo:rsid="0012a2c4"/>
    </style:style>
    <style:style style:name="T9" style:family="text">
      <style:text-properties officeooo:rsid="0014121c"/>
    </style:style>
    <style:style style:name="T10" style:family="text">
      <style:text-properties officeooo:rsid="001605b3"/>
    </style:style>
    <style:style style:name="T11" style:family="text">
      <style:text-properties officeooo:rsid="00179ed5"/>
    </style:style>
    <style:style style:name="T12" style:family="text">
      <style:text-properties officeooo:rsid="001debc6"/>
    </style:style>
    <style:style style:name="T13" style:family="text">
      <style:text-properties officeooo:rsid="002f383a"/>
    </style:style>
    <style:style style:name="T14" style:family="text">
      <style:text-properties officeooo:rsid="00323c32"/>
    </style:style>
    <style:style style:name="T15" style:family="text">
      <style:text-properties style:text-position="super 58%"/>
    </style:style>
    <style:style style:name="T16" style:family="text">
      <style:text-properties officeooo:rsid="00341f29"/>
    </style:style>
    <style:style style:name="T17" style:family="text">
      <style:text-properties officeooo:rsid="00354f0f"/>
    </style:style>
    <style:style style:name="T18" style:family="text">
      <style:text-properties officeooo:rsid="00370bcd"/>
    </style:style>
    <style:style style:name="T19" style:family="text">
      <style:text-properties officeooo:rsid="003c00ee"/>
    </style:style>
    <style:style style:name="T20" style:family="text">
      <style:text-properties officeooo:rsid="003cfc04"/>
    </style:style>
    <style:style style:name="T21" style:family="text">
      <style:text-properties officeooo:rsid="00418f55"/>
    </style:style>
    <style:style style:name="T22" style:family="text">
      <style:text-properties officeooo:rsid="00480cd3"/>
    </style:style>
    <style:style style:name="T23" style:family="text">
      <style:text-properties officeooo:rsid="004920f4"/>
    </style:style>
    <style:style style:name="T24" style:family="text">
      <style:text-properties officeooo:rsid="004eacff"/>
    </style:style>
    <style:style style:name="T25" style:family="text">
      <style:text-properties officeooo:rsid="0051dc2f"/>
    </style:style>
    <style:style style:name="T26" style:family="text">
      <style:text-properties officeooo:rsid="00529051"/>
    </style:style>
    <style:style style:name="T27" style:family="text">
      <style:text-properties officeooo:rsid="0053a7d5"/>
    </style:style>
    <style:style style:name="T28" style:family="text">
      <style:text-properties officeooo:rsid="0056dd04"/>
    </style:style>
    <style:style style:name="T29" style:family="text">
      <style:text-properties officeooo:rsid="005b21c9"/>
    </style:style>
    <style:style style:name="T30" style:family="text">
      <style:text-properties officeooo:rsid="006ff168"/>
    </style:style>
    <style:style style:name="T31" style:family="text">
      <style:text-properties officeooo:rsid="0070f22f"/>
    </style:style>
    <style:style style:name="T32" style:family="text">
      <style:text-properties officeooo:rsid="00733b78"/>
    </style:style>
    <style:style style:name="T33" style:family="text">
      <style:text-properties officeooo:rsid="00790921"/>
    </style:style>
    <style:style style:name="T34" style:family="text">
      <style:text-properties officeooo:rsid="007f32bc"/>
    </style:style>
    <style:style style:name="T35" style:family="text">
      <style:text-properties officeooo:rsid="0084580e"/>
    </style:style>
    <style:style style:name="T36" style:family="text">
      <style:text-properties officeooo:rsid="0088f080"/>
    </style:style>
    <style:style style:name="T37" style:family="text">
      <style:text-properties officeooo:rsid="008bcb30"/>
    </style:style>
    <style:style style:name="T38" style:family="text">
      <style:text-properties officeooo:rsid="008da9e8"/>
    </style:style>
    <style:style style:name="T39" style:family="text">
      <style:text-properties officeooo:rsid="00999f6f"/>
    </style:style>
    <style:style style:name="T40" style:family="text">
      <style:text-properties officeooo:rsid="009a443e"/>
    </style:style>
    <style:style style:name="T41" style:family="text">
      <style:text-properties officeooo:rsid="009c2743"/>
    </style:style>
    <style:style style:name="T42" style:family="text">
      <style:text-properties officeooo:rsid="009de9d4"/>
    </style:style>
    <style:style style:name="T43" style:family="text">
      <style:text-properties officeooo:rsid="009fd23d"/>
    </style:style>
    <style:style style:name="T44" style:family="text">
      <style:text-properties officeooo:rsid="00a079dd"/>
    </style:style>
    <style:style style:name="T45" style:family="text">
      <style:text-properties officeooo:rsid="00a84e1e"/>
    </style:style>
    <style:style style:name="T46" style:family="text">
      <style:text-properties officeooo:rsid="00b04a9d"/>
    </style:style>
    <style:style style:name="T47" style:family="text">
      <style:text-properties officeooo:rsid="00b09296"/>
    </style:style>
    <style:style style:name="T48" style:family="text">
      <style:text-properties officeooo:rsid="00b0a75e"/>
    </style:style>
    <style:style style:name="T49" style:family="text">
      <style:text-properties officeooo:rsid="00b29f20"/>
    </style:style>
    <style:style style:name="T50" style:family="text">
      <style:text-properties officeooo:rsid="00b38617"/>
    </style:style>
    <style:style style:name="T51" style:family="text">
      <style:text-properties officeooo:rsid="00b85073"/>
    </style:style>
    <style:style style:name="T52" style:family="text">
      <style:text-properties officeooo:rsid="00bae26a"/>
    </style:style>
    <style:style style:name="T53" style:family="text">
      <style:text-properties officeooo:rsid="00bd9348"/>
    </style:style>
    <style:style style:name="T54" style:family="text">
      <style:text-properties officeooo:rsid="00bea6bc"/>
    </style:style>
    <style:style style:name="T55" style:family="text">
      <style:text-properties officeooo:rsid="00cf7c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g Cuan II of Ireland</text:p>
      <text:p text:style-name="P1"/>
      <text:p text:style-name="P2">1193</text:p>
      <text:p text:style-name="P2"/>
      <text:p text:style-name="P56">September 1</text:p>
      <text:p text:style-name="P56"/>
      <text:p text:style-name="P56">A tenative peace hangs over Ireland like a fog. Should tempers heat up, it will burn away and reveal the sleeping war machine that this Isle truly is. I fear that my position is in danger yet. It has been over a year since my father, the damned issue of my name, fled our home to hide with my mother in Asia Minor. I miss him not, but I worry that I will never be able to over come the shame he has brought to our family. The great house of Mael is shaken, indeed Slaine of Dublinn is a force to be reconed with. She was unable to take the city of Dublin from our forces but damned if she didnt come close! Our peace works out to little more than an armistace and we stan nearly equally matched should she pull Ulster and Westmeathe with her again. I am hoping that in her calculations she is also war weary and hoping to co-exist for the time being. I need time to better strengthen my position at home as well only being recognized as King “de facto” for about a year now after it became apparent the Hunchback had abandoned us.</text:p>
      <text:p text:style-name="P56"><text:tab/>In world news Catholic forces allied with my father in Law Castille have secured the entire strait of Gibraltar making trade with the west even more accesable. However <text:span text:style-name="T1">zealous forces in the south have risen against the good Quen Arsenda of Castille and the embroiled nearly the entirety of Hispania into chaos. France and Aquitaine seems nearly finished in the name of France. Phillipe of Capetian Aquiaine was shamed by the Duke of Pointou and now keeps mostly to himself in his “mercy housing” in Senlis where Vexin still allows the house of Capet to maintain a fortress and stronghold. Andre of Vexin France has Evearux in Normandy from the English and Norwegians only to have Brugge occupied by forces of the Kaisar who after retaking Northern Italy, Provence(South East Francia), and Luxembourg</text:span> <text:span text:style-name="T1">(North East Francia) has swollen with power and now brings his might agains Vexin France in the Netherlands. Indeed the Roman resistance against the Kaisar has nearly all but crumbuled and I suspect he will re-install his own puppet for us within my lifetime. I have little care for who sits on the Pope’s throne and more for who sits on mine…</text:span></text:p>
      <text:p text:style-name="P56"/>
      <text:p text:style-name="P57">16 November</text:p>
      <text:p text:style-name="P57"/>
      <text:p text:style-name="P57">Having been over 6 months since our treaty was signed I do belive Slaine will be good for it. I will remain ever ready to deal with her, but as long as she aknowledges me as High King and I retain the integrity of our Isle I am not so concerned with her own disposition…</text:p>
      <text:p text:style-name="P57"/>
      <text:p text:style-name="P3">1194</text:p>
      <text:p text:style-name="P3"/>
      <text:p text:style-name="P57">13 January</text:p>
      <text:p text:style-name="P57"/>
      <text:p text:style-name="P57">My wife is hot AF. I got her some swans..</text:p>
      <text:p text:style-name="P57"/>
      <text:p text:style-name="P57">19 January</text:p>
      <text:p text:style-name="P57"/>
      <text:p text:style-name="P57">The Kaisar has succeeded in his war for Brugge..</text:p>
      <text:p text:style-name="P57"/>
      <text:p text:style-name="P57">10 March</text:p>
      <text:p text:style-name="P57"><text:soft-page-break/></text:p>
      <text:p text:style-name="P57">Slaine has been found to be an adultress and she is now pregnant with a Bastard Child! Slaine the Unfaithful has lost much of her support among the people and now my reign seems much more secure as most recognize my claim as the most legitimate (<text:span text:style-name="T2">after all </text:span>Mael the unifier was the grandfather, <text:span text:style-name="T2">Ercaid the Cruel was my great-grandfather</text:span> and Mael the Wise was my great-great-grandfather!)</text:p>
      <text:p text:style-name="P57"/>
      <text:p text:style-name="P58">18 March</text:p>
      <text:p text:style-name="P58"/>
      <text:p text:style-name="P58">My chancellor has been doing an excellent job of convincing the people of my right, and ability, to rule our great Kingdom. The people in the town seem much more supportive of my rule than when I was first named, crowned, and ascended at the treaty signing some eleven months ago.</text:p>
      <text:p text:style-name="P58"/>
      <text:p text:style-name="P58">12 September</text:p>
      <text:p text:style-name="P58"/>
      <text:p text:style-name="P58">I have begun a great series of military excersizes to ensure my men are ready for a possible war, whether domestic or foreign. <text:span text:style-name="T3">While I do fear Slaine still I do think that after her affair she is much less able to rally the roudy as before. Indeed should Ulster delclare independence AND Slaine attack mine throne again, I may not be this time victorious.</text:span></text:p>
      <text:p text:style-name="P58"/>
      <text:p text:style-name="P59">2 November</text:p>
      <text:p text:style-name="P59"/>
      <text:p text:style-name="P59">My wife Marquessa the Fair is soooo FUCKING SEXY!!!</text:p>
      <text:p text:style-name="P59"/>
      <text:p text:style-name="P4">1195</text:p>
      <text:p text:style-name="P4"/>
      <text:p text:style-name="P59">10 January</text:p>
      <text:p text:style-name="P59"/>
      <text:p text:style-name="P59">The Duke of Toulouse has now risen against the King of Aquitaine deeming him an effeminate and ineffective ruler who is a puppet of Vexin France. He has raised his flag against the King of Capetian Aquitaine and declared himself the best King of Aquitaine!</text:p>
      <text:p text:style-name="P59"/>
      <text:p text:style-name="P59">30 January</text:p>
      <text:p text:style-name="P59"/>
      <text:p text:style-name="P59">I fucked the young wife of my mentor Echtgus last night. She’s hot its good to be the King!</text:p>
      <text:p text:style-name="P59"/>
      <text:p text:style-name="P59">5 February</text:p>
      <text:p text:style-name="P59"/>
      <text:p text:style-name="P59">Ive been fucking my wife AND the young Italian girl every day now all week. God it feels so good!</text:p>
      <text:p text:style-name="P59"/>
      <text:p text:style-name="P60">7 June </text:p>
      <text:p text:style-name="P60"/>
      <text:p text:style-name="P60">My father Cuan the Hunchback has passed away, <text:span text:style-name="T4">a letter from my mother told me so. She has kept the holy prepuce safe… He will be remembered as a failure and disgrace to our great family…</text:span></text:p>
      <text:p text:style-name="P60"/>
      <text:p text:style-name="P61">21 June</text:p>
      <text:p text:style-name="P61"/>
      <text:p text:style-name="P61">After defeating a sizeable uprising in the south the King Olver of England moved his court back to the traditional seat of English Government in Westminster, Middlesex after 100 years of Viking rule over <text:soft-page-break/>England from Cumberland with Olver it seems the sons of Hardrade have finnaly come to embrace the tempermant of Englishmen.</text:p>
      <text:p text:style-name="P61"/>
      <text:p text:style-name="P61">5 August</text:p>
      <text:p text:style-name="P61"/>
      <text:p text:style-name="P61">I am holding a summer fair, but not everythin is so great. The bear attacked some people today...I need to have him kept on a shorter lesh…</text:p>
      <text:p text:style-name="P61"/>
      <text:p text:style-name="P61">7 August</text:p>
      <text:p text:style-name="P61"/>
      <text:p text:style-name="P61">All in all it was good fun but not perfect…</text:p>
      <text:p text:style-name="P61"/>
      <text:p text:style-name="P5">1196</text:p>
      <text:p text:style-name="P5"/>
      <text:p text:style-name="P62">16 January</text:p>
      <text:p text:style-name="P62"/>
      <text:p text:style-name="P62">Christian forces have been forced off of Africa at the strait of Gibraltar. Queen Arsenda has been severally weakened by the internal struggle in her Kingdom. Meanwhile the Kaisar continues to wax in power and has declared his own son the leader of the Gernman Church, the Pope in Slazburg. Such an act disgusts me, not for the sacrilidge of a worldly leader appointing their own spiritual guide, nay, but because none in Europe are strong enough to stop this madman from ruling half of Europe as a crazed tyrant! My realm, the greatest in the British Isles, is still reeling from a long 10 years of on and off warafare and our still tenuous peace I would not risk at the expense of a likely defeat on germna soil for a rather esoteric reason. In addition I expect no response from Scottland or England. Scandanavia has been subdued by the Kaisar in terms of the seas and trade where Germany has forced open their fishing ports to serve the rich bankster<text:span text:style-name="T5">s in Germany. And Francia in their shameful split will be able to offer only little resistance to the Kaisar. Truely Europe seems his for the taking…</text:span></text:p>
      <text:p text:style-name="P62"/>
      <text:p text:style-name="P63">31 August</text:p>
      <text:p text:style-name="P63"/>
      <text:p text:style-name="P63">Vexin Andre is consolodating his power in Normandy while Phillipe of Aquitaine is busy dealing with the uprising in Toulouse..</text:p>
      <text:p text:style-name="P63"/>
      <text:p text:style-name="P63">1 November</text:p>
      <text:p text:style-name="P63"/>
      <text:p text:style-name="P63">News from the East! The Kingdom of Jerusalem still holds strong against the Muslims but has fallen to in-fighting and now stands and fights against itself. Instability has racked the region since the “Sword of Jesus” died 20 years ago. I fear this will lead to the weakening of their forcess and the fall of Jerusalem again.. The Mongols have been seemingly defeated in Asia minor by the Rumite Muslims and The Eastern Emperor <text:span text:style-name="T9">who</text:span> remains strong in Greece and southern Italy but still remains incapable of re-taking Annatolia <text:span text:style-name="T9">from Rum</text:span>.</text:p>
      <text:p text:style-name="P63"/>
      <text:p text:style-name="P79">31 December</text:p>
      <text:p text:style-name="P64"/>
      <text:p text:style-name="P79">This year has seen the strengthening of our Economy (Dublin now once again boasts the strongest economy in the region and our harbor has been remarked to me as a true WONDER) and the continuing wane of the power of Duchess for Life Slaine who has agreed to split her tiltes amongst her (legitamate) children after she dies.</text:p>
      <text:p text:style-name="P64"><text:soft-page-break/></text:p>
      <text:p text:style-name="P10">1197</text:p>
      <text:p text:style-name="P10"/>
      <text:p text:style-name="P79">2 January</text:p>
      <text:p text:style-name="P64"><text:line-break/><text:span text:style-name="T6">My side chick, the wife of my tutor Echtgus, Violante told me she is pregnant. I told her she must do everything in her power to convince Echtgus it is his! I cannot risk loosing Echtgus’ loyalty he commands immense respect with the armed forces vital to keeping me on the throne. As a back-up measure I am setting aside massive wealth and in the event of needing some personal protection I will hire a mercenary band…</text:span></text:p>
      <text:p text:style-name="P64"/>
      <text:p text:style-name="P80">22 February</text:p>
      <text:p text:style-name="P65"/>
      <text:p text:style-name="P80">My spymaster was acosted by thugs in Briefe… Sinister forces are at work in my Kingdom…</text:p>
      <text:p text:style-name="P65"/>
      <text:p text:style-name="P80">4 April</text:p>
      <text:p text:style-name="P65"/>
      <text:p text:style-name="P80">The Kaisar has invaded and massacred a settlement of Roman loyalist in the Alps…</text:p>
      <text:p text:style-name="P65"/>
      <text:p text:style-name="P80">8 July</text:p>
      <text:p text:style-name="P65"/>
      <text:p text:style-name="P65"><text:span text:style-name="T7">My mother in Law Queen Arsenda of Castille has managed to defeat the separatists and remain Queen of Castille-Barcelona. Meanwhile in England Olver has managed quite a dramatic feat,</text:span> <text:span text:style-name="T7">in the last two years since defeating his own rebels and moving his court to Westminster he has nearly doubled their military power and now he stands the best chance of standing up to the Kaisar as anyone… On the flip side I now have a rival great power of Europe in my own backyard and Ireland is not as safe as she once was. Under my grandfather Mael the Unifyer our army was the mightiest in the Isles and now our levies are but half as strong as the Norwegian King of England…</text:span></text:p>
      <text:p text:style-name="P65"/>
      <text:p text:style-name="P66">3 August</text:p>
      <text:p text:style-name="P66"/>
      <text:p text:style-name="P66">A daughter, Affraic, was born of my lover Violante. Luckily Echtgus takes her as his own daughter… PHEW</text:p>
      <text:p text:style-name="P66"/>
      <text:p text:style-name="P66">18 November</text:p>
      <text:p text:style-name="P66"><text:line-break/>An alliance has been formed between the Queen of Breziah and the King of Aquitaine. Breziah will now fight on against both the Duke of Toulouse in the South as well as support the Capetian claim on the throne of France. For 50 years now France has been torn asunder by war and it certainly shows…</text:p>
      <text:p text:style-name="P66"/>
      <text:p text:style-name="P66">4 December</text:p>
      <text:p text:style-name="P66"/>
      <text:p text:style-name="P66">News from Rom<text:span text:style-name="T9">e!</text:span> Eugenius III has died and a new pope Sergius VI is named. He has declared it a priority that in order to keep Jerusalem safe we must strike quickly and preemptively <text:span text:style-name="T9">at </text:span>Egypt. My father always boasted of being in the Crusades and I have decided we will go (though I clearly lack the zeal my father had for religious matters I do see following in his footsteps in this regard as <text:span text:style-name="T8">advantageous to my right to rule) Deus Vult!</text:span></text:p>
      <text:p text:style-name="P66"/>
      <text:p text:style-name="P6"><text:soft-page-break/>1198</text:p>
      <text:p text:style-name="P6"/>
      <text:p text:style-name="P67">22 February</text:p>
      <text:p text:style-name="P67"/>
      <text:p text:style-name="P67">News from Italy suggests that this Crusade is mostly to do with a Venitian war for Trade exclusivity in the Egyptian region nevertheless I will proceed with this great undertaking as I want to be a greater King than my father and if I should return a Crusader then thats one more thing that he will never boast over me from the grave!</text:p>
      <text:p text:style-name="P67"/>
      <text:p text:style-name="P67">27 February</text:p>
      <text:p text:style-name="P67"/>
      <text:p text:style-name="P67">Ever since she gave birth I havnt really wanted to Fuck Violante… I broke it off with her in the name of the crown but really its cuz she has this loud ass screaming kid with her all the time… plus tbh my wife has a fatter ass…</text:p>
      <text:p text:style-name="P67"/>
      <text:p text:style-name="P68">12 April</text:p>
      <text:p text:style-name="P68"/>
      <text:p text:style-name="P68">Andre the Vexin King of France has died after a strange period of Illness without fully pacifying Normandy. His heir was named to be his 13 year old Nephew. Toulousse and Phillipe still wage war in Aquiataine after three years of brutal warfare across their lands neither side seems close to closing victory…</text:p>
      <text:p text:style-name="P68"/>
      <text:p text:style-name="P69">7 May</text:p>
      <text:p text:style-name="P69"/>
      <text:p text:style-name="P69">The rouge Duke of Toulousse has died and his son has sworn fealty at the feet of King Phillipe ending the war in Aquitaine and allowing Capet and Breziah to regroup against France. With the Vexin Boy-King Phillipe stands now a better chance of restoring his fathers lost Kingdom of Greater-France!</text:p>
      <text:p text:style-name="P69"/>
      <text:p text:style-name="P69">5 July</text:p>
      <text:p text:style-name="P69"/>
      <text:p text:style-name="P69">Absolutely stunning news from my mother! For the first time in over 100 years of stalemate the eastern Empire has gained ground against the Sultanate of Rum taking the city of <text:span text:style-name="T10">Claudiopolis and the lands to the east called Ancyra! Succeeding where all other Emperors have failed the Emperor ruling from Thrace has finnaly brought the clear upper hand to the powers of the Orthodox church against the muslims. This may have been brought about as the infidels of Persia were busy fighting off the Mongols but nevertheless for the moment they are forced to fall back. Perhaps the Eastern Empire may even take back all of Annatolia!</text:span></text:p>
      <text:p text:style-name="P69"/>
      <text:p text:style-name="P70">21 August</text:p>
      <text:p text:style-name="P70"/>
      <text:p text:style-name="P70">The crusade will begin in one years time! Deus Vult!</text:p>
      <text:p text:style-name="P70"/>
      <text:p text:style-name="P71">1 October</text:p>
      <text:p text:style-name="P71"/>
      <text:p text:style-name="P71">Venice has been forced to withdraw their campaigns against Egypt and will take the cause back up in 10 months time at the onset of our great Crusade!</text:p>
      <text:p text:style-name="P71"/>
      <text:p text:style-name="P71">3 November</text:p>
      <text:p text:style-name="P71"><text:soft-page-break/>The Boy-King of France has been removed in favor of a new branch of the house of Capet, though this new one has no claim on the name “Vexin” as the Duke of Picarde turned King Simon had styled his dynasty. The Grandfather of King Phillipe, also Phillipe, had a younger son whos son now is named King of France. His name is Yves Capet a 55 year old who was born after his name had lost much of its power. Still he lived a life of luxury as the hosue of Vexin was his relations and his branch had sworn fealty to whomever held the city of Paris. Now however much is different. I suspect Breziah’s assistance in the war played a large part of things as now Yves says that should he die without a son Phillipe of Aquitaine will inherity his titles and re-unite Greater-France! <text:span text:style-name="T11">In the meantime the war will cease and Phillipe will be allowed to take back his residence in Senlis to further foster good will between the war torn people of France and Aquitaine.</text:span></text:p>
      <text:p text:style-name="P71"/>
      <text:p text:style-name="P72">1 December</text:p>
      <text:p text:style-name="P72"/>
      <text:p text:style-name="P72">My spies in Italy have been captured and executed by the Duke of Abruzii...this will make our interactions in the Crusade rather awkward…</text:p>
      <text:p text:style-name="P72"/>
      <text:p text:style-name="P7">1199</text:p>
      <text:p text:style-name="P7"/>
      <text:p text:style-name="P73">1 May</text:p>
      <text:p text:style-name="P73"/>
      <text:p text:style-name="P73">My sister Derbail is to be Queen of Castille and a new Irish-Castillian Alliance between myself and Arsenda was signed at the party. Thus begins a new age for Ireland, and indeed the world.</text:p>
      <text:p text:style-name="P73"/>
      <text:p text:style-name="P73">7 July</text:p>
      <text:p text:style-name="P73"/>
      <text:p text:style-name="P73">With only a month and a half till the Crusade begins Ive been fucking Marquessa as much as possible and Lo and Behold I got her pregnant :)</text:p>
      <text:p text:style-name="P73"/>
      <text:p text:style-name="P74">21 August</text:p>
      <text:p text:style-name="P74"/>
      <text:p text:style-name="P74">Deus Vult! Today we will marshall and then set sail for Egypt!</text:p>
      <text:p text:style-name="P74"/>
      <text:p text:style-name="P74">24 August</text:p>
      <text:p text:style-name="P74"/>
      <text:p text:style-name="P74">On my last day with her we spent all day fucking. I love my wife Marquessa shes so hot.</text:p>
      <text:p text:style-name="P74"/>
      <text:p text:style-name="P74">3 December</text:p>
      <text:p text:style-name="P74"><text:line-break/>We sailed through the strait of Gibraltar today. We saw a tattered group of Christian Soldiers who already seemed war-weary…</text:p>
      <text:p text:style-name="P74"/>
      <text:p text:style-name="P74">25 December</text:p>
      <text:p text:style-name="P74"/>
      <text:p text:style-name="P74">We celebrated a quite Christmas day on board our ships today off the coast of old Carthage…</text:p>
      <text:p text:style-name="P74"/>
      <text:p text:style-name="P8">1200</text:p>
      <text:p text:style-name="P8"/>
      <text:p text:style-name="P74">1 January</text:p>
      <text:p text:style-name="P74"><text:soft-page-break/></text:p>
      <text:p text:style-name="P74">New years day. The first day of the thriteenth century of Christ. </text:p>
      <text:p text:style-name="P74"/>
      <text:p text:style-name="P75">1 February</text:p>
      <text:p text:style-name="P75"/>
      <text:p text:style-name="P75">At long last we have reached the Nile Delta. I have ordered we continue a bit further and meet with the first great christian host we meet!</text:p>
      <text:p text:style-name="P75"/>
      <text:p text:style-name="P75">23 February</text:p>
      <text:p text:style-name="P75"/>
      <text:p text:style-name="P75">I am at the walls of some Egyptian city surrounded by my friends and brothers. We will be victorious and I will bring honor back to my family name!</text:p>
      <text:p text:style-name="P75"/>
      <text:p text:style-name="P75">2 April</text:p>
      <text:p text:style-name="P75"/>
      <text:p text:style-name="P75">I have salvaged quite a bit of coin from all the dead bodies out here…</text:p>
      <text:p text:style-name="P75"/>
      <text:p text:style-name="P75">23 May</text:p>
      <text:p text:style-name="P75"/>
      <text:p text:style-name="P75">Having secured the castle of Tinnis I have ordered our men to cross the Sinai penninsula and meet with his holiness. I have heard there is greater fighting (and better loot!) in the Sinai..</text:p>
      <text:p text:style-name="P75"/>
      <text:p text:style-name="P76">13 July</text:p>
      <text:p text:style-name="P76"/>
      <text:p text:style-name="P76">I defeated a great Muslim Commander in Hand to Hand combat! My father could never…</text:p>
      <text:p text:style-name="P76"/>
      <text:p text:style-name="P76">8 August</text:p>
      <text:p text:style-name="P76"/>
      <text:p text:style-name="P76">The commander, who lived, has declared a large bounty on my head hahha</text:p>
      <text:p text:style-name="P76"/>
      <text:p text:style-name="P76">1 September</text:p>
      <text:p text:style-name="P76"/>
      <text:p text:style-name="P76">After many stunning victories in Sinai we move back to take interior Egypt</text:p>
      <text:p text:style-name="P76"/>
      <text:p text:style-name="P76">25 December</text:p>
      <text:p text:style-name="P76"/>
      <text:p text:style-name="P76">We are tired. More than half the men we arrived with have died but God do I love the thrill of the Kill…</text:p>
      <text:p text:style-name="P76"/>
      <text:p text:style-name="P9">1201</text:p>
      <text:p text:style-name="P9"/>
      <text:p text:style-name="P77">25 January</text:p>
      <text:p text:style-name="P77"/>
      <text:p text:style-name="P77">Word reached me at my tent this morning that my son, a healthy baby boy, was born last winter and baptized 7 February 1200! I have a son and heir! My wife named him Cuan after me though I would have prefered a different name...No matter!</text:p>
      <text:p text:style-name="P77"/>
      <text:p text:style-name="P77">27 February</text:p>
      <text:p text:style-name="P77"><text:soft-page-break/>The war has quited down on our front on the East banks of the Nile River near the Mediteranean. The war likely will end later this year after we have driven the muslims from our desired lands. I long to return and hold my son in my arms but having come this far I will not back down until I share in the great spoils of our victory…</text:p>
      <text:p text:style-name="P77"/>
      <text:p text:style-name="P77">2 March</text:p>
      <text:p text:style-name="P77"/>
      <text:p text:style-name="P77">I enjoyed dinner with the King of Breziah, and son of Phillipe of Aquitaine, last night. A wonderful man but we cannot be friends…</text:p>
      <text:p text:style-name="P77"/>
      <text:p text:style-name="P77">30 April</text:p>
      <text:p text:style-name="P77"/>
      <text:p text:style-name="P77">At long last we have come to Cairo. I have beheld with mine own eyes the greatest wonders of the ancient and this world, the Pyramids.. Truely awe-inspiring…</text:p>
      <text:p text:style-name="P77"/>
      <text:p text:style-name="P77">2 June</text:p>
      <text:p text:style-name="P77"/>
      <text:p text:style-name="P77">A great comet in the sky this evening! Many of the men took it to be a divine sign that we would prevail and Egypt would be christian for centuries. I made a speech where I reminded everyone our work was not yet done and we must buckle down and see this Crusade through to the end. I earned the reputation as a taskmaster…</text:p>
      <text:p text:style-name="P77"/>
      <text:p text:style-name="P78">2 July</text:p>
      <text:p text:style-name="P78"/>
      <text:p text:style-name="P78">I have learned much wisdom from a local holy man here in Cairo. We are not so different it turns out us and the Muslims though I stopped short of letting him convert me to Islam haha</text:p>
      <text:p text:style-name="P78"/>
      <text:p text:style-name="P78">21 August</text:p>
      <text:p text:style-name="P78"/>
      <text:p text:style-name="P78">Two years to the day from the onset of this great war the Pope has declared Victory! The defeated Caliph of Egypt has fled south of Nubia to Abyssinia where he no doubt plots his return but for now the protection of Egypt has been tasked to my mother-in-law and closest ally Arsenda of Castille. I will return home rich as a motherfucker and after seing such inspiring buildings in Egypt I will endevour to build a great statue of mine own likeness AND a wonderful Library to replace the <text:span text:style-name="T12">one lost to antiquity. I hope that in 13 centuries great armies will fight on Ireland and discover these tributes to my rule! To Eire and my son!</text:span></text:p>
      <text:p text:style-name="P78"/>
      <text:p text:style-name="P81">23 August</text:p>
      <text:p text:style-name="P81"/>
      <text:p text:style-name="P81">On my departure day my sister, the princess of Castille was named a noble in the new Kingdom of Egypt. Now two of my sisters sit among the nobility of the two great crusader states of Egypt and Jerusalem. Christianity is indeed great today!</text:p>
      <text:p text:style-name="P81"/>
      <text:p text:style-name="P82">25 September</text:p>
      <text:p text:style-name="P82"/>
      <text:p text:style-name="P82">From beyond Alexandria to above Antioch Christians have re-claimed the holy land! Byzantium continues to take land from Rum (Just north west of Antioch) and the muslims seem scattered across the globe!</text:p>
      <text:p text:style-name="P82"/>
      <text:p text:style-name="P83"><text:soft-page-break/>18 December</text:p>
      <text:p text:style-name="P83"/>
      <text:p text:style-name="P83">I will travel by land through Castille as to spend as much time with my good friend and mother-in-law the great Arsenda!</text:p>
      <text:p text:style-name="P83"/>
      <text:p text:style-name="P11">1202</text:p>
      <text:p text:style-name="P11"/>
      <text:p text:style-name="P83">31 January</text:p>
      <text:p text:style-name="P83"/>
      <text:p text:style-name="P83">I have finnaly returned to my great castle of Dublin! My son Cuan is nearly 2 years old and I have only just now met him, what a pity (though I dont miss terribly those early infant years by any means..) Our royal purse is distributed to begin immediate building of my decreed library and stautue of myself and all in all the realm seems much the same. Slaine accompanied me on the crusade with her own men (who served only nominally under my command) but she seems much less popular today than she was when fighting in her “war against heaven” Thank god she got cuaght as a whore instead of me…</text:p>
      <text:p text:style-name="P83"/>
      <text:p text:style-name="P84">6 April</text:p>
      <text:p text:style-name="P84"/>
      <text:p text:style-name="P84">Honestly my wife, Marquessa, is getting quite a bit fat, I noticed when I got back, but today I decided I must say something to her. It is unbecoming of a queen to look the way she does!</text:p>
      <text:p text:style-name="P84"/>
      <text:p text:style-name="P84">26 April</text:p>
      <text:p text:style-name="P84"/>
      <text:p text:style-name="P84">Marquessa has agreed to go on a diet and we have hella sex again!</text:p>
      <text:p text:style-name="P84"/>
      <text:p text:style-name="P84">30 April</text:p>
      <text:p text:style-name="P84"/>
      <text:p text:style-name="P84">The French war of succession fought between Vexin and Capet which raged for nearly 50 years has finnaly found a conclusion it seems. Phillipe, or his sons, are destined to inherit France after Yves dies. Yves himeslf has promised this conclusion to the bitter fighting in the country that wrecked their nation for the latter part of the twelth century…</text:p>
      <text:p text:style-name="P84"/>
      <text:p text:style-name="P84">5 May</text:p>
      <text:p text:style-name="P84"/>
      <text:p text:style-name="P84">The Barcelonan King of Egypt, Gausfred the warrior, has continued to pursue the former Caliph of Egypt and has declared that the crusade is a way of life, which must continue until the Muslims are all exterminated from the earth. I have more temporal matters to attend to here on our pleasant Isle..</text:p>
      <text:p text:style-name="P85"/>
      <text:p text:style-name="P85">31 August</text:p>
      <text:p text:style-name="P85"/>
      <text:p text:style-name="P85">It’s been very hard explaining to the families of the fallen what happened. How over 5000 good Irish men died on foreign soil for a cause I didnt even believe in. For land that we will never profit from. And then even harder to justify the new great statue of myself I have had commisioned in the ancient lands of Cill Dara… I have been feeling so sad and cynical, hell I even considered suicide at one point but I have to accept that ultimately I can never make up their lives to their loved ones and that they will eternally wish I had died instead of their father or husband…. Woe is me!</text:p>
      <text:p text:style-name="P85"/>
      <text:p text:style-name="P85">7 September</text:p>
      <text:p text:style-name="P85"><text:soft-page-break/></text:p>
      <text:p text:style-name="P85">Good news, Marquessa is pregnant again!</text:p>
      <text:p text:style-name="P85"/>
      <text:p text:style-name="P85">22 September</text:p>
      <text:p text:style-name="P85"/>
      <text:p text:style-name="P85">I have managed to have the more centralized earls of Ireland further liquidated leaving Slain the declared “Duchess for life” the only great vassal in my land. After her death she has agreed to split her lands and this will further dilute the power of my vassals and hopefully make my realm more defendable from possible inssurecions…</text:p>
      <text:p text:style-name="P85"/>
      <text:p text:style-name="P86">23 October</text:p>
      <text:p text:style-name="P86"/>
      <text:p text:style-name="P86">God I love fucking Marquessa! People have begun calling me lustful but fuck I dont care a life spent inside of her is a life well spent!</text:p>
      <text:p text:style-name="P86"/>
      <text:p text:style-name="P86">25 December</text:p>
      <text:p text:style-name="P86"/>
      <text:p text:style-name="P86">Our holiday news tells that the Eastern Empire of Byzantium is at war with Croatia in an act of expansion, leaving their eastern front apparently forgotten. Why the Eastern Emperoror still to this day seems more interested in his holdings in Europe than dealing with the damned muslims I do not know but that is the way it is. Egypt seems determined to take Arabia from the Caliph in a stunning move never seen before! A christion makes moves into the Arabian Penninsula itslef! In sadder news the Kaisar has taken more land from Hungary and Poland as well as crushed the resistance of Geneva. Only some French Roman loyalists in the Upper-Lorraine and Transjurania remain free of the Kaisar’s tyrnany in Germany.</text:p>
      <text:p text:style-name="P86"/>
      <text:p text:style-name="P12">1203</text:p>
      <text:p text:style-name="P12"/>
      <text:p text:style-name="P87">3 January</text:p>
      <text:p text:style-name="P87"/>
      <text:p text:style-name="P87">Despite the stress and the death the common people of Ireland do indeed see me as a great King, the true successor the my grandfather The unifier and have begun reffering to me in reference to my great statue in Cill Dara as “Cuan the Great!”</text:p>
      <text:p text:style-name="P87"/>
      <text:p text:style-name="P88">29 January</text:p>
      <text:p text:style-name="P88"/>
      <text:p text:style-name="P88">Our great harbor of Dublin has been bringing many people from far away lands to our city ad has forced us to become more tolerant to their ways.</text:p>
      <text:p text:style-name="P88"/>
      <text:p text:style-name="P88">21 February</text:p>
      <text:p text:style-name="P88"/>
      <text:p text:style-name="P88">Since the new year none barely dare speak ill of me. My reputation truly preceeds me. However I still feel super stressed, not to mention the horrors of war which still visit me in my nightmares.</text:p>
      <text:p text:style-name="P88"/>
      <text:p text:style-name="P88">11 March</text:p>
      <text:p text:style-name="P88"/>
      <text:p text:style-name="P88">Bad news from the continent. Yves has reversed his former position and declared his young son will inherit his throne instead of Phillipe of Aquitaine effectively shattering the prospects of a peaceful <text:soft-page-break/>unification of Greater-France. Furthermore the old Kaisar has died and the new one elected has taken up residence in Lower Lorraine right on the Western border with Transjurania sending a clear message to the kingdoms in East-Francia and the house of Capet as well, that the Kaisar is determined to see her lands taken back under his command one way or another.</text:p>
      <text:p text:style-name="P88"/>
      <text:p text:style-name="P89">7 April</text:p>
      <text:p text:style-name="P89"/>
      <text:p text:style-name="P89">My daughter Gnathnad was born today. I have sent an envoy to England to secure her marriage to an English noble. I have deemed it wise to pursue a close relation with our newly empowered neighbor to ward off hostilities and continue our strong realm in Eire.</text:p>
      <text:p text:style-name="P89"/>
      <text:p text:style-name="P89">26 April</text:p>
      <text:p text:style-name="P89"/>
      <text:p text:style-name="P89">The declaration of Yves earlier this year has led to, yet more, fighting in France between cadet branches of the house Capet. Also my intent for betroval of my daughter Gnathnad to the house of Hardrade was met with fair reply indeed! The young grandson of Olver, second in line to the throne after his father, is promised to my own daughter hopefully securing peaceful will between our two kingdoms for the foreseable future!</text:p>
      <text:p text:style-name="P84"/>
      <text:p text:style-name="P89">3 June </text:p>
      <text:p text:style-name="P89"/>
      <text:p text:style-name="P89">Gausfred the warrior is victorious and has captured the land surrounding the Holy land to the East of the Sinai including the great city of Damascus and the desert outposts of Ma’an and Al Jawf adding another layer of protection for Jerusalem and Cairo from Muslims!</text:p>
      <text:p text:style-name="P89"/>
      <text:p text:style-name="P91">27 July</text:p>
      <text:p text:style-name="P90"/>
      <text:p text:style-name="P91">In the renewed round of fighting in France the Queen of Breziah has remained sided with her father-in-law Phillipe of Aquitaine and now leads her own troops into battle in Burgundy. Yves in Paris brings a great force and at this time seems to have the upper hand. Whether the war should end or the motives behind both thrones I do not know.</text:p>
      <text:p text:style-name="P90"/>
      <text:p text:style-name="P91">15 August</text:p>
      <text:p text:style-name="P91"/>
      <text:p text:style-name="P91">God must hate me for what I have done. Perhaps I should have killed myself when the intent burned bright as the sun. Now I have fallen deathly ill at only 26 and in the middle of summer! Indeed Cuan the Great as a name may outlive the man…</text:p>
      <text:p text:style-name="P91"/>
      <text:p text:style-name="P91">29 October</text:p>
      <text:p text:style-name="P91"/>
      <text:p text:style-name="P91">Though the Kaisar does indeed hail from Upper Lorraine he has moved back to the capitol of his predecessor in Julich on the western banks of the Rhine</text:p>
      <text:p text:style-name="P91"/>
      <text:p text:style-name="P92">25 December</text:p>
      <text:p text:style-name="P92"/>
      <text:p text:style-name="P92">A new Falcom for Christmas. A great bird but my sickness is still so severe I may well never take her out to hunt…</text:p>
      <text:p text:style-name="P92"/>
      <text:p text:style-name="P13"><text:soft-page-break/>1204</text:p>
      <text:p text:style-name="P13"/>
      <text:p text:style-name="P92">1 April</text:p>
      <text:p text:style-name="P92"/>
      <text:p text:style-name="P92">Still sick, still a sick falcon, and still stressed as fuck. Since my illness I have withdrawn somewhat from public life and now my spies inform me there is a larger than imposible chance Slaine may forge and alliance between Earls in Ulster and Laigan to form a coalition to defeat me but I doubt she has enough gravitas to sway public opinion over me the Great King of Ireland still talk about a load of stress. Perhaps if the people respect me this much they would let me revoke her title of “Duchess of Life”</text:p>
      <text:p text:style-name="P92"/>
      <text:p text:style-name="P93">24 April</text:p>
      <text:p text:style-name="P93"/>
      <text:p text:style-name="P93">I have quelled certain mayors who hold that their taxes are too high by pointing out to them that they are themselves too rich and should consider taking better care of their people as well as I take care of mine…</text:p>
      <text:p text:style-name="P93"/>
      <text:p text:style-name="P93">22 May</text:p>
      <text:p text:style-name="P93"/>
      <text:p text:style-name="P93">I am having fun with the Falcon but still my head hurts almost constantly and I am increadibly deppressed about life…</text:p>
      <text:p text:style-name="P93"/>
      <text:p text:style-name="P93">23 August</text:p>
      <text:p text:style-name="P93"/>
      <text:p text:style-name="P93">The King of Norway has returned to Normandy! Thier new king has made it a priority to re-state their claims on Normandy by invading France and have now even <text:span text:style-name="T13">makes war near the great city of Paris! To the south the forces of France have been occupied against the combined armies of the King’s relatives: Aquitaine and Breziah. Byzantium has moved to take more land in Italy and the former Caliph of Egypt has all but collapsed, some still follow him as their spiritual leader but evaporated is the power of the Fatmid Caliphate leaving only Rum as the last grand Muslim power.</text:span></text:p>
      <text:p text:style-name="P93"/>
      <text:p text:style-name="P94">11 December</text:p>
      <text:p text:style-name="P94"/>
      <text:p text:style-name="P94">The Kaisar has seemingly turned his attention towards Bohemia at this time over the lands lost in the Upper-Lorraine after the German-Papal war.</text:p>
      <text:p text:style-name="P94"/>
      <text:p text:style-name="P95">25 December</text:p>
      <text:p text:style-name="P95"/>
      <text:p text:style-name="P95">A chirstmas miracle. Though I still dont know what the point in it all is...my head no longer aches and my bones no longer shake…</text:p>
      <text:p text:style-name="P95"/>
      <text:p text:style-name="P14">1205</text:p>
      <text:p text:style-name="P14"/>
      <text:p text:style-name="P95">5 February</text:p>
      <text:p text:style-name="P95"/>
      <text:p text:style-name="P95">Christian forces in Egypt continue to push down the Arabian Penninsula towards Mecca. King Gausfred may indeed be victorious and indeed we may be able to rid the world of the islamic stink once and for all! In Italy the Eastern Emperor of Byzantium conitunes to invade central Italy and now <text:soft-page-break/>moves on the city of Capua only 100 miles south of Roma. This may invoke hostilities between eastern and western Christianity as his holiness may see his own power threatened.</text:p>
      <text:p text:style-name="P95"/>
      <text:p text:style-name="P96">26 April</text:p>
      <text:p text:style-name="P96"/>
      <text:p text:style-name="P96">In the wake of the defeat of the Fatmid Caliph a new Muslim power has unified the Shia muslims in and around their holy city of Mecca. The Hashmid caliphate was proclaimed on the western shores of Arabia and the eastern shores of Afria south of Cairo. Gausfred has vowed to destroy every last one of them!</text:p>
      <text:p text:style-name="P96"/>
      <text:p text:style-name="P96">16 August</text:p>
      <text:p text:style-name="P96"/>
      <text:p text:style-name="P96">The King of Norway has successfully held on to his tributaries in Normandy, titles that have belonged to the Norse King since the days of Hardrade, however his might was unable to deliver Caen from the English King <text:span text:style-name="T14">nor the lands south of the Seine. To the south the realms of Bourges, Bourbon, and La Marche have been taken by the King in Paris while the King in Senlis has been recognized as King of Aquitaine and southern France but been forced to give up his claims on France herself. With Western-Francia still in a state of dissaray the Kaisar has invaded the capetian lands of Vermandois.</text:span></text:p>
      <text:p text:style-name="P96"/>
      <text:p text:style-name="P97">12 October</text:p>
      <text:p text:style-name="P97"/>
      <text:p text:style-name="P97">The city of Capua has surrendered to the Eastern Empire making Byzantium the new greatest power in southern Italy. Since their move on Sicily over twenty years ago after my mother’s abdication to the Emperors of Thracia The Eastern Empire has vastly expanded their power in the Mediterainian.</text:p>
      <text:p text:style-name="P97"/>
      <text:p text:style-name="P97">21 November</text:p>
      <text:p text:style-name="P97"/>
      <text:p text:style-name="P97">The English King Olver having repelled the Norwegians now sees his chance to flex his great might. He moves against the Queen of Breziah, allied with Aquitaine, to expand his own holdings in Normandy around Caen by invading the county of R<text:span text:style-name="T19">ennes and the very royal coart of Breziah. England’s power certainly eclipses hers and with their greatest ally Aquitaine still batterd by the French she stands little chance against the English King. Indeed he may roll over all of Breziah and begin his own stake in Francia as the situation still seems to deterioratie.</text:span></text:p>
      <text:p text:style-name="P97"/>
      <text:p text:style-name="P15">1206</text:p>
      <text:p text:style-name="P15"/>
      <text:p text:style-name="P98">7 February</text:p>
      <text:p text:style-name="P98"/>
      <text:p text:style-name="P98">On his 6<text:span text:style-name="T15">th</text:span> birthday I have sent Cuan to be trained by my own mentor <text:span text:style-name="T16">the great general and protector of Ireland Echtgus!</text:span></text:p>
      <text:p text:style-name="P98"/>
      <text:p text:style-name="P99">27 March</text:p>
      <text:p text:style-name="P99"/>
      <text:p text:style-name="P99">Oh unhappy news! Echtgus has been struck by an arrow and has lost his arm! <text:span text:style-name="T17">He has asked me to be relieved and he will be at once!</text:span></text:p>
      <text:p text:style-name="P99"/>
      <text:p text:style-name="P100">15 April</text:p>
      <text:p text:style-name="P100"/>
      <text:p text:style-name="P100"><text:soft-page-break/>After searching my realm high and low I have found no promising commander to take the place of Echtgus the great who delivered my throne to me from my father and who came with me to Egypt. So sad. I have sent word to my mother in law Arsenda to send me her finest young general, he will be made our new Marshall.</text:p>
      <text:p text:style-name="P100"/>
      <text:p text:style-name="P100">1 May</text:p>
      <text:p text:style-name="P100"/>
      <text:p text:style-name="P100">My court chaplain has discovered that I am not so big on reading after he found I was lying about some scripture (who would have thought the old man actually reads all that crap haha)</text:p>
      <text:p text:style-name="P100"/>
      <text:p text:style-name="P100">7 May</text:p>
      <text:p text:style-name="P100"/>
      <text:p text:style-name="P100">My sister Cobflaith has returned to her home. <text:span text:style-name="T18">I had never met my sister before but had heard of her, that she was sent to Negev to be our royal representative to the King-Bishop there. She is...fat and very stupid, her husband is down right retarded. She brings with her 3 children back from the holy lands. Her children in order of oldest to youngest include 1) a bastard roughly my age a temperate and mystic man who seems to me a bit too ambitious considering he is the son of a heathen and my mother but also he is the most intelligent. 2) a disgusting daughter with a nasty harelip and 3) a very slow boy about 14 years old. </text:span></text:p>
      <text:p text:style-name="P100"/>
      <text:p text:style-name="P101">7 July</text:p>
      <text:p text:style-name="P101"/>
      <text:p text:style-name="P101">Marquessa tells me she is pregnant again!</text:p>
      <text:p text:style-name="P101"/>
      <text:p text:style-name="P102">14 September</text:p>
      <text:p text:style-name="P102"/>
      <text:p text:style-name="P102">Norway has returned to France seeking to expand his powers in Normandy even as Olver of England has secured the entire county of R<text:span text:style-name="T19">ennes</text:span> from Breziah.</text:p>
      <text:p text:style-name="P102"/>
      <text:p text:style-name="P102">1 November</text:p>
      <text:p text:style-name="P102"/>
      <text:p text:style-name="P102">The Eastern Emperor seems set on unifying souther Italy and Sicily under his rule. He now moves on Calabria in southern Sicily. Meanwhile Yves of France fights a two front war against Norway and the Kaisar.</text:p>
      <text:p text:style-name="P102"/>
      <text:p text:style-name="P102">9 November</text:p>
      <text:p text:style-name="P102"/>
      <text:p text:style-name="P102">I have relented and bought my wife some new pregnancy clothes.</text:p>
      <text:p text:style-name="P102"/>
      <text:p text:style-name="P16">1207</text:p>
      <text:p text:style-name="P16"/>
      <text:p text:style-name="P103">7 February</text:p>
      <text:p text:style-name="P103"/>
      <text:p text:style-name="P103">7 years to the day after Cuan III was born my second son, Lennan, was born today.</text:p>
      <text:p text:style-name="P103"/>
      <text:p text:style-name="P103">15 April</text:p>
      <text:p text:style-name="P103"/>
      <text:p text:style-name="P103"><text:soft-page-break/>Arsenda has died. I fear Castille will split into pieces and as a result we will no longer be able to rely on their support should England come at us after Breziah. As a result I have asked the prince, who’s son is already betroved to my daughter, to consider an alliance between our two states, in the context of the Kaisar who is clearly power hungry. To keep our Isles safe I said, but really to keep mine safe from him!</text:p>
      <text:p text:style-name="P103"/>
      <text:p text:style-name="P104">13 September </text:p>
      <text:p text:style-name="P104"/>
      <text:p text:style-name="P104">The young king of Castille has already been excommunicated for saying some lunacy directed at the pope and already his rule seem tenuous at best. I do believe I made the right choice breaking off our close alliance with Castille still I feel bad for the homeland of my wife to fall into such dissaray as this. It is a sad time.</text:p>
      <text:p text:style-name="P104"/>
      <text:p text:style-name="P105">2 October</text:p>
      <text:p text:style-name="P105"/>
      <text:p text:style-name="P105">A new King of Scottland has been elected, the son of a Bishop from Dunkeld who had no wife upon his coronation. He sent word to me and asked if I may provide a wife for him (perhaps a nod to Olver who did similarly in the after math of his sweeping reforms in the 1180’s) I sent my blessings and the daughter of my Chancellor to his castle.</text:p>
      <text:p text:style-name="P105"/>
      <text:p text:style-name="P107">7 December</text:p>
      <text:p text:style-name="P107"/>
      <text:p text:style-name="P107">Cobflaith died today seemingly of intense stress...</text:p>
      <text:p text:style-name="P105"/>
      <text:p text:style-name="P105">25 December</text:p>
      <text:p text:style-name="P105"/>
      <text:p text:style-name="P105">Olver has imprisoned the Capetian King (Queen’s Consort) of Breziah and displaced the Queen south to Aquitaine. In France Yves seems to have held out against the Kaisar but will be forced to give up Norman Equivaroux to the Norwegians who still dominate the coastal regions in Normandy as well as in Cornwall, their now established home in the British Isles…</text:p>
      <text:p text:style-name="P105"/>
      <text:p text:style-name="P17">1208</text:p>
      <text:p text:style-name="P17"/>
      <text:p text:style-name="P106">1 January</text:p>
      <text:p text:style-name="P106"/>
      <text:p text:style-name="P106">I fucking love fucking Marquessa!</text:p>
      <text:p text:style-name="P106"/>
      <text:p text:style-name="P106">15 January</text:p>
      <text:p text:style-name="P106"/>
      <text:p text:style-name="P106">Oh Christ I have fallen into another illness…</text:p>
      <text:p text:style-name="P106"/>
      <text:p text:style-name="P107">15 February</text:p>
      <text:p text:style-name="P107"/>
      <text:p text:style-name="P107">Can it get any worse? My mother has died… <text:span text:style-name="T20">My sister Derbail in Egypt has been named as her successor by the Emperor in Thrace but to accept she will need to marry a Byzantium noble. She has a agreed and already set off but she refuses to bow to a new spiritual leader.</text:span></text:p>
      <text:p text:style-name="P107"/>
      <text:p text:style-name="P108">26 March</text:p>
      <text:p text:style-name="P108"><text:soft-page-break/></text:p>
      <text:p text:style-name="P108">An update from the Thracian Emperor tells me they move on the great city of Pisa now continuing their conquest of Sicily and Southern Italy. Their war continues to go unpunished from his holiness whose position in Italy is looking more and more uncertain as another Italian power crumbles after another leaving the penninsula almost totally controlled by the Kaisar or the Eastern Emperor…</text:p>
      <text:p text:style-name="P108"/>
      <text:p text:style-name="P109">17 June</text:p>
      <text:p text:style-name="P109"/>
      <text:p text:style-name="P109"><text:s/>The french holdins in Normady seem to have evaporated during the recent invasion of the Norwegian King but Yves was able to astoundingly (seemingly) hold back the Kaisar from taking Vermandois. Still the divided Kingdoms of France and Aquitaine will remain weak and vulnerable until the time if and when they are once again re-united.</text:p>
      <text:p text:style-name="P109"/>
      <text:p text:style-name="P109">6 August</text:p>
      <text:p text:style-name="P109"/>
      <text:p text:style-name="P109">The Egyptian wars have come to a stand still. Forces in the west are unable to unify Africa under the Cross and in the East christian soldies are still unable to make it throught the harsh Arabian desert to destroy Mecca. Still the cross is raised from Teluch to Al Alamayn across the coast of the Holy Land and the muslimes are very much weaker than they were 200 years ago!</text:p>
      <text:p text:style-name="P109"/>
      <text:p text:style-name="P110">9 November</text:p>
      <text:p text:style-name="P110"/>
      <text:p text:style-name="P110">In a stunning twist Germans have force marched to Paris and set the city, once again, a blaze. I fear Paris will never be the same after the last 50-60 years of warfare and indeed this may be the end of the French Kingdom. In pisa 20,000 Greek soldiers lay siege on their great city…</text:p>
      <text:p text:style-name="P110"/>
      <text:p text:style-name="P18">1209</text:p>
      <text:p text:style-name="P18"/>
      <text:p text:style-name="P111"/>
      <text:p text:style-name="P108"/>
      <text:p text:style-name="P108"/>
      <text:p text:style-name="P110">17 January</text:p>
      <text:p text:style-name="P110"/>
      <text:p text:style-name="P110">My headaches seem to be getting better. I was forced to withdraw from public life for the better part of all last year though our realm remains happy and there are no present challenges to my rule. Slaine remains a recluse and moderatly unpopular among her own people. She has just taken her fourth (legal) husband haha</text:p>
      <text:p text:style-name="P110"/>
      <text:p text:style-name="P112">27 March</text:p>
      <text:p text:style-name="P112"/>
      <text:p text:style-name="P112">Recognizing the existential threat to Western Francia posed by the Kaisar Phillipe of Aquitaine has signed another peace treaty with Yves and now he and the Queen of Breziah turn their attention to the Isles of Mallorca off the east coast of Hispania. The Kaisar remains broiled in a great war in the Kingdom of Bohemia and the Germans have retreated from Paris. They seem to have lacked the strength to actually overpower the French and may have only set Paris a’light as a form of retribution in the face of their immediate defeat at the hands of Yves. Norway seems content with his re-asserted lands in Normandy and has made no attempt to cross south of Evreux or Maine…</text:p>
      <text:p text:style-name="P112"/>
      <text:p text:style-name="P112"><text:soft-page-break/>8 April</text:p>
      <text:p text:style-name="P112"/>
      <text:p text:style-name="P112"><text:s/>I have sent for my daughter Gnatthad to be brought up with books in Latin and Greek.</text:p>
      <text:p text:style-name="P112"/>
      <text:p text:style-name="P112">21 May</text:p>
      <text:p text:style-name="P112"/>
      <text:p text:style-name="P112">A renewed Campaign spearheaded by Gausfred in Egypt (never one to give up on his promise to destroy Mecca) <text:span text:style-name="T21">aims to march down the arabian penninsula through the East and capture the city of Hajr thereby encircly the holy cities of Mecca and Medina with the ultimate goal of destroying the Muslims from two fronts. I personally find this strategy insane and that if his soldiers cannot defeat the hordes head on they should re-group rather than march hundreds of miles through the desert leaving their flanks less protected and their men vulnerable to the harsh arabian winds, still they have God on their side and the Christian Kingdom of Egypt is the strongest in the region. I can only wish them good luck…</text:span></text:p>
      <text:p text:style-name="P112"/>
      <text:p text:style-name="P113">1 June</text:p>
      <text:p text:style-name="P113"/>
      <text:p text:style-name="P113">With much pomp and circumstance my great statue in Cill Dara has been completed. It is only rough stone but I plan to have it covered with bronze, or possibly even silver or gold…</text:p>
      <text:p text:style-name="P113"/>
      <text:p text:style-name="P114">21 November</text:p>
      <text:p text:style-name="P114"/>
      <text:p text:style-name="P114">This Sumemr and Fall has been a time of peace in Francia. The King of France, Yves, was forced last year to ceder control of Normandy to the King of Norway but successfully drove off the Kaisar in the east. Still this leaves the King of France nearly cut off from the world, only his ports in western Flanders remain. Phillipe remains in Senlis and seems to have accepted that he and his sons will not be able to re-unite Francia. However none challenge his reign over Aquitaine nor Mallalorca (though his claims on Valencia have been long ignored)</text:p>
      <text:p text:style-name="P114"/>
      <text:p text:style-name="P19">1210</text:p>
      <text:p text:style-name="P19"/>
      <text:p text:style-name="P114">4 January</text:p>
      <text:p text:style-name="P114"/>
      <text:p text:style-name="P114">Many remark on the majesty of my Kingdom. Since my return from the Crusade nearly 8 years ago our Kingdom has entered a sort of Golden Age. Our Harbor is the envy of Britain, my new statue is comparable to the Sphynx in Egypt and in Meath work is well under way for the great Library of Ireland! My people are happy, strong, and loyal. My wife is still hot af and Slaine now poses no threat to me. I feel proud to be called Cuan “The Great”</text:p>
      <text:p text:style-name="P114"/>
      <text:p text:style-name="P115">2 February</text:p>
      <text:p text:style-name="P115"/>
      <text:p text:style-name="P115">The Kaisar has added vast tracks to his empire in the East downstream the Danube River in Hungary. However word is that he has fallen into an infirm disposition after being so rocked by the King of France Yves.</text:p>
      <text:p text:style-name="P115"/>
      <text:p text:style-name="P116">31 August</text:p>
      <text:p text:style-name="P116"/>
      <text:p text:style-name="P116"><text:soft-page-break/>Phillipe of Aquitaine has abdicated his throne to a<text:span text:style-name="T22">n Occitan man from Millau who has become the new King of Aquitaine. Phillipe will retain his chateu in Senlis along with Armagnac, Narbonne and the Mediterainian islands of Mallalorca. However this political show of surrender has come with a new challenge from the King of Castille who wants to flex Castillian power in the region and has begun a blockade of Narbonne. The queen of Breziah has come to the aid of Phillipe but it seems unlikely they will prevail.</text:span></text:p>
      <text:p text:style-name="P116"/>
      <text:p text:style-name="P117">10 October</text:p>
      <text:p text:style-name="P117"/>
      <text:p text:style-name="P117"><text:s/>The war in Bohemia seems to have come to a stop with pretty much a victory for the Kaisar. In addition to territorial gains for Germany the Kingdom will now be split with a new “Duke of Moravia” The Eastern Empire of Byzantium now challenges the Republic of Venice for control of Bari edging ever nearer to complete control over Sicily and southern Italy. Still neither the Pope nor the Kaisar seem ready to counter the rise of Byzantine influence in Italy.</text:p>
      <text:p text:style-name="P117"/>
      <text:p text:style-name="P20">1211</text:p>
      <text:p text:style-name="P20"/>
      <text:p text:style-name="P118">13 April</text:p>
      <text:p text:style-name="P118"/>
      <text:p text:style-name="P118">The King of Denmark has managed to unify many of the rebel tribes in Pomerania who have resisted the rule of the Kaisar <text:span text:style-name="T23">since the joining of Brandenburg and the Holy Roman Empire nearly 100 years ago. This will no doubt put the King of Denmark on the short list of enemies of the Empire!</text:span></text:p>
      <text:p text:style-name="P118"/>
      <text:p text:style-name="P119">6 June</text:p>
      <text:p text:style-name="P119"/>
      <text:p text:style-name="P119"><text:s/>Man ive become quite the hedon recently. I still cant shake the feeling like life is a waste of time and theres no point...at least sex feels good…</text:p>
      <text:p text:style-name="P119"/>
      <text:p text:style-name="P119">18 July</text:p>
      <text:p text:style-name="P119"/>
      <text:p text:style-name="P119">I have fully embraced even publically my sweet temptations. This angers the church but I dont even care I love getin my dick wet!</text:p>
      <text:p text:style-name="P119"/>
      <text:p text:style-name="P120">13 August</text:p>
      <text:p text:style-name="P120"/>
      <text:p text:style-name="P120">An oppressively hot day! <text:span text:style-name="T24">News that expansion in the holy land to the North against the sultanate of Rum has been beaten in Aleppo! The men of Jerusalem have been forced to retreat. Acompanying their shattered retreat a great bout of the Slow Fever now runs rampant in their lands as well. Bad signs. Better in Egypts. In the South Gausfred of Egypt is winning across the desert and particular gains have been realized in Eastern Africa by the men of Alexandria!</text:span></text:p>
      <text:p text:style-name="P120"/>
      <text:p text:style-name="P121">3 September</text:p>
      <text:p text:style-name="P121"/>
      <text:p text:style-name="P121">Already the newly independent Estreve of Toulousse, King of Aquitaine, has run into foreign invasion from Leon in Gascone and the Kaisar himself has now invaded Toulousse itself. Francia seems on the verge of collapse…</text:p>
      <text:p text:style-name="P121"/>
      <text:p text:style-name="P122">10 September</text:p>
      <text:p text:style-name="P122"><text:soft-page-break/></text:p>
      <text:p text:style-name="P122">Olver the King of England has announced he will support the King of Leon in his war for Gascone from Aquitaine. Perhaps the Englishman has plans to expand his own power in Francia where, after the defeat of Aquitaine, disorder and distrust will make the land easy for the taking…</text:p>
      <text:p text:style-name="P122"/>
      <text:p text:style-name="P122">10 October</text:p>
      <text:p text:style-name="P122"/>
      <text:p text:style-name="P122">My nephew, (the retarded son of Cobflaith) told me I have been gaining weight and seemed worried about my eating habits. At first I was angy but he’s right and he’s the only one who would actually say something to my face about it. Ive decided he’s right and I will need to start taking it easy on the sweets…</text:p>
      <text:p text:style-name="P122"/>
      <text:p text:style-name="P122">23 October</text:p>
      <text:p text:style-name="P122"/>
      <text:p text:style-name="P122">The Kaisar see’s his chance to expand and has now already begun to force his claim to his puppet “Duchy of Moravia” after Bohemia was forced to split…</text:p>
      <text:p text:style-name="P122"/>
      <text:p text:style-name="P122">9 November</text:p>
      <text:p text:style-name="P122"/>
      <text:p text:style-name="P122">I am very glad that my nephew said something to me. I was becoming careless and I already know no one it their right mind would have said such a thing to me.</text:p>
      <text:p text:style-name="P122"/>
      <text:p text:style-name="P122">19 December</text:p>
      <text:p text:style-name="P122"/>
      <text:p text:style-name="P122">After occupying Bari for many months the Eastern Roman Empire invaded and held the great city of Venice itslef! Her ships will no longer be able to rule the waves <text:span text:style-name="T25">in the Adriatic nor in the Black sea without their home port. This will surely hasten their capitulation of their lands in Southern Italy to the Eastern Empire of Byzantium sooner rather than later…</text:span></text:p>
      <text:p text:style-name="P122"/>
      <text:p text:style-name="P21">1212</text:p>
      <text:p text:style-name="P21"/>
      <text:p text:style-name="P123">22 February</text:p>
      <text:p text:style-name="P123"/>
      <text:p text:style-name="P123">Esteve of Aquitaine was imprisoned and humiliated by the Kaisar who has already annexed Toullouse. <text:span text:style-name="T26">Inexplicably Esteve was allowed to return to his Castle in Grezes but his home city of Millau will be under the control of the King of Carinthia, the most powerful vassal of the Holy Roman Empire…</text:span></text:p>
      <text:p text:style-name="P123"/>
      <text:p text:style-name="P124">28 February</text:p>
      <text:p text:style-name="P124"/>
      <text:p text:style-name="P124">Aquitaine has been forced to cede her southern lands of Gascogne to the King of Leon. The only lands left under the name Aquitaine are Aquitaine, Auvergne (both controlled by a man “The Duke of Bourbon” (even though the lands of Bourbon were lost to the French 7 years ago) who is also become a more powerful figure in their Kingdom than the King himself and I suspect that soon Bourbon will challenge Yves, who holds only his castle in Grezes and the blessing of the surrendered Phillipe, for the title “King of Aquitaine”) and Pointoi ruled by <text:span text:style-name="T27">the calm and humble Duke there.</text:span></text:p>
      <text:p text:style-name="P124"/>
      <text:p text:style-name="P125">15 May</text:p>
      <text:p text:style-name="P125"/>
      <text:p text:style-name="P125"><text:soft-page-break/>Oh God I am ill again!</text:p>
      <text:p text:style-name="P125"/>
      <text:p text:style-name="P125">25 May</text:p>
      <text:p text:style-name="P125"/>
      <text:p text:style-name="P125">I have sent my youngust son Lennan to learn from Ectgus with his older brother Cuan III. Cuan has become quite a sloth and content as of late...I worry about him sometimes…</text:p>
      <text:p text:style-name="P125"/>
      <text:p text:style-name="P125">29 May</text:p>
      <text:p text:style-name="P125"/>
      <text:p text:style-name="P125">This illness is truly terrible. I have ordered, from what may prove to be my deathbed, to have my great statue covered in gold from crown to toe! Now even if I should pass away before seeing my great library constructed the people will still never forget me!</text:p>
      <text:p text:style-name="P125"/>
      <text:p text:style-name="P125">6 June</text:p>
      <text:p text:style-name="P125"/>
      <text:p text:style-name="P125">Well this flu was nothing like the last few which lasted a year or more. Already I am feeling quite myself. I am still lost looking for the point in it all but at least our kindom is rich as all hell and we are actully going to plate my statue in gold! Wicked!</text:p>
      <text:p text:style-name="P125"/>
      <text:p text:style-name="P126">9 June</text:p>
      <text:p text:style-name="P126"/>
      <text:p text:style-name="P126">The Eastern Emperor of Rome in Byzantium has succeced in his war agianst Venice and has taken the city of Bari now renamed Barion.</text:p>
      <text:p text:style-name="P126"/>
      <text:p text:style-name="P127">17 July</text:p>
      <text:p text:style-name="P127"/>
      <text:p text:style-name="P127">In the west King Gausfred seems assured of uniting a Christian Africa after a series of decisive victories and one army even marching all the way into Genoa to greet their brothers in the faith. In the west going is still slow and the great armies of Gausfred have scarecly moved in the three years since he announced a new great push in his “never ending crusade” or whatever. Im pimping my statue out in gucci gold!</text:p>
      <text:p text:style-name="P127"/>
      <text:p text:style-name="P127">27 September</text:p>
      <text:p text:style-name="P127"/>
      <text:p text:style-name="P127">A new Emperor of the East has been elected. The imperial college of electors passed over the house of Doukas, who had ruled <text:span text:style-name="T28">from Thracia since 1180 after my grandfather was killed and my mother relented to calls to have a man inherit, not her or her sister, my aunt. So the Giant of Thracia was installed and he, and his issue, made great strides in the lands of Southern Italy AND were able to take back the city of Claudiopolis in Asia Minor. The college seems to have set a new importance on this easily forgotten land of lawless muslims and scared christians by electing a great scholar and tactition Bartholomaios “The Scholar” from Chaldea is now Emperor of the East and rules Byzantium from Chaldea!</text:span></text:p>
      <text:p text:style-name="P127"/>
      <text:p text:style-name="P128">24 November</text:p>
      <text:p text:style-name="P128"/>
      <text:p text:style-name="P128">Norway has come under a revolt (ntm Scottland’s King Neil has been fighting against rebels in his own kingdom for like 5 years or more now) and Yves of France has seized the opprotunity to re-assert in Normandy and has invaded Evreux again.</text:p>
      <text:p text:style-name="P128"/>
      <text:p text:style-name="P128"><text:soft-page-break/>30 November</text:p>
      <text:p text:style-name="P128"/>
      <text:p text:style-name="P128">Gausfred is victorious in Africa! From Tunnis on the shores of Carthage controlled by Genoa to the city of Teluch 40 miles north of Antioch guarded by the Spanish to the north and Greeks from the East Christianity has retaken the holy lands and Gausfred still is on the offensive in Arabia on his quest to rid the world of the teachings of Muhamit.</text:p>
      <text:p text:style-name="P128"/>
      <text:p text:style-name="P128">28 December</text:p>
      <text:p text:style-name="P128"/>
      <text:p text:style-name="P128">Phillipe, using the muscle of his daughter-in-law the Queen of Breziah, has challenged the King of Leon over the lands of Armagnac which he maintains is not the property of the King of Aquitaine and is his own private lands. Breziah landed several thousand troops in Marsan and have occupied the recently Occitan turned Leonesse castle of Roquefort.</text:p>
      <text:p text:style-name="P128"/>
      <text:p text:style-name="P22">1213</text:p>
      <text:p text:style-name="P22"/>
      <text:p text:style-name="P129">7 January</text:p>
      <text:p text:style-name="P129"><text:line-break/>An unlucky year I can feel it. I hate 13… I have ordered my Marshall to drill the soldiers as if there is an appoaching war and my tax collector to make all hast to bring back some of the funds I may have...misapropriated to plate my great statue gold…</text:p>
      <text:p text:style-name="P129"/>
      <text:p text:style-name="P129">6 February</text:p>
      <text:p text:style-name="P129"/>
      <text:p text:style-name="P129">What is my life? I can tell it’s gotten to Marquessa now as well she hastn been sleeping well and I’ve felt so empty for so long I think I’m going to take a vow of celibacy now. Wish me luck…</text:p>
      <text:p text:style-name="P129"/>
      <text:p text:style-name="P129">7 February</text:p>
      <text:p text:style-name="P129"/>
      <text:p text:style-name="P129">The new Emperor of Byzantium Bartholomaios of Chaldea Emperor of the East has quickly recommitted to another fight in Italy now clearly determined to annex the whole Kingdom of Sicily he has invaded Calabria on the Boot of Italy and their allies in Salerno. I have no doubt the Eastern Empire will be victorious and that now Southern Italy is Orthodox, and Greek…</text:p>
      <text:p text:style-name="P129"/>
      <text:p text:style-name="P129">27 February</text:p>
      <text:p text:style-name="P129"/>
      <text:p text:style-name="P129">This whole celibacy thing is...intense. I have trouble staying clean to be honest. I need to keep thinking about if I’m making a good decision and if I am I need to double down on my resolve…</text:p>
      <text:p text:style-name="P129"/>
      <text:p text:style-name="P129">5 March</text:p>
      <text:p text:style-name="P129"/>
      <text:p text:style-name="P129">The Kaisar moves against the independent county of Lyon who are neither affiliated with Aquitaine nor the German Reich. <text:span text:style-name="T29">Germany is certainly become quite a behemoth and perhaps an entity to fear even here in Ireland. I do not think anything could stop them except perhaps a great alliance of Britannia and Iberia…</text:span></text:p>
      <text:p text:style-name="P129"/>
      <text:p text:style-name="P130">8 March</text:p>
      <text:p text:style-name="P130"/>
      <text:p text:style-name="P130"><text:soft-page-break/>I have taken a sworn vow of celibacy. I will not break it.</text:p>
      <text:p text:style-name="P130"/>
      <text:p text:style-name="P130">18 April</text:p>
      <text:p text:style-name="P130"/>
      <text:p text:style-name="P130">Leon has taken the advantage in their war against Phillipe and Breziah while the Kingdom of Aquitaine seems about to collapse as now even France has come and begun raiding their lands…</text:p>
      <text:p text:style-name="P130"/>
      <text:p text:style-name="P131">25 May</text:p>
      <text:p text:style-name="P131"/>
      <text:p text:style-name="P131">I have learned that behind my back the old troublsome bunch still may be, informally, plotting against me. I doubt they would ever raise arms against me but I still must remain weary. I have decided that an overhanded approach to their schemes would endanger our realm too much. The cowards lack the stones to cast at me anyways. In order to keep my name “Cuan the Great” I will not bow to a petty squable with Tir Airgalla nor Slaine who I do owe some small amount of gratitude to. Had she continued to fight after I was named King our Isle would not be so grand and fair as she is today.</text:p>
      <text:p text:style-name="P131"/>
      <text:p text:style-name="P131">1 June</text:p>
      <text:p text:style-name="P131"/>
      <text:p text:style-name="P131">My marshall approached me with some wild military experiments he wanted to practice. I told him to hold his drills on the banks of the Shannon so as to rustle some feathers...What a grand idea!</text:p>
      <text:p text:style-name="P131"/>
      <text:p text:style-name="P131">12 June</text:p>
      <text:p text:style-name="P131"/>
      <text:p text:style-name="P131">Over 100 new recruits want to participate in the drill! Splendid!</text:p>
      <text:p text:style-name="P131"/>
      <text:p text:style-name="P132">21 July</text:p>
      <text:p text:style-name="P132"/>
      <text:p text:style-name="P132">The new Emperor of the East seems unprepared for the final push into Italy as a great army of Calabria has occupid the inland mountains of Benevento and dug themselves in while the Emperor seems unable to rally as great an army as his predecessors in Thracia..</text:p>
      <text:p text:style-name="P132"/>
      <text:p text:style-name="P133">20 August</text:p>
      <text:p text:style-name="P133"/>
      <text:p text:style-name="P133">The Emperor himself has come to Italy. <text:s/>He landed on the western coast in the gulf of Napoli in the great port of Amalfi. He marches with his army south bent towards the tip of Italy’s boot and the Duchy of Calabria. For the first time in hundreds if not thousand years he is returned. This may hasten it’s present trend towards unification. (North by Kaisar and south by ERE)</text:p>
      <text:p text:style-name="P133"/>
      <text:p text:style-name="P133">25 October</text:p>
      <text:p text:style-name="P133"/>
      <text:p text:style-name="P133">A castle located on the southern border of The Byzantium holdings on Italy’s boot, burned the very ships which the emperor had arrived in and massacred the port vowing to keep their lands for their people. The emperor remains in the south…</text:p>
      <text:p text:style-name="P133"/>
      <text:p text:style-name="P133">25 December</text:p>
      <text:p text:style-name="P133"/>
      <text:p text:style-name="P133"/>
      <text:p text:style-name="P133"><text:soft-page-break/>Wonderful news on Christmas day! After 6 years of bloody civil war the Duke of Albany has signed a peace treaty with the King of Scottland naming that for the next ten years they will not raise arms against one another, on punishment of excomunication!</text:p>
      <text:p text:style-name="P133"/>
      <text:p text:style-name="P23">1214</text:p>
      <text:p text:style-name="P133"/>
      <text:p text:style-name="P134">31 January</text:p>
      <text:p text:style-name="P134"/>
      <text:p text:style-name="P134">The emperor returned with haste to Amalfi and destroyed the Italian presence there decisively but has now remained in the city for a week. With no fleet his may be trapped…</text:p>
      <text:p text:style-name="P134"/>
      <text:p text:style-name="P134">15 March</text:p>
      <text:p text:style-name="P134"/>
      <text:p text:style-name="P134">Phillipe, once the heir to Francia now the old man in the Kingdom of Breziah. His estate in Senlis is under the caremanship of Yves’ men now (under the same old guarrantee that “A worthy cousin of mine will always have a worthy castle”) but the message was sent loud and clear and all of Europe heard it. Phillipe gave up, and surrendered all his Kingdom to a dumbass who went and lost half of it in the first 5 years.</text:p>
      <text:p text:style-name="P134"/>
      <text:p text:style-name="P135">1 April</text:p>
      <text:p text:style-name="P135"/>
      <text:p text:style-name="P135">My statue was unvailed today. It is 100 feet high and plated in pure gold. She gleams like a god come to earth. Impressive in every way. <text:s/>My first time seeing it as well. It nearly brought a tear to my eye.</text:p>
      <text:p text:style-name="P133"/>
      <text:p text:style-name="P136">17 May</text:p>
      <text:p text:style-name="P136"/>
      <text:p text:style-name="P136">The King of Aquitaine launched a final attack on the French in Charolais and were quickly reppeled. The Kaisar seems to have taken up a renewed sense of interest in the region and has interevened, on his own behalf of course, in the French-Aquitaine war by occupying once independent Lyons who had been eyed by the French at the onset of this bloody affair…</text:p>
      <text:p text:style-name="P136"/>
      <text:p text:style-name="P137">20 June</text:p>
      <text:p text:style-name="P137"/>
      <text:p text:style-name="P137">The Egyptian war in Arabia still has yielded no results. It’s too damn hot out there for the soldiers to do any fighting in the first place.</text:p>
      <text:p text:style-name="P137"/>
      <text:p text:style-name="P137">1 July</text:p>
      <text:p text:style-name="P137"/>
      <text:p text:style-name="P137">Some fucking refugees from Aquitaine came here and asked if they could perform as court entertainment for me. WTF I sent them packing. I hate life…</text:p>
      <text:p text:style-name="P137"/>
      <text:p text:style-name="P138">14 September</text:p>
      <text:p text:style-name="P138"/>
      <text:p text:style-name="P138">Ok so I love life and my wife now and Dublin (and by extension Ireland) is seriously become a wonder of the world. Dublin Harbor has transformed our Isle into a great and wealthy nation our archetecture is rivaled by none in western Europe and our Library will be the greatest since the fall of Rome after it’s completion. I am indeed Cuan the Great!</text:p>
      <text:p text:style-name="P138"/>
      <text:p text:style-name="P139"><text:soft-page-break/>19 October</text:p>
      <text:p text:style-name="P139"/>
      <text:p text:style-name="P139">Peace in Scottland proves very short. Already the men of Galloway to the North of our own Irish holdings in Scottland have raised arms agains the poor King Neil of Scottland who has not seen one year on the throne he was not killing his own people…</text:p>
      <text:p text:style-name="P139"/>
      <text:p text:style-name="P140">21 November</text:p>
      <text:p text:style-name="P140"/>
      <text:p text:style-name="P140">The Eastern Emperor of Byzantium has all but crushed any dissent in Souther Italy. It is de factor his empire in my point of view. <text:s/>Meanwhile the archbishop of Vivarais has begun a war declaring that the lands of Eastern Aquitaine belong to the church. An absolutely sensless act as the Kaisar stares the whole Kingdom down. His invasion of French Flanders comes while the French still fail towrest control of Normandy away from Norway.</text:p>
      <text:p text:style-name="P140"/>
      <text:p text:style-name="P24">1215</text:p>
      <text:p text:style-name="P24"/>
      <text:p text:style-name="P141">5 January</text:p>
      <text:p text:style-name="P141"/>
      <text:p text:style-name="P141">Neil has moblized his army again and the Duke of Albany continues to uphold his end of the agreement. For these reasons I suspect Neil will hold onto the throne but more warfare is quite costly to his realm…</text:p>
      <text:p text:style-name="P141"/>
      <text:p text:style-name="P141">7 March</text:p>
      <text:p text:style-name="P141"/>
      <text:p text:style-name="P141">King Yves of France has managed to miraclulously push the Norwegians out of Evreux as the Norse soldiers were called back to Scandonavia to deal with an inter clan dispute amongs the old viking families. Despite this great victory to his north Yves is doomed against the might of the Kaisar…<text:line-break/></text:p>
      <text:p text:style-name="P141"/>
      <text:p text:style-name="P142">2 April</text:p>
      <text:p text:style-name="P142"/>
      <text:p text:style-name="P142">The Emperor of Byzantium has for the time being decided to remain in Salerno. The Kingdom of Calabria is reduced to a petty and all but subservient puppet kingdom and the power of the Eastern Roman Empire is felt throughout southern Italy.</text:p>
      <text:p text:style-name="P142"/>
      <text:p text:style-name="P142">21 May</text:p>
      <text:p text:style-name="P142"/>
      <text:p text:style-name="P142">My sister’s brother, Ponc the Excomunicated and foolish King of Castille seems set to take the holy city of Oviedo from the King of Leon…</text:p>
      <text:p text:style-name="P142"/>
      <text:p text:style-name="P143">3 November</text:p>
      <text:p text:style-name="P143"/>
      <text:p text:style-name="P143">Salerno was defeated by the Eastern Emperor. The prince of Salerno was killed along with his son and his 14 year old grandson was left in charge of the puppet kingdom and told very explicitly to obey his new Greek benefactors. The emperor has departed with haste back for Asia Minor…</text:p>
      <text:p text:style-name="P143"/>
      <text:p text:style-name="P143">30 November</text:p>
      <text:p text:style-name="P143"/>
      <text:p text:style-name="P143"><text:soft-page-break/>Yves ceded control of Yperen to the Kaisar and made the Duchess of Holland the de factor power in Flanders after a german army arrived at Paris. France is humiliated. Aquitaine seems able to over-power the army of Archbishop Vivarais but would never be able to hold back the might of the Kaisar…</text:p>
      <text:p text:style-name="P143"/>
      <text:p text:style-name="P144">25 December</text:p>
      <text:p text:style-name="P144"/>
      <text:p text:style-name="P144"/>
      <text:p text:style-name="P144">After 6 gruelling years of war in the deserts of Arabia King Gausfred of Egypt has suspened his campaign for conquest of Mecca (termporarily he says) </text:p>
      <text:p text:style-name="P144"/>
      <text:p text:style-name="P25">1216</text:p>
      <text:p text:style-name="P25"/>
      <text:p text:style-name="P144">26 January</text:p>
      <text:p text:style-name="P144"/>
      <text:p text:style-name="P144">Ponc the King of Castille has taken Oviedo against the wishes of the Pope. The King of Leon has fled to Roquefort in the old lands of Aquitaine. The rest of the Kingdom is cutoff from their royal King and temporal athority lays, legally, with the 13 year old Duchess of Leon…</text:p>
      <text:p text:style-name="P144"/>
      <text:p text:style-name="P145">7 February</text:p>
      <text:p text:style-name="P145"/>
      <text:p text:style-name="P145">My son Cuan III is now 16. He is fat and lazy, lacking in any interest in military power but he is become a statesman and a highly gifted speaker. He will be able to rule our Kingdom. I have reached out to the Eastern Emperor asking him to honor that my grandfather too was Emperor and my mother held the highest title of “Queen Regent of the Empire” asking that he send me a suitable bride for Cuan.</text:p>
      <text:p text:style-name="P145"/>
      <text:p text:style-name="P145">17 April</text:p>
      <text:p text:style-name="P145"/>
      <text:p text:style-name="P145">The Emperor promises his own daughter for Cuan. She is only 1 but I expect to survive that long and when I die she will become Queen of Ireland!</text:p>
      <text:p text:style-name="P145"/>
      <text:p text:style-name="P145">21 April</text:p>
      <text:p text:style-name="P145"/>
      <text:p text:style-name="P145">I have decided to take a more hands on approach to teaching my younger son Lennan myself and allowing Echtgus to finnaly retire. Quite a great man. In another life I had his daughter marry my son…</text:p>
      <text:p text:style-name="P145"/>
      <text:p text:style-name="P145">1 May</text:p>
      <text:p text:style-name="P145"/>
      <text:p text:style-name="P145">I have already helped Lennan to be more patient. He wants to be older like his brother and I had to explain to him that they are different people destined for different things and that he must wait to see what life has in store for him. He listened…</text:p>
      <text:p text:style-name="P145"/>
      <text:p text:style-name="P153">1 September</text:p>
      <text:p text:style-name="P146"/>
      <text:p text:style-name="P153">In light of my better attidude when a travelling itinerant musician came in pretending to be a lord I welcomed him instead of kicking him out like the last time some riffraff came knocking. I feel good about this and now others think of me as kind…</text:p>
      <text:p text:style-name="P146"/>
      <text:p text:style-name="P153">8 September</text:p>
      <text:p text:style-name="P146"><text:soft-page-break/></text:p>
      <text:p text:style-name="P154">My god! In less than 2 months the Kaisar has taken half of the land once so recently held by Esteve the King of Aquitaine. The entire Eastern half of the Kingdom has been occupied by German soldiers. Indeed the outlook for western Euorope seems to be German…</text:p>
      <text:p text:style-name="P147"/>
      <text:p text:style-name="P27">1217</text:p>
      <text:p text:style-name="P27"/>
      <text:p text:style-name="P155">21 April</text:p>
      <text:p text:style-name="P148"/>
      <text:p text:style-name="P155">Our lands our rich and our soldiers are strong!</text:p>
      <text:p text:style-name="P148"/>
      <text:p text:style-name="P150">5 July</text:p>
      <text:p text:style-name="P149"/>
      <text:p text:style-name="P149"><text:span text:style-name="T30">The Kingdom of Aquitaine fails as King Esteve goes into hiding at the defeat of Turenne. The Bretons led by Queen Condeleu, wife of Phillipe’s son, rushed to secure Poitou before all is lost to the Germans.</text:span> </text:p>
      <text:p text:style-name="P149"/>
      <text:p text:style-name="P150">26 October</text:p>
      <text:p text:style-name="P150"/>
      <text:p text:style-name="P150">Emperor Bartholomaios of Byzantium, the invader of Italy, has died. Anthe the daughter of a former Emperor who died in the 70’s has been voted in as Queen and Emperess. She will remain in Bart’s palace in Asia Minor perhaps signaling she is interested in taking back Asia Minor after her countie’s great victories in Italy.</text:p>
      <text:p text:style-name="P150"/>
      <text:p text:style-name="P150">29 Novermber</text:p>
      <text:p text:style-name="P150"/>
      <text:p text:style-name="P150">In the East the Kaisar wins as well. The once great Kingdom of Bohemia <text:span text:style-name="T31">which broke from the Holy Roman Empire in 1132 is now reduced to (the separated) counties of Hradec and the Duchy of Moravia. <text:s/>The Kaisar continues to take land and install his own figurehead pope on new peoples. At this point he may be too great to stop. Hopefully he will not cross the seas…</text:span></text:p>
      <text:p text:style-name="P150"/>
      <text:p text:style-name="P151">22 December</text:p>
      <text:p text:style-name="P151"/>
      <text:p text:style-name="P151">My steward has died and I have sent for the steward of Pomerania to come and serve my court in order to escape war torn Wolgast where the Kaisar has invaded. His hunger knows no bounds…</text:p>
      <text:p text:style-name="P151"/>
      <text:p text:style-name="P151">28 December</text:p>
      <text:p text:style-name="P151"/>
      <text:p text:style-name="P151">A sad Christmas to be sure. All talk is about the Kaisar taking all of Europe… We must only hope he is spread too thin attacking on four different fronts hundreds of miles apart from eachother in the dead of winter after years of warfare. Byzantium has invaded the Venetian city of Zachlumia on the north western shores of <text:s/>Greek-Serbia</text:p>
      <text:p text:style-name="P151"/>
      <text:p text:style-name="P26">1218</text:p>
      <text:p text:style-name="P26"/>
      <text:p text:style-name="P152">27 February</text:p>
      <text:p text:style-name="P152"/>
      <text:p text:style-name="P152"><text:soft-page-break/>In order to deal with the great new population boom of Dublin (due to our great harbor!) I have ordered and financed the city to be expanded. Our coffers will still hold suficient funds to field and army at a moments notice. </text:p>
      <text:p text:style-name="P152"/>
      <text:p text:style-name="P152">12 March</text:p>
      <text:p text:style-name="P152"/>
      <text:p text:style-name="P152">Genoa has fallen to German soldiers…</text:p>
      <text:p text:style-name="P152"/>
      <text:p text:style-name="P152">31 March</text:p>
      <text:p text:style-name="P152"/>
      <text:p text:style-name="P152">The old Kaisar has died and a new one has been elected by the Reichstag. Franz the Duke of Gerle will establish his castle in Friesland but first he will embark with his soldiers to begin a tour of duty and <text:s/>raise morale for the great war he has inherited. <text:span text:style-name="T32">He fights enemies, united against him, in Aquitaine, Italy, Croatia, Hungary, Bohemia, Denmark, a number of free states in Eastern Francia (northern Burgundy), and even his holiness the Pope has raised forces loyal to him to defend his power in Roma. I have decided to abstain from this war. So long as Britain and Hispania remain unthreatened our people enjoy the finer things in an easy life. In my great city of Dublin our people are some of the richest in all of Europe and I do not want to spoil the party by sailing so many men out to the continent to die on a foreign shore. I had my crusade when I was younger and now no longer feel I need to prove my name. I am surely greated than my father ever was (never mind as a ghost story!)</text:span></text:p>
      <text:p text:style-name="P152"/>
      <text:p text:style-name="P156">6 May</text:p>
      <text:p text:style-name="P156"/>
      <text:p text:style-name="P156">The French King Yves has revoked his kinsman’s welcom in his lands. Phillipe has been ordered to leave Senlis at once.</text:p>
      <text:p text:style-name="P156"/>
      <text:p text:style-name="P156">8 June</text:p>
      <text:p text:style-name="P156"/>
      <text:p text:style-name="P156">The sound of this summer is the tide taking out the German advantage! The city of Metz has been besieged by men of French-Comte in East Francia and German forces have suffered serious casualties in both Denmark and Bohemia! In Aquitaine though it is a different story. All land up to the Garonne River has been wholly occupied by the Kaisar while the Queen of Breziah has come into conflict with Poitou loyalists led by Duke Roger the Repulsive. As a result the German war effot in this theatre is running nearly unnoposed. Still neither Castille nor Leon will join this great war, neither will Olver in England or Neil or myself. We all enjoy our easy lives too much…</text:p>
      <text:p text:style-name="P156"/>
      <text:p text:style-name="P157">23 June</text:p>
      <text:p text:style-name="P157"/>
      <text:p text:style-name="P157">Gausfred, King of Egypt, with the blessing of His Holiness has now begun war with the protector of the Jerusalem Theocracy. Their realm slowly slipped into hedonism and was, in Gausfred’s own words, “A disgrace to Christ himself” Apparently if he cant win in Arabia the war-hawk need a big V in the Holy land against our own brothers, albeit lost, of the faith.</text:p>
      <text:p text:style-name="P157"/>
      <text:p text:style-name="P157">1 July</text:p>
      <text:p text:style-name="P157"/>
      <text:p text:style-name="P157">The Pope has died and the newly elected man is none other than a Bishop of Benevento with strong ties to the Byzantine Empire. Perhaps the great schism will end with our pope bowing to the Empire of the East in order to stop the Kaisar from overrunning his own palace. Caelestinus II is named Bishop of Rome!</text:p>
      <text:p text:style-name="P157"><text:soft-page-break/></text:p>
      <text:p text:style-name="P157">6 September</text:p>
      <text:p text:style-name="P157"/>
      <text:p text:style-name="P157">France has agreed with Breziah to an agreed upon border, that France will not sieze Poitou and that Breziah will respect France’s claims in Normandy. Phillipe has returned to live with his son at court on the west coast, southern side of the river Loire in the city of Retz. A sad place to retire as a failed man who was destined to be King of Francia but instead watched his country fall to the Kaisar (who speaking of has heated up as the summer wore on. My spies over heard that he has all but surrounded Roma and may be ready to take it this winter…)</text:p>
      <text:p text:style-name="P157"/>
      <text:p text:style-name="P158">27 November</text:p>
      <text:p text:style-name="P158"/>
      <text:p text:style-name="P158">A lunatic petty king in Wales has sent 1500 men to Germany. I dont think anyone faults me for not sending any…</text:p>
      <text:p text:style-name="P158"/>
      <text:p text:style-name="P28">1219</text:p>
      <text:p text:style-name="P28"/>
      <text:p text:style-name="P158">3 January</text:p>
      <text:p text:style-name="P158"/>
      <text:p text:style-name="P158">At the dawn on the new year it does indeed seem like the Kaisar will be deafeated. Over winter he suffered dreadful casualties in Litomerice <text:span text:style-name="T33">and have failed any real offensive victories since early summer.</text:span></text:p>
      <text:p text:style-name="P158"/>
      <text:p text:style-name="P159">14 April</text:p>
      <text:p text:style-name="P159"/>
      <text:p text:style-name="P159">My daughter, who is 16 now, has been sent to marry the grandson of the King of England further cementing our people together!</text:p>
      <text:p text:style-name="P159"/>
      <text:p text:style-name="P160">10 June</text:p>
      <text:p text:style-name="P160"/>
      <text:p text:style-name="P160">My God. 8000 Germans are burning the Lunatic Welsh King’s castle right now. Our men are ready to fight but will not strike preemptively…</text:p>
      <text:p text:style-name="P160"/>
      <text:p text:style-name="P160">18 December</text:p>
      <text:p text:style-name="P160"/>
      <text:p text:style-name="P160">Germany has been forced to retreat from War. They did not surrender any land but since mid-summer their war machine seems to have slept, or at least wavered. </text:p>
      <text:p text:style-name="P160"/>
      <text:p text:style-name="P29">1220</text:p>
      <text:p text:style-name="P29"/>
      <text:p text:style-name="P161">3 January</text:p>
      <text:p text:style-name="P161"/>
      <text:p text:style-name="P161">My son Cuan III has become such a whiner recently. Nothing is good enough for the spoiled brat… I must ensure Lennan does not turn out like this…</text:p>
      <text:p text:style-name="P161"/>
      <text:p text:style-name="P161">22 January</text:p>
      <text:p text:style-name="P161"/>
      <text:p text:style-name="P161"><text:soft-page-break/>The vassals are all very happy with me and would not protest should I revoke the titles from Slaine. I know she would resist and ultimately would lead to war so I choose to not pursue it at this time.</text:p>
      <text:p text:style-name="P161"/>
      <text:p text:style-name="P162">2 March</text:p>
      <text:p text:style-name="P162"/>
      <text:p text:style-name="P162">I am become exalted among men. As far away as Egypt people tell tales of Cuan the Great who has transformed Ireland into a nation of all time. A true celebration and exploration of the realm of God. Our great library is nearing completion and already we boast now one of the most educate<text:span text:style-name="T35">d</text:span> and rich people in all of Europe. Olver of England has died and his son Eilif has been named King. Our two kingdoms are in a close alliance.</text:p>
      <text:p text:style-name="P162"/>
      <text:p text:style-name="P162">21 March</text:p>
      <text:p text:style-name="P162"/>
      <text:p text:style-name="P162">Franz the German Kaisar has suspended military operations for the spring and summer. The first queit year for the reich in nearly 4 years. Franz has re-located his Imperial court to Julich where his predeccessor reigned and waged war on nearly the entire continet. Franz <text:span text:style-name="T34">was defeated decisevely in Bohemia but took Wolgast and Werl from Denmark and managed to annex more than half of Aquitaine. Bouchard, the son of the old Duke of Aquitaine, has been named “King of Aquitaine” following an alliance between the Duke of Poitou and Bouchard. The queen of Breziah was forced to retreat back to the river Loire. The Kaisar has time to rest but he is not defeated. In another few years I am sure he will renew his bloodthirsty mission to take the lands he feels are his…</text:span></text:p>
      <text:p text:style-name="P162"/>
      <text:p text:style-name="P163">28 April</text:p>
      <text:p text:style-name="P163"/>
      <text:p text:style-name="P163">A great civil war burns through the Eastern Empire. Rich men in Constantinople demand that the crown return to their great city and under their name. The Thracian men are upset because the Byzantine occupation of Zachlumia was recently abandoned and they feel that Emperess Anthe is too weak, too far away, and too distracted to steer the Empire in the right direction at this time.</text:p>
      <text:p text:style-name="P163"/>
      <text:p text:style-name="P164">12 May </text:p>
      <text:p text:style-name="P164"/>
      <text:p text:style-name="P164">The city of Noli has resumed operation of the Genoan merchant republic headed by Doge Flavio who has recently returned supposedly from hiding in Africa during the great German war. The Kaisar does not seem ready to mobilize soldiers to bring down the currently free city of Noli and as a result Genoan trade activity will be allowed to resume…</text:p>
      <text:p text:style-name="P164"/>
      <text:p text:style-name="P164">6 August</text:p>
      <text:p text:style-name="P164"/>
      <text:p text:style-name="P164">Phillipe of house Capet, the former King of Aquitaine, has died. His son, King of Breziah, has been named Count of Mallalorca by the locals there who still swear alliegience to a King whom they may never see. What a funny and honourable people those islanders are…</text:p>
      <text:p text:style-name="P164"/>
      <text:p text:style-name="P165">3 October</text:p>
      <text:p text:style-name="P165"/>
      <text:p text:style-name="P165">Echtgus the great Marshall of Ireland and protector of my familie’s throne finnaly died today. I named my wife Marquessa as regent in his wake...</text:p>
      <text:p text:style-name="P163"/>
      <text:p text:style-name="P163"/>
      <text:p text:style-name="P137"/>
      <text:p text:style-name="P166"><text:soft-page-break/>6 November</text:p>
      <text:p text:style-name="P166"/>
      <text:p text:style-name="P166">Only Siena, Pisa, Noli, and the free cities of Grezes and Vivarais stand against the Kaisar for hundreds of miles in the south western corner of Europe.</text:p>
      <text:p text:style-name="P166"/>
      <text:p text:style-name="P166">7 November</text:p>
      <text:p text:style-name="P166"/>
      <text:p text:style-name="P166">Marquessa came to me and begged to make <text:span text:style-name="T41">our</text:span> son <text:span text:style-name="T41">Cuan III</text:span> <text:span text:style-name="T41">my</text:span> Spymaster and send him to Europe. I will never do such a thing. He would be in too much danger there and besides he would be a terrible spy anyways! She maintained that he is depressed and complains so much because he hasnt ever done anything his whole life! When I was his age I had already been King for years! My decision will surely upset them both but in this Kingdom my word is law!</text:p>
      <text:p text:style-name="P166"/>
      <text:p text:style-name="P30">1221</text:p>
      <text:p text:style-name="P30"/>
      <text:p text:style-name="P166">1 January</text:p>
      <text:p text:style-name="P166"/>
      <text:p text:style-name="P166">With the new year upon us I have dedicated a new militia training ground be built in Outer Dublin! We are become a very rich nation but we must never forget how we won our riches and secured our prosperity!</text:p>
      <text:p text:style-name="P166"/>
      <text:p text:style-name="P167">13 February</text:p>
      <text:p text:style-name="P167"/>
      <text:p text:style-name="P167">The Kaisar has swept into the valley of French-Comche for nearly 100 years the people of French-Comche had been free to respect the rule of the Pope in Roma but German soldiers have moved in and begun killing many many people. Unless France steps in there is no one left to look out for them, and Yves has already been humilitated by the Germans when they arrived unnopessed to Paris and forced him to surrender Flanders.</text:p>
      <text:p text:style-name="P167"/>
      <text:p text:style-name="P167">15 March</text:p>
      <text:p text:style-name="P167"/>
      <text:p text:style-name="P167">We have installed a new law in my Kingdom. All farmers must provide 10% of their food (and all crafstmen must provide 10% of their crafts) as a tithe to the church (who will then provide some to my court) The people may complain but after all who is responsible for the greatest concentration of wealth in western Europe seen since the Roman Empire outside of Rome. My statue is already plated in gold but damn if I dont want another…</text:p>
      <text:p text:style-name="P167"/>
      <text:p text:style-name="P167">16 March</text:p>
      <text:p text:style-name="P167"/>
      <text:p text:style-name="P167">I have arranged for Lennan to marry the daughter of Yves Princess Isabelle of France. I fear the next generation will be forced to stay united against Germany or else perish...(but not yet cuz I love living this easy rich life!)</text:p>
      <text:p text:style-name="P167"/>
      <text:p text:style-name="P167">2 April</text:p>
      <text:p text:style-name="P167"/>
      <text:p text:style-name="P167">While out on my carriage I saw an old inn. I have taken it as my pet project to see it re-opened!</text:p>
      <text:p text:style-name="P167"/>
      <text:p text:style-name="P168">6 May</text:p>
      <text:p text:style-name="P168"><text:soft-page-break/></text:p>
      <text:p text:style-name="P168">Well it turned out more of a tavern but The Joker’s Choice is finnaly open for buisiness!</text:p>
      <text:p text:style-name="P168"/>
      <text:p text:style-name="P168">9 June</text:p>
      <text:p text:style-name="P168"/>
      <text:p text:style-name="P168">I have begun adding a dash extra salt to the free bar snacks...cuz it makes people thirsty lol</text:p>
      <text:p text:style-name="P168"/>
      <text:p text:style-name="P168">10 June</text:p>
      <text:p text:style-name="P168"/>
      <text:p text:style-name="P168">I am making good money with this inn!</text:p>
      <text:p text:style-name="P168"/>
      <text:p text:style-name="P168">10 July</text:p>
      <text:p text:style-name="P168"/>
      <text:p text:style-name="P168">Fuck it! I have booked a wild ass who supposedly talks and reads poetry to come to my bar!</text:p>
      <text:p text:style-name="P168"/>
      <text:p text:style-name="P168">1 August</text:p>
      <text:p text:style-name="P168"/>
      <text:p text:style-name="P168">I must admit I’m having a hell of a time at The Joker’s Choice!</text:p>
      <text:p text:style-name="P168"/>
      <text:p text:style-name="P168">12 August</text:p>
      <text:p text:style-name="P168"><text:line-break/>Ok so we gotta get rid of the ass… It’s been breaking shit and attacking customers...I swore it could talk though lol</text:p>
      <text:p text:style-name="P168"/>
      <text:p text:style-name="P168">23 August</text:p>
      <text:p text:style-name="P168"/>
      <text:p text:style-name="P168">Well a man wants to buy the bar and I’m ready to return to my castle but damn if that wasnt a hell of a time! Plus I feel like that adventure will make me even better at running the country!</text:p>
      <text:p text:style-name="P168"/>
      <text:p text:style-name="P169">6 October</text:p>
      <text:p text:style-name="P169"/>
      <text:p text:style-name="P169">My nephew, the retarded son of Coblfaith, has been ordered to return to my castle. Talk of the realm is that a faction was brewing in Westmeathe concerning my nephews possible assumption of the throne (and given he’s retarded they would clearly be taking advantage of him) I also have begun construction of a new elite soldier school the Gallowglass.</text:p>
      <text:p text:style-name="P169"/>
      <text:p text:style-name="P169">4 November</text:p>
      <text:p text:style-name="P169"/>
      <text:p text:style-name="P169">Ponc the Lunatic King of Castille has declared himself the Shia Caliph of off Muslims in the west….An absolutely unexplainable move. <text:span text:style-name="T36">Ponc defeated the Caliph in Hispania and has effectevly esstablished his hegemony over the penninsula but the choice to convert to Islam and turn his back on the pope is insane! When news spread to France Yves is said to have died at the sound that the second greatest power in Europe (and only possible hope of defeating the Kaisar) had turned his back on him was simply too much. His young son Onfroy only 19 is now King of France.</text:span></text:p>
      <text:p text:style-name="P169"/>
      <text:p text:style-name="P170">8 November</text:p>
      <text:p text:style-name="P170"/>
      <text:p text:style-name="P170">The Kaisar has invaded Hungary again and is moving on the city of Pest along the northern side of the Danube. Gone is any sort of resistance in Italy, or Denmark, or France.</text:p>
      <text:p text:style-name="P170"><text:soft-page-break/></text:p>
      <text:p text:style-name="P31">1222</text:p>
      <text:p text:style-name="P31"/>
      <text:p text:style-name="P171">24 February</text:p>
      <text:p text:style-name="P171"/>
      <text:p text:style-name="P171">Gausfred, now 53 years old still fighting his war against the Temple in Jerusalem, is now dealing with a revolt in Egypt because the people no longer want to fight in these wars. They claim Gausfred is abusing his temporal power and must listn to reason.</text:p>
      <text:p text:style-name="P171"/>
      <text:p text:style-name="P171">18 March</text:p>
      <text:p text:style-name="P171"/>
      <text:p text:style-name="P171">The apparent first act of Onfroy as King of France is to declare his saverghntey as “First Christain of Hispania” Now Onfroy has never left Paris let alone travelled to Hispania and no one thinks he stands a chance against the great power of Castille. This is surely a bad omen for the reign of Onfroy the Careless…</text:p>
      <text:p text:style-name="P171"/>
      <text:p text:style-name="P172">18 June</text:p>
      <text:p text:style-name="P172"/>
      <text:p text:style-name="P172">Normandy has declared Independance from Norway after their defeat by Sweden in Oppland.</text:p>
      <text:p text:style-name="P172"/>
      <text:p text:style-name="P172">23 June</text:p>
      <text:p text:style-name="P172"/>
      <text:p text:style-name="P172">A new Emperor of Byzantium in named <text:span text:style-name="T37">Lazaros in Anchia will rule as Emperor out of Greece.</text:span></text:p>
      <text:p text:style-name="P172"/>
      <text:p text:style-name="P173">13 September</text:p>
      <text:p text:style-name="P173"/>
      <text:p text:style-name="P173">The Kaisar has mobilized his men in Aquitaine and prepares to invade Castillian Hispania. The end of Western Europe? Perhaps, perhaps the Kaisar will unite the lands of Charlegmane and create a new era of peace. IDK</text:p>
      <text:p text:style-name="P173"/>
      <text:p text:style-name="P32">1223</text:p>
      <text:p text:style-name="P32"/>
      <text:p text:style-name="P174">18 January</text:p>
      <text:p text:style-name="P174"/>
      <text:p text:style-name="P174">Auvergne has begun resisting the Kaisar as the people still maintain that the Roman Pope is their spiritual leader “Who controls Jerusalem controls me!” greet the Occitan disobidient. A perfect storm for the Kaisar who was relying on their lands and cooperation to ensure his smooth occupation of Hispania.</text:p>
      <text:p text:style-name="P174"/>
      <text:p text:style-name="P175">28 February</text:p>
      <text:p text:style-name="P175"/>
      <text:p text:style-name="P175">I have made my son Lennan a Commander of our great Irish Army.</text:p>
      <text:p text:style-name="P175"/>
      <text:p text:style-name="P175">2 April</text:p>
      <text:p text:style-name="P175"/>
      <text:p text:style-name="P175">Well I have payed to have a family chronicle paid for. I wonder if it will be worth anything…</text:p>
      <text:p text:style-name="P175"/>
      <text:p text:style-name="P175">2 June</text:p>
      <text:p text:style-name="P175"><text:soft-page-break/></text:p>
      <text:p text:style-name="P175">The armies of Onfroy were completely destroyed this month by forces loyal to both the Kaisar and those loyal to castille. Ponc has rallied a massive army and is headed north into <text:span text:style-name="T38">but the Kaisar <text:s/>himslef has already crossed into Hispania.</text:span></text:p>
      <text:p text:style-name="P175"/>
      <text:p text:style-name="P175">20 July</text:p>
      <text:p text:style-name="P175"/>
      <text:p text:style-name="P175">The Kaisar himself, Franz, was killed in battle against the Castillians <text:span text:style-name="T38">during a battle outside the great city of Barcelona. The Germans did manage to lay siege to the city though and did not give up at the death of their Emperor. Dietrich II the second Emperor of Pomerannia will be his successor.</text:span></text:p>
      <text:p text:style-name="P175"/>
      <text:p text:style-name="P176">11 September</text:p>
      <text:p text:style-name="P176"/>
      <text:p text:style-name="P176">Tens of thousands of soldiers clash among the fields and towns of Barcelona in the greatesh clash of Empires ever seen in Hispania as the Kaisar invades Castille…</text:p>
      <text:p text:style-name="P176"/>
      <text:p text:style-name="P176">14 December</text:p>
      <text:p text:style-name="P176"/>
      <text:p text:style-name="P176">As winter sets in the german forces of the Kaisar have been forced to withdraw from Hispania.</text:p>
      <text:p text:style-name="P176"/>
      <text:p text:style-name="P177">25 December</text:p>
      <text:p text:style-name="P177"/>
      <text:p text:style-name="P177">Rorgan, son of Phillipe and King of Brittany was exiled to Mallorca following his wife’s death. Political opponents forced his hand and claimed that they would never bow to a King of Capet and that his family lacked the strength to even take Poitou in their moment of need. As a result a new King in Broerec has been elected and Rorgan will certainly die on his island refuge. Meanwhile Onfroy of France has decided now is a good time to try take Poitou for himself while the Kaisar is busy with Castille and now that Rorgan’s claim on Brittany is evaporated Onfroy does not need to worry about having a distant cousin for a neighbor.</text:p>
      <text:p text:style-name="P177"/>
      <text:p text:style-name="P55"/>
      <text:p text:style-name="P176"/>
      <text:p text:style-name="P33">1224</text:p>
      <text:p text:style-name="P33"/>
      <text:p text:style-name="P177">13 February</text:p>
      <text:p text:style-name="P177"/>
      <text:p text:style-name="P177">Both Normandy and Norwegian Cornwall have spurned their annual tithe to Norway and declared themselves independent.</text:p>
      <text:p text:style-name="P177"/>
      <text:p text:style-name="P178">12 April</text:p>
      <text:p text:style-name="P178"/>
      <text:p text:style-name="P178">The King of Castille has managed to push back the German advance to Empuries where 40,000 soldiers now fight for the future of Hispania…</text:p>
      <text:p text:style-name="P178"/>
      <text:p text:style-name="P178">11 July</text:p>
      <text:p text:style-name="P178"/>
      <text:p text:style-name="P178">After several months and tens of thousands of deaths, the Kaisar has been forced to retreat again north and out of Hispania!</text:p>
      <text:p text:style-name="P178"><text:soft-page-break/></text:p>
      <text:p text:style-name="P178">23 September</text:p>
      <text:p text:style-name="P178"/>
      <text:p text:style-name="P178">So in addition to Gausfred’s war against Jerusalem now the Muslims have crept back up from Arabia and are involved as well…</text:p>
      <text:p text:style-name="P178"/>
      <text:p text:style-name="P179">25 December</text:p>
      <text:p text:style-name="P179"/>
      <text:p text:style-name="P179">The Kaisar surrendered to King Ponc announced on Christmas Day 1224! The war claimed around 60,000 men’s lives and broke the bank of the greatest power Europe has seen since the days of Charlegmane. There is no doubt that the Kaisar’s ability to terrorize the continent is now severelly hindered and Ponc the Lunatic is without a doubt the strongest, and most famous (and most eclectic) man in Europe today.</text:p>
      <text:p text:style-name="P179"/>
      <text:p text:style-name="P34">1225</text:p>
      <text:p text:style-name="P34"/>
      <text:p text:style-name="P180">25 February</text:p>
      <text:p text:style-name="P180"/>
      <text:p text:style-name="P180">A great host of drunk Bavarians returned defeated from Hispania have begun a general revolt to take the throne away from the “Dumbasses in Pomerannia” and set the German reich on a new and better course under the drunk Bavarians. The drunken revolt of Bavaria has begun. The Kaisar being so weak from his defeat in Hispania and morale so low it would not surprise me to see the next emperor hail from Bavaria in the slightest…</text:p>
      <text:p text:style-name="P180"/>
      <text:p text:style-name="P181">10 April</text:p>
      <text:p text:style-name="P181"/>
      <text:p text:style-name="P181">Ponc of Castille has moved against Navarre in an apparent attempt to usurp all of Hispania after his great defeat of the Kaisar. The King of Leon (who has lived quite in the shadow of Ponc after his defeats in Oviedo) refuses to even fight Ponc.</text:p>
      <text:p text:style-name="P181"/>
      <text:p text:style-name="P182">11 July</text:p>
      <text:p text:style-name="P182"/>
      <text:p text:style-name="P182">I allowed my chancellor to fight in a duel today.</text:p>
      <text:p text:style-name="P182"/>
      <text:p text:style-name="P183">11 August</text:p>
      <text:p text:style-name="P183"/>
      <text:p text:style-name="P183">The alliance of Aquitaine comprising of Poitou and Bordeux has successfully reppelled the French invasion and, for now, defended their claim to soverignty. Onfroy King of France is away in Eastern Jerusalem in defense of the holy city.</text:p>
      <text:p text:style-name="P183"/>
      <text:p text:style-name="P183">19 October</text:p>
      <text:p text:style-name="P183"/>
      <text:p text:style-name="P183">King Clamenc of Carinthia, the most powerful prince in the Holy Roman Empire, threw his lot in with Heinrich the drunken Bavarian now casting a serious shadow over the Pommeranian emperor’s abilty to hold the throne. It is likely he will be removed shortly…</text:p>
      <text:p text:style-name="P183"/>
      <text:p text:style-name="P35">1226</text:p>
      <text:p text:style-name="P35"/>
      <text:p text:style-name="P184"><text:soft-page-break/>1 January</text:p>
      <text:p text:style-name="P184"/>
      <text:p text:style-name="P184">The day drag on and I have lost my dilligence. I am beginning to slip. I can feel at 48 old age coming at me rapidly.<text:line-break/></text:p>
      <text:p text:style-name="P185">2 April</text:p>
      <text:p text:style-name="P185"/>
      <text:p text:style-name="P185">Our great library has opened! I have sent for a great expansion of the city of Dublin now recognized as the greatest urban area in Western Europe a city truly inspired by all that the world has to offer.</text:p>
      <text:p text:style-name="P185"/>
      <text:p text:style-name="P185">23 May</text:p>
      <text:p text:style-name="P185"/>
      <text:p text:style-name="P185">It seems that the news from the Holy land is not so great. The revolting people in Egypt who demand an end to their endless crusades in Arabia have become a major thorn in the side of the King of Egypt (Gausfred) who has been unable to lend his full strength to Jerusalem where he is gravely needed to crush the <text:span text:style-name="T39">Islamic</text:span> Onslaught.</text:p>
      <text:p text:style-name="P185"/>
      <text:p text:style-name="P186">26 May</text:p>
      <text:p text:style-name="P186"/>
      <text:p text:style-name="P186">The lands of Leon to the south of Oviedo have surrendered completely to Ponc. Castille now stands on the brink of victory over Navarre which will result in the unification of Hispania under Ponc the Lunatic of Castille. The free Occitan men along with contingents from as far away as Brittany are in Hispania trying to calm the storm of the madman but his power seems too great to be eclispsed by the shattered men of Aquitaine…</text:p>
      <text:p text:style-name="P186"/>
      <text:p text:style-name="P186">6 October</text:p>
      <text:p text:style-name="P186"/>
      <text:p text:style-name="P186">The city of Navarra fell without much fanfare to Ponc however a sizeable resistance to his supremacy on the Iberian Penninsula has organized along the western shores of Iberia in the tradtitional lands of Galicia and Beja. <text:span text:style-name="T39">How long these Christian Basques will be able to go on living is anyone’s guess…</text:span></text:p>
      <text:p text:style-name="P186"/>
      <text:p text:style-name="P187">18 December</text:p>
      <text:p text:style-name="P187"/>
      <text:p text:style-name="P187">A terrible plight of measles has swept over England and my daughter writes to tell me she has come down with a nasty case of the damned disease.</text:p>
      <text:p text:style-name="P187"/>
      <text:p text:style-name="P187">19 December</text:p>
      <text:p text:style-name="P187"/>
      <text:p text:style-name="P187">More foul news. Muslims have crossed from Arabia into Jerusalem and taken the Holy city! Gausfred remains occupied in the East with defectors.</text:p>
      <text:p text:style-name="P187"/>
      <text:p text:style-name="P36">1227</text:p>
      <text:p text:style-name="P36"/>
      <text:p text:style-name="P188">6 January</text:p>
      <text:p text:style-name="P188"/>
      <text:p text:style-name="P188">The duke of Berry in France (on the border with Aquitaine) has raised his arms against Onfroy because he feels that the King of France is weak and destined for failure. From my outside point of view the in-fighting in France which has plagued their people for the last century caused their own downfall and <text:soft-page-break/>the current plight in Europe where nearly all of her land is owned by two crazy tyrants one in Castille and one in Germany.</text:p>
      <text:p text:style-name="P188"/>
      <text:p text:style-name="P189">21 January</text:p>
      <text:p text:style-name="P189"/>
      <text:p text:style-name="P189">The great Italian cities of Milan, Genoa, and Padua have all raised their arms against the Kaisar. The Drunkard of Bavaria seems less likely to inherit the throne but the Pommeranian Kaisar seems more ready to loose his seat by the day.</text:p>
      <text:p text:style-name="P189"/>
      <text:p text:style-name="P190">18 February</text:p>
      <text:p text:style-name="P190"/>
      <text:p text:style-name="P190">The Queen of Leon is held pseudo-prisoner in Asturias where she is cut off from the former King of Leon who has escaped to Gascogne where he is welcome, for now. In the western side of Hispania the men (who are quite sure they wont have Ponc for their King) now cannot agree between themselves who would best lead them together. A serious division has sprang up between the Basque and Portugesse communities which now threatens the unity of their political alliance against Ponc and to the Pope. The situation in the Holy Roman Empire, in the wake of their great defeat at the hands of Ponc, has devolved into a mad war with no less than 4 men fighting for the title of Emperor. <text:span text:style-name="T40">Heinrich the Drunkard holds absolute power in Bavaria and is supported by the King of Carinthia making this the greatest faction. But in addition Baldomar, the Duke of Milan, and Manegold of Austria have thrown their names into contention against the Pommeranian Kaisar Dytryk II who was appointed after the sudden death of the failed Kaisar Franz possibly just to be a fall man. However even after Franz’s death the general consensus had been that Germany would prevail though possibly slower than before but Dytryk II failed to execute and as a result has lost his right to gover. The shit show in Germany now may or may not play out and there is a very real chance that this now exposed deep seated divisions between Bavaria, Italy, Austria, Denmark, and Pommerania will spell the doom of the Holy Roman Empire. Only time will tell…</text:span></text:p>
      <text:p text:style-name="P190"/>
      <text:p text:style-name="P190"/>
      <text:p text:style-name="P192">13 March</text:p>
      <text:p text:style-name="P192"/>
      <text:p text:style-name="P192">Neil of Scottland died today <text:span text:style-name="T42">after a long period of illness</text:span>. <text:span text:style-name="T42">His reign will be remembered for never truly uniting the people and leaving Scottland weak and somewhat lawless. To be completely honest they have been a bit of a pirate problem along some of our coasts as Scottish Vagabonds come a’looting for easy cash and booze. Neil’s son Neil II is only 15 and named King of Scottland. Only the Duke of Albany has openly critisized his inheritance but it seems unlikely the old drunk will try another war. </text:span></text:p>
      <text:p text:style-name="P192"/>
      <text:p text:style-name="P192"/>
      <text:p text:style-name="P191">3 April</text:p>
      <text:p text:style-name="P191"/>
      <text:p text:style-name="P191">African Raiders from the coast of Morraco have been spotted in Saint George’s Channel! I have raiseed the levies and we will destroy them. Fast.</text:p>
      <text:p text:style-name="P191"/>
      <text:p text:style-name="P191">25 April</text:p>
      <text:p text:style-name="P191"/>
      <text:p text:style-name="P191">Well we hit them very hard the last couple of weeks and they sailed back out of Saint Georges Channel but with that many men I doubt they’re gone for good. These people are attempting a cruel and calculated strike on our great city of Dublin.</text:p>
      <text:p text:style-name="P191"/>
      <text:p text:style-name="P191"><text:soft-page-break/>7 June</text:p>
      <text:p text:style-name="P191"/>
      <text:p text:style-name="P193">My wife has been such a bitch saying that I’m fucking Cuan III up by not giving him any official position. The truth is he’s not great at anything and I’m trying to run a fucking country! Five years now she’s been asking me to make him my councillor but I already have one who does his job better than my son can. I have already promised once he dies I will give the job to Cuan. He’s Prince of Ireland for Christsake. I am not going to bow to her on this issue. Ever.</text:p>
      <text:p text:style-name="P193"/>
      <text:p text:style-name="P194">1 August</text:p>
      <text:p text:style-name="P194"/>
      <text:p text:style-name="P194">So, I have bought Marqussa a falcon. Also I have sent my son Lennan on an expedition to the coast of Scottland to take hold of this pirating problem. I have lent him the use of much of my armies. This pissed Marquessa off cuz I’m “Favoring Lennan” and <text:span text:style-name="T43">thus I got her a falcon.</text:span></text:p>
      <text:p text:style-name="P194"/>
      <text:p text:style-name="P195">5 September</text:p>
      <text:p text:style-name="P195"/>
      <text:p text:style-name="P195">Our great army has landed in Scottland and already we have been denounced by the King. I have sent word to Lennan that he may engage and defeat any who stand in his way of pacifying this land of anarchy!</text:p>
      <text:p text:style-name="P195"/>
      <text:p text:style-name="P195">8 September</text:p>
      <text:p text:style-name="P195"/>
      <text:p text:style-name="P195">Ive been having a High Time livng the Good Life ;) Drinking and Smoking <text:span text:style-name="T44">oh and</text:span> uhh asserting Irish dominance on the Isle of Great Britain. England is our ally and will not interfere in our affairs. In all honestly we are helping to pacify the region and hopefully transform it’s economic prosperity.</text:p>
      <text:p text:style-name="P195"/>
      <text:p text:style-name="P196">26 September</text:p>
      <text:p text:style-name="P196"/>
      <text:p text:style-name="P196">The initial crossing into the lands of Carrick and Clydsedale have been met with no initial resistance. We are not a marauding band of wild thugs. We are there to keep the peace. I think the people appreciate the gesture. OR are planning something. I do not know…</text:p>
      <text:p text:style-name="P196"/>
      <text:p text:style-name="P196">29 September</text:p>
      <text:p text:style-name="P196"/>
      <text:p text:style-name="P196">I have arranged for a meeting with a local tailor, refered to my by my spymaster, who was once the spymaster for a german prince.</text:p>
      <text:p text:style-name="P196"/>
      <text:p text:style-name="P196">14 October</text:p>
      <text:p text:style-name="P196"/>
      <text:p text:style-name="P196">This man nearly killed me. But damn he was smooth about it. I trust him to show me the ways of spyingg</text:p>
      <text:p text:style-name="P196"/>
      <text:p text:style-name="P197">12 December</text:p>
      <text:p text:style-name="P197"/>
      <text:p text:style-name="P197">According to Lennan the people and our soldiers have all been very much peaceful and content. The King seems to lack the power to care for his own people (let alone stope our great army!) and the Scotts are happy for our arrival.</text:p>
      <text:p text:style-name="P197"/>
      <text:p text:style-name="P197">25 December</text:p>
      <text:p text:style-name="P197"><text:soft-page-break/></text:p>
      <text:p text:style-name="P197">The great city of Milan has been occupied by forces loyal to the Pommeranian Kaisar. After 3 years of sporadic civil wars across the great Holy Roman Empire Dytryk has emerged as still the most powerful claimant. However he still holds no power in roughly half of his empire and must, somehow, pacify his rebellious vassals.</text:p>
      <text:p text:style-name="P197"/>
      <text:p text:style-name="P37">1228</text:p>
      <text:p text:style-name="P37"/>
      <text:p text:style-name="P197">28 January</text:p>
      <text:p text:style-name="P197"/>
      <text:p text:style-name="P197">Smallpox has begun in our fair isle. Over 50 people sick in the Duchy of Mumu.</text:p>
      <text:p text:style-name="P197"/>
      <text:p text:style-name="P197">15 March</text:p>
      <text:p text:style-name="P197"/>
      <text:p text:style-name="P197">The smallpox epidemic has grown and now infecs Leix. No cases in Dublin are reported yet but very many people, I am told, are getting very sick…</text:p>
      <text:p text:style-name="P197"/>
      <text:p text:style-name="P198">9 April</text:p>
      <text:p text:style-name="P198"/>
      <text:p text:style-name="P198">It is a wonder that there are still no reported cases north of Cill Dara NOR any in the city of Dublin itself. We closed regular travel from the south last week and it seems to be working a miracle!</text:p>
      <text:p text:style-name="P198"/>
      <text:p text:style-name="P198">24 April</text:p>
      <text:p text:style-name="P198"/>
      <text:p text:style-name="P198">Dytryk II has died and his claim to Germany with it. On the contenent Alois II Von Metz “The Lord of Trier” has become elected Kaisar by the men in Franconia and he is supported by many Germans including those in Brandenburg and Wurzburg.</text:p>
      <text:p text:style-name="P198"/>
      <text:p text:style-name="P198">4 May</text:p>
      <text:p text:style-name="P198"/>
      <text:p text:style-name="P198">The first reports of smallpox in our city are now coming in. It was a miracle it took as long as it did…</text:p>
      <text:p text:style-name="P198"/>
      <text:p text:style-name="P199">11 May</text:p>
      <text:p text:style-name="P199"/>
      <text:p text:style-name="P199">I have sent for those who are inside the city and come ill to be sent out. For the good of our people (and me! Jesus christ smallpox fucking scares me)</text:p>
      <text:p text:style-name="P199"/>
      <text:p text:style-name="P199">19 May</text:p>
      <text:p text:style-name="P199"/>
      <text:p text:style-name="P199">Exceptions always have to be made...some people with smallpox will have to stay…</text:p>
      <text:p text:style-name="P199"/>
      <text:p text:style-name="P199">20 June</text:p>
      <text:p text:style-name="P199"/>
      <text:p text:style-name="P199">Another Scottish raiding party this one much smaller and more quickly destroyed. Lennan tells me that all is well and none have any smallpox there and that still no serious resistance has formed against their policing the Scottish shores…</text:p>
      <text:p text:style-name="P199"/>
      <text:p text:style-name="P199">5 July</text:p>
      <text:p text:style-name="P199"><text:soft-page-break/></text:p>
      <text:p text:style-name="P199">Smallpox has spread as far north as Breife now.</text:p>
      <text:p text:style-name="P199"/>
      <text:p text:style-name="P199">7 July</text:p>
      <text:p text:style-name="P199"/>
      <text:p text:style-name="P199">Damn Marquessa! Even with the bird she still keeps pestering me about Cuan III…</text:p>
      <text:p text:style-name="P199"/>
      <text:p text:style-name="P199">28 July</text:p>
      <text:p text:style-name="P199"/>
      <text:p text:style-name="P199">I have gone personally to Scottsland for one to escape from the smallpox and also to see if I cant arrange a talk with this young king of Scottland…</text:p>
      <text:p text:style-name="P199"/>
      <text:p text:style-name="P200">14 September</text:p>
      <text:p text:style-name="P200"/>
      <text:p text:style-name="P200">Smallpox has calmed down in Dublin and the King Neil II assures me he has the vagabond firmly under control but thanks me for my part. He made sure that only the occupation of Carrick was needed by Ireland. I dont want to ruin this kid’s life and I respect Scottland for what they are. However I think that Clydsedale is a regional culture hub that is need be Irish…</text:p>
      <text:p text:style-name="P200"/>
      <text:p text:style-name="P200">7 October</text:p>
      <text:p text:style-name="P200"/>
      <text:p text:style-name="P200">Slaine has died and damn near half the Kingdom is in mourning. She was never even Queen! Well to be fair I will admit that she played a great role in our Island’s affairs during her life and that she was never spiteful and did not once raise arms against me after my father...the hunchback...was expelled but she never build a GOLD FUCKING STATUE of herself!</text:p>
      <text:p text:style-name="P200"/>
      <text:p text:style-name="P200">25 October</text:p>
      <text:p text:style-name="P200"/>
      <text:p text:style-name="P200">After speaking with her two sons, Skjalg and Ogmund (raised in Norway) they have assured me that we see eye to eye. Skjalg being the oldes will inherit Slaine’s single title of Duchess (his is not stipulated to be for life however) as Duke of Connachta. His brother Ogmund the younger will inherit Osraige but not be made a Duke of Laigan. Skjalg does frighten me though, he is possibly not greater than I but he is certainly stronger than my son…</text:p>
      <text:p text:style-name="P200"/>
      <text:p text:style-name="P201">11 December</text:p>
      <text:p text:style-name="P201"/>
      <text:p text:style-name="P201">Onfroy in France has been murdered. Rorgan II 7 years old is now King of France but still the Duke of Berry (not to mention Aquitaine) spurn his rule. I sent for his Aunt Issabelle to be sent to my court at once so she will be safe to marry Lennan.</text:p>
      <text:p text:style-name="P201"/>
      <text:p text:style-name="P38">1229</text:p>
      <text:p text:style-name="P38"/>
      <text:p text:style-name="P201">3 January</text:p>
      <text:p text:style-name="P201"/>
      <text:p text:style-name="P201">Skjalg has become some what of a hero to the Norwegian people living in our country and people now call him “Skjalg the wise” I do not want to ever fight a civil war again in this Kingdom but I am worried that the power Slaine had has not died as I had hoped.</text:p>
      <text:p text:style-name="P201"/>
      <text:p text:style-name="P201"><text:soft-page-break/>31 January</text:p>
      <text:p text:style-name="P201"/>
      <text:p text:style-name="P201">The earl of Westmeathe was arrested for suggesting that he was practically the Duke of Laigan. He is no such thing. <text:span text:style-name="T45">I have named Lennan as the new Earl of Westmeath (Cuan will inherit the whole rest the Kingdom Marqessa!)</text:span></text:p>
      <text:p text:style-name="P201"/>
      <text:p text:style-name="P202">1 February</text:p>
      <text:p text:style-name="P202"/>
      <text:p text:style-name="P202">Many many people tried to start living in Dublin recently. They had to leave.</text:p>
      <text:p text:style-name="P202"/>
      <text:p text:style-name="P202">2 March</text:p>
      <text:p text:style-name="P202"/>
      <text:p text:style-name="P202">More Scottish raiders. This is why Lennan is still on their isle instead of ours. Neil is not holding up his end…</text:p>
      <text:p text:style-name="P202"/>
      <text:p text:style-name="P203">6 June</text:p>
      <text:p text:style-name="P203"/>
      <text:p text:style-name="P203">The Duke of Barcelona, a distant cousin of Ponc, has rallied those faithful to his holiness the Pope in Roma and begun a war to re-take Castille from the lunatic Ponc.</text:p>
      <text:p text:style-name="P203"/>
      <text:p text:style-name="P203">11 June</text:p>
      <text:p text:style-name="P203"/>
      <text:p text:style-name="P203">A man loyal to the house of Capet, Kings of France, in Poitou has succesffuly usurped the duchy from the family who still held in alliance with the Duke of Aquitaine and pledged his alliegicane to King Rogan II in Paris perhaps a first step in the re-unification of Francia?</text:p>
      <text:p text:style-name="P203"/>
      <text:p text:style-name="P204">16 November</text:p>
      <text:p text:style-name="P204"/>
      <text:p text:style-name="P204">I got drunk last night and let spill that the two brothers of Slaine’s issue hate eachother and want to kill the other.</text:p>
      <text:p text:style-name="P204"/>
      <text:p text:style-name="P39">1230</text:p>
      <text:p text:style-name="P39"/>
      <text:p text:style-name="P204">19 February</text:p>
      <text:p text:style-name="P204"/>
      <text:p text:style-name="P204">Skjalg claims that he would be a better, and wiser ruler and declares war! I have hired five thousand Irishmen freemen to begin training to destroy this threat!</text:p>
      <text:p text:style-name="P204"/>
      <text:p text:style-name="P205">20 March</text:p>
      <text:p text:style-name="P205"/>
      <text:p text:style-name="P205">England has lent me goodly thousands to put down Skjalg’s rebellion!</text:p>
      <text:p text:style-name="P205"/>
      <text:p text:style-name="P205">8 April</text:p>
      <text:p text:style-name="P205"/>
      <text:p text:style-name="P205">We have been attacked in Dublin! Skjalg outnumbers us 6 to 5 thousand. We will survive a long siege here!</text:p>
      <text:p text:style-name="P205"/>
      <text:p text:style-name="P205">31 May</text:p>
      <text:p text:style-name="P205"><text:soft-page-break/></text:p>
      <text:p text:style-name="P205">Dublin is besieged after our men were defeated and forced sout. English soldiers have landed in Connachta.</text:p>
      <text:p text:style-name="P205"/>
      <text:p text:style-name="P206">9 September</text:p>
      <text:p text:style-name="P206"/>
      <text:p text:style-name="P206">Accomponied by ten thousand English soldiers my great army arrived in Dublin again today. It was almost beginning to become a little bit unpleasant inside the great walls!</text:p>
      <text:p text:style-name="P206"/>
      <text:p text:style-name="P206">4 October</text:p>
      <text:p text:style-name="P206"/>
      <text:p text:style-name="P206">Dublin has been re-opened and Skja<text:span text:style-name="T48">lg</text:span> has fled. I have ordered our men to head south to Leix and the King of England Eilif will head to Connachta.</text:p>
      <text:p text:style-name="P206"/>
      <text:p text:style-name="P206">30 October</text:p>
      <text:p text:style-name="P206"/>
      <text:p text:style-name="P206">The Duke of Albany has declared war against Neil II in Scottland. He see’s my policing action as a direct act of disrespect against the Scottish people that Neill II cravenly allowed to happen. If I were not so busy I would offer to help Neil out with this uprising.</text:p>
      <text:p text:style-name="P206"/>
      <text:p text:style-name="P206">7 December</text:p>
      <text:p text:style-name="P206"/>
      <text:p text:style-name="P206">After a peace treaty between Baldomar of Milan and Alois II “The Lord of Trier” Alois has secured the name of Kaisar of the Holy Roman Empire and received the blessings of nearly all of central europe. Milan, Genoa, and Padua will exist in an independent, but German, state under Baldomar. French Comche and Transjuria will be independent <text:span text:style-name="T46">(not to mention the nightmare that greater Aquitaine has dissolved into)</text:span> but even in Meckelburg Alois is hailed as the Emperor for a new age of German greatness!</text:p>
      <text:p text:style-name="P206"/>
      <text:p text:style-name="P40">1231</text:p>
      <text:p text:style-name="P40"/>
      <text:p text:style-name="P207">1 February</text:p>
      <text:p text:style-name="P207"/>
      <text:p text:style-name="P207">Skjalgd seems to be on the retreat or in hiding. I am heading to Connachta with the soldiers this spring.</text:p>
      <text:p text:style-name="P207"/>
      <text:p text:style-name="P207">26 March</text:p>
      <text:p text:style-name="P207"><text:line-break/>Young Rorgan in France has been sidelined by the Count of Champagne who after allying with the Duke of Poitou was able to usurp the title King of France. <text:span text:style-name="T47">His great-grandfather was Simon the first Vexin King of France.</text:span></text:p>
      <text:p text:style-name="P207"/>
      <text:p text:style-name="P207"/>
      <text:p text:style-name="P208">24 August</text:p>
      <text:p text:style-name="P208"/>
      <text:p text:style-name="P208">I personally commanded an attack against a number of seditious targets in Leix this month. I even fought personally a bishop from up north and I tore him in two. I may be an old man but I fought in the Crusades and I still remember a thing or two about war…</text:p>
      <text:p text:style-name="P208"/>
      <text:p text:style-name="P209"><text:soft-page-break/>8 December</text:p>
      <text:p text:style-name="P209"/>
      <text:p text:style-name="P209">After a bitter year of war Skjalg has been captured and Connachta has recognized <text:span text:style-name="T50">the King,</text:span> me, as their only Duke and my son Cuan is the new Earl of West-Connachta. Skjalg will live in my prisons until he dies <text:span text:style-name="T49">but will retain his titles in Ui Main and Tir Eoghain. We are still very rich and the money siezed from the traitors more than paid for the war. And additionally I have paid for a new great keep to be built here in Dublin!</text:span></text:p>
      <text:p text:style-name="P207"/>
      <text:p text:style-name="P210">9 December</text:p>
      <text:p text:style-name="P210"/>
      <text:p text:style-name="P210">In Castille Ponc is still unable to put down the rebellions of Barcelona. In Aquitaine no true leader of the region is to emerge still though the power of Germany has certainly not been creeping away either. In France the new Vexin King made arrangements for the Duke of Berry to calm down and his new Kingdom based in Brie is the most powerful French King for 100 years! Kaisar Alois has invaded Bohemia and is apparently looking to sew up Eastern Europe even though now Ponc is busy would seem the obvious time to deal with waxing France. However he is indeed the “Lord of Trier” and his close proximity to France will create a conflict in time. A new Eastern Emperor of Byzantium is named the Doux of Antioch of all people! This implies a heavier Byzantine presence in Asia Minor I hope. The holy city is still held by Muslims and Gausfred of Egypt is an old man. By no means is he a looser, he conquered half the damn world but he failed to unite Arabia and failed to defend Jerusalem. Does this not make him just another sad old man, all alone dying of cancer…</text:p>
      <text:p text:style-name="P210"/>
      <text:p text:style-name="P211">14 December</text:p>
      <text:p text:style-name="P211"/>
      <text:p text:style-name="P211">I have granted my sons great possesions in my realm. Cuan III will of course inherit the throne and my titles but I have granted Lennan, for his brave participation in our wars both in Scottland and agains Skjalg, protectorship of Westmeathe and upper lands of Connachta including the sources of the Shannon. Cuan I have named King of Mide Ireland and allowed him to rule in his own, smaller, castle away from Dublin whenever he should wish.</text:p>
      <text:p text:style-name="P211"/>
      <text:p text:style-name="P41">1232</text:p>
      <text:p text:style-name="P41"/>
      <text:p text:style-name="P211">24 January</text:p>
      <text:p text:style-name="P211"/>
      <text:p text:style-name="P211">Cuan came to me last night about a most serious matter. He tells me that he does not wish for power and that he is afraid that when he becomes king he will be some sort of monster… He asked that I name Lennan as my heir.</text:p>
      <text:p text:style-name="P211"/>
      <text:p text:style-name="P211">16 February</text:p>
      <text:p text:style-name="P211"/>
      <text:p text:style-name="P211">His holiness has asked for our help in a new Crusade to take back Jerusalem. The holy city fell some 5 years ago after standing for 50 (my father helped to take it then though I hate to mention it) I have pledged Irelands help as much as we can. I resolve to send our best men and much of our riches to this endevour!</text:p>
      <text:p text:style-name="P211"/>
      <text:p text:style-name="P212">7 May</text:p>
      <text:p text:style-name="P212"/>
      <text:p text:style-name="P212"><text:soft-page-break/>As our preparations are underway we are joined by the rest of those loyal to pope still. England and Scottland, France and Aquitaine. Gausfred, (the old man) is excited to be part of another crusade he will win… Germany however has different plans. Alois has begun hostilities against Ponc once again while many people under his thumb are themselves attacking this mad tyrant of Toledo.</text:p>
      <text:p text:style-name="P212"/>
      <text:p text:style-name="P212">21 May</text:p>
      <text:p text:style-name="P212"/>
      <text:p text:style-name="P212">Well Gausfred died. I have decied I wont be going on this Crusade. Lennan will go in my place.</text:p>
      <text:p text:style-name="P212"/>
      <text:p text:style-name="P213">30 June</text:p>
      <text:p text:style-name="P213"/>
      <text:p text:style-name="P213">Enguerrand the Vexin King of France has become embroiled in another war to reclaim the lands of Normandy. However he does seem to be in a position of strength and France does have an honest shot at emerging from the ashes after 100 years of desolation in the wake of their constant civil wars…</text:p>
      <text:p text:style-name="P213"/>
      <text:p text:style-name="P42">1233</text:p>
      <text:p text:style-name="P42"/>
      <text:p text:style-name="P214">22 January</text:p>
      <text:p text:style-name="P214"/>
      <text:p text:style-name="P214">The time of the Crusade draws near. A revolt has destroyed any help The Eastern Empire of Byzantium might have offered us…</text:p>
      <text:p text:style-name="P214"/>
      <text:p text:style-name="P214">9 March</text:p>
      <text:p text:style-name="P214"><text:line-break/>We are leaving now. This summer over through the winter we shall destroy the muslims and take back Jerusalem!</text:p>
      <text:p text:style-name="P214"/>
      <text:p text:style-name="P214">8 April</text:p>
      <text:p text:style-name="P214"/>
      <text:p text:style-name="P214"><text:span text:style-name="T51">Our great army led by my great son Lennan departs today!</text:span> 11,000 men and over 300 ships! Deus Vult!</text:p>
      <text:p text:style-name="P214"/>
      <text:p text:style-name="P215">7 July</text:p>
      <text:p text:style-name="P215"/>
      <text:p text:style-name="P215">My God! Cuan really was evil. He has begun a great rebellion and now leads thousands against us while our great levies are un-defended by all the men on the Crusade!</text:p>
      <text:p text:style-name="P215"/>
      <text:p text:style-name="P215">1 August</text:p>
      <text:p text:style-name="P215"/>
      <text:p text:style-name="P215">England will send troops, again. My own son and namesake… A cursed devil…</text:p>
      <text:p text:style-name="P215"/>
      <text:p text:style-name="P215">27 <text:s/>August</text:p>
      <text:p text:style-name="P215"/>
      <text:p text:style-name="P215">I have given the order to attack and kill my sons soldiers in Leix. I am going with them…</text:p>
      <text:p text:style-name="P215"/>
      <text:p text:style-name="P216">7 October</text:p>
      <text:p text:style-name="P216"/>
      <text:p text:style-name="P216">A letter from Lennan tells me all is well in the Holy Land and that we are strong and sure of victory. He dreams of storming the great city himself he writes. I wonder if he has no idea the horrors his brother <text:soft-page-break/>has rought on this country. Cuan managed to escape us in Leix and we will now pursue him north into Midde Ireland.</text:p>
      <text:p text:style-name="P213"/>
      <text:p text:style-name="P213"/>
      <text:p text:style-name="P217">11 December</text:p>
      <text:p text:style-name="P217"/>
      <text:p text:style-name="P217">I never wanted to be doing this at 56. We are fighting a war against our own people, again, this time riled up by my son. AND during the Crusade! Despicable.</text:p>
      <text:p text:style-name="P217"/>
      <text:p text:style-name="P43">1234</text:p>
      <text:p text:style-name="P43"/>
      <text:p text:style-name="P218"/>
      <text:p text:style-name="P211"/>
      <text:p text:style-name="P206"/>
      <text:p text:style-name="P217">4 January</text:p>
      <text:p text:style-name="P217"/>
      <text:p text:style-name="P217">Over winter a great battle was fought in Westmeathe. It has also become overly apparent to me that our great wealth is being quickly depleted… I’d estimate we’ll be done for by this summer…</text:p>
      <text:p text:style-name="P217"/>
      <text:p text:style-name="P217">31 January</text:p>
      <text:p text:style-name="P217"/>
      <text:p text:style-name="P217">A letter from Lennan informs me that the Crusades have become a bitter thing and that the fighting seems endless. <text:span text:style-name="T52">Still he sends thanks for the great Crusader Armor I was granted in Egypt and has high hopes to be home for next christmas. I still have not informed him of the civil war with his brother. I think it would be too much to put on his mind at the moment.</text:span></text:p>
      <text:p text:style-name="P217"/>
      <text:p text:style-name="P219">1 March</text:p>
      <text:p text:style-name="P219"/>
      <text:p text:style-name="P219">Due to insufficient funds I have been forced to close down many of the hospitality programs I was sponsering for our merchants. This damned son of mine is bad for buisiness!</text:p>
      <text:p text:style-name="P219"/>
      <text:p text:style-name="P219">15 March</text:p>
      <text:p text:style-name="P219"/>
      <text:p text:style-name="P219">Oh god has punished me! Cuan sent me word that he wished to stop the bloodshed and return to normal. After this much time I want his head on a damn platter!</text:p>
      <text:p text:style-name="P219"/>
      <text:p text:style-name="P219">12 May</text:p>
      <text:p text:style-name="P219"/>
      <text:p text:style-name="P219">A string of victories against the rebels has led to our near total control of all of Eire and a return at long last to buisiness as usual is met with even grander news from Lennan. Jerusalem is ours and the Arab warlord was pushed from his horse and retreated in disgrace. Lennan will retunr to our castle at once and Cobflaith’s retarded son will be given a very large kingdom in the holy lands (not the city itself of course) to pay respect to our great help for the cause. I hope I have all this fixed by then…</text:p>
      <text:p text:style-name="P219"/>
      <text:p text:style-name="P220">2 August</text:p>
      <text:p text:style-name="P220"/>
      <text:p text:style-name="P220">Lennan is returned and welcomed as the hero of the Irish people. I have ordered that my great statue be re-done in his image and declared the law of Ireland to be inheritance by the youngust son! All who <text:soft-page-break/>opposed me during the year long war of the imbecile son of mine Cuan have been banished. I chose this over execution to remain thought of as a great and awesome King. I know my time is nearly up and I want to be remembered through the ages as one of Ireland’s greatest Kings who saw the massive expansion of our economy and Dublin become one of the greatest cities outside of Roma and Constantinople.</text:p>
      <text:p text:style-name="P220"/>
      <text:p text:style-name="P220">27 August</text:p>
      <text:p text:style-name="P220"/>
      <text:p text:style-name="P220">With the great riches brought back by Lennan from the Crusade I have begun another great wave of impovements to Dublin including a lighthouse and a great new university! Our city will be the center of the world!</text:p>
      <text:p text:style-name="P220"/>
      <text:p text:style-name="P221">25 September</text:p>
      <text:p text:style-name="P221"/>
      <text:p text:style-name="P221">In Aquitaine the Kaisar has managed to push Ponc back but Ponc has defeated many of the seperatist movevements across Hispania (mostly because having to choose between a lunatic and the Kaisar they at least appreciate the language similarities)</text:p>
      <text:p text:style-name="P221"/>
      <text:p text:style-name="P221">4 October</text:p>
      <text:p text:style-name="P221"/>
      <text:p text:style-name="P221">I have started to caugh up blood. I know my time is near. I love Ireland I love my life. I am happy that I am leaving her in such a strong state. My only regret is my firstborn. I could have tried hareder. I could have listened to Marquessa and made him my Chancellor at least...I am glad I didn’t kill him.</text:p>
      <text:p text:style-name="P221"/>
      <text:p text:style-name="P221">1 December</text:p>
      <text:p text:style-name="P221"/>
      <text:p text:style-name="P221">Cuan I hear has made his way to Egypt.</text:p>
      <text:p text:style-name="P221"/>
      <text:p text:style-name="P221">4 December</text:p>
      <text:p text:style-name="P221"/>
      <text:p text:style-name="P221">By Jove I’m feeling quite myself again!</text:p>
      <text:p text:style-name="P221"/>
      <text:p text:style-name="P221">25 December</text:p>
      <text:p text:style-name="P221"/>
      <text:p text:style-name="P221">I am become very very famous. No one even remembers my father anymore “Cuan the Great King of Ireland” is me and only me! I am perhaps the greatest defender of the Pope in hundreds of years and Ireland is become a great European Power. I am proud to have re-claimed our family’s good name and to have extinguished a possible bad fruit before he was allowed to fuck our family up!</text:p>
      <text:p text:style-name="P221"/>
      <text:p text:style-name="P44">1235</text:p>
      <text:p text:style-name="P44"/>
      <text:p text:style-name="P222">14 February</text:p>
      <text:p text:style-name="P222"/>
      <text:p text:style-name="P222">The people of Clydsedale in Scottland have declared themselves Irish and are now revolting against Neil. I have sent some soldiers to give the people what they want!</text:p>
      <text:p text:style-name="P222"/>
      <text:p text:style-name="P222">23 February</text:p>
      <text:p text:style-name="P222"/>
      <text:p text:style-name="P222"><text:soft-page-break/>In France the Vexin King has taken control of Normandy, a first for hundreds of years (though England is firmly entrenched in Caen) and now turns his attention south onto the Duke of Aquitaine! Germany has pushed the forces of Castille back to the Pyrenees mountains effectively giving the Kaisar control of <text:span text:style-name="T53">Toulouse…</text:span></text:p>
      <text:p text:style-name="P222"/>
      <text:p text:style-name="P223">11 June</text:p>
      <text:p text:style-name="P223"/>
      <text:p text:style-name="P223">In Hispania the Germans seem hesitant to cross into Hispania again and are content with Toulouse...for now…</text:p>
      <text:p text:style-name="P223"/>
      <text:p text:style-name="P45">1236</text:p>
      <text:p text:style-name="P45"/>
      <text:p text:style-name="P223">1 January</text:p>
      <text:p text:style-name="P223"/>
      <text:p text:style-name="P223">Grateful for another year alive!</text:p>
      <text:p text:style-name="P223"/>
      <text:p text:style-name="P224">13 January</text:p>
      <text:p text:style-name="P224"/>
      <text:p text:style-name="P224">The situation in Clydsedale has calmed down a touch but I am worried that Neil will never get his act together. I am afraid that Lennan will need to occupy all of Scottland their bandits are bad for our buisiness.</text:p>
      <text:p text:style-name="P224"/>
      <text:p text:style-name="P225">9 September</text:p>
      <text:p text:style-name="P225"><text:line-break/>Another Barcelonan revolt agaist King Ponc further weakens his fledgling empire.</text:p>
      <text:p text:style-name="P225"/>
      <text:p text:style-name="P225">6 October</text:p>
      <text:p text:style-name="P225"><text:line-break/>King Neil has sent word that he recognizes our (temporary? Lol) stewardship of Clydsedale. He must be afraid that ill come pop his whole kingdom like a zit…</text:p>
      <text:p text:style-name="P225"/>
      <text:p text:style-name="P225">1 November</text:p>
      <text:p text:style-name="P225"/>
      <text:p text:style-name="P225">When I first assumed office some called me a coward. After over 40 years on the throne I have made the tough decisions and never shyed away from a fight!</text:p>
      <text:p text:style-name="P225"/>
      <text:p text:style-name="P225">23 November</text:p>
      <text:p text:style-name="P225"/>
      <text:p text:style-name="P225">King Ponc the lunatic has died. His son Ponc II <text:span text:style-name="T54">has decided to keep his title of “Emperor of all Hispania” and turn a blind eye to the rebel western half of the country in exchange for putting more pressure on Gascogne and better defenses against Germany. The Kaisar has almost completely extinguished Bohemia.</text:span></text:p>
      <text:p text:style-name="P225"/>
      <text:p text:style-name="P46">1237</text:p>
      <text:p text:style-name="P46"/>
      <text:p text:style-name="P226">15 June</text:p>
      <text:p text:style-name="P226"/>
      <text:p text:style-name="P226">I am feeling quite sick again. I may not see 60…</text:p>
      <text:p text:style-name="P226"><text:soft-page-break/></text:p>
      <text:p text:style-name="P226">25 June</text:p>
      <text:p text:style-name="P226"/>
      <text:p text:style-name="P226">Lennan is for all intents and purposes running the country. I am bed-ridden. A great number of pirates this year, more than in several years, since before the Scottish occupiation and before the Crusade. I know Lennan can handle himself…</text:p>
      <text:p text:style-name="P226"/>
      <text:p text:style-name="P226">15 August</text:p>
      <text:p text:style-name="P226"/>
      <text:p text:style-name="P226">My 60<text:span text:style-name="T15">th</text:span> birthday. Damn never would have guessed I’d make it this long… I am so sick these days though. Lennan was able to quickly fix the pirate problem here in Dublin as well…</text:p>
      <text:p text:style-name="P226"/>
      <text:p text:style-name="P227">24 August</text:p>
      <text:p text:style-name="P227"/>
      <text:p text:style-name="P227">King Joan, son of Gausfred, died under suspicious circumstances and his son Ramon has inherited. Venice has instituted an embargo of Egypt wich Ramon swears to destroy!</text:p>
      <text:p text:style-name="P227"/>
      <text:p text:style-name="P228">25 December</text:p>
      <text:p text:style-name="P228"/>
      <text:p text:style-name="P228">God I am so sick all the time. I almost wish for death at this point. Ponc II has secured Gascogne for Castille</text:p>
      <text:p text:style-name="P228"/>
      <text:p text:style-name="P47">1238</text:p>
      <text:p text:style-name="P47"/>
      <text:p text:style-name="P229">26 February</text:p>
      <text:p text:style-name="P229"/>
      <text:p text:style-name="P229">Well I am starting to feel better… and I suppose I am glad to be alive…</text:p>
      <text:p text:style-name="P229"/>
      <text:p text:style-name="P230">19 May</text:p>
      <text:p text:style-name="P230"/>
      <text:p text:style-name="P230">Ramon of Egypt has destroyed the blockade and it seems unlikely that the Doge will spend the money needed to set up a new one. Embarassing for Venice to be sure…</text:p>
      <text:p text:style-name="P230"/>
      <text:p text:style-name="P231">1 July</text:p>
      <text:p text:style-name="P231"/>
      <text:p text:style-name="P231">I do believe Marquessa goes hunting more than I do these days haha…</text:p>
      <text:p text:style-name="P231"/>
      <text:p text:style-name="P232">31 August</text:p>
      <text:p text:style-name="P232"/>
      <text:p text:style-name="P232">I have dismissed certain forces in my realm who had petitioned for an invasion of the Isle of Man. I feel our best course is in peace and economic triumph.</text:p>
      <text:p text:style-name="P232"/>
      <text:p text:style-name="P232">23 October</text:p>
      <text:p text:style-name="P232"/>
      <text:p text:style-name="P232">The pirates were a tad bit late this year…</text:p>
      <text:p text:style-name="P232"/>
      <text:p text:style-name="P233">1 December</text:p>
      <text:p text:style-name="P233"/>
      <text:p text:style-name="P233"><text:soft-page-break/>I had the head of the pirate chief lobbed off in view of their retreating ships. I hope they will not make the mistake of returning…</text:p>
      <text:p text:style-name="P233"/>
      <text:p text:style-name="P48">1239</text:p>
      <text:p text:style-name="P48"/>
      <text:p text:style-name="P233">12 February</text:p>
      <text:p text:style-name="P233"><text:line-break/>In Aquitaine Ponc II has made sgnificant gains on the western coast and thus far held their ground against the Kaisar, who still is firmly entrenched in Toulouse.</text:p>
      <text:p text:style-name="P233"/>
      <text:p text:style-name="P233">26 February</text:p>
      <text:p text:style-name="P233"/>
      <text:p text:style-name="P233">Emperor Evangelos of Byzantium and the Eastern Empire the duke of Antioch has managed to defeat the challenger in Asia Minor and retains his position as emperor. The civil war was costly and the resolve of his empire may be challenged sooner than he may wish…</text:p>
      <text:p text:style-name="P233"/>
      <text:p text:style-name="P234">13 June</text:p>
      <text:p text:style-name="P234"/>
      <text:p text:style-name="P234">In Aquitaine the vexin King of France (who only now has moved his court into Paris) has managed to hold onto the Duchy of Poitou and defend his lands (again, thus far) against Ponc II of Castille. Ponc meanwhile has managed to occupy the southern half of the Duchy of Aquitaine and the great armies of Hispania and Germany meet once more on the banks of the Garonne river.</text:p>
      <text:p text:style-name="P234"/>
      <text:p text:style-name="P234">15 June</text:p>
      <text:p text:style-name="P234"/>
      <text:p text:style-name="P234">I have nearly had enough. Scottland’s unprotected coastline BREEDS these pirates who show up every summer for easy free money. Something has to be done.</text:p>
      <text:p text:style-name="P234"/>
      <text:p text:style-name="P234">5 July</text:p>
      <text:p text:style-name="P234"/>
      <text:p text:style-name="P234">Lennan simply sent all the pirates away and told them that if they helped serve Ireland they too would prosper. He is now know as “Lennan the Gentle”</text:p>
      <text:p text:style-name="P234"/>
      <text:p text:style-name="P234">2 August</text:p>
      <text:p text:style-name="P234"/>
      <text:p text:style-name="P234">I made some absentminded remark about how my steward’s wife resembled a dove (I was high idk) and now everyone is making a point out of calling her “Dove” and I think it’s hella weird.</text:p>
      <text:p text:style-name="P234"/>
      <text:p text:style-name="P235">16 December</text:p>
      <text:p text:style-name="P235"><text:line-break/>The Kingom of Navarre is no more, the people have abandoned their old king who is hiding somewhere on the souther shores of Hispania. Ponc has named a “Duke” of the various old Kingdoms of Hispania including a new “Duke of Castille” to reperesent the christians for example. He will remain in the great Black Palace of Aldonza in Toledo and is now recognized as the temporal and spiritual leader of a nation <text:span text:style-name="T55">(BIG minus to the west coast where he is shunned and he decided that Germany was a greater existential threat than the Portugeese Galicai and basques Lusitania)</text:span> who has managed to defeat Germany on the northern shores of the Garonne and occupied the city of Perrigold. At this rate Ponc may occupy all of Aquitaine…</text:p>
      <text:p text:style-name="P235"><text:soft-page-break/></text:p>
      <text:p text:style-name="P49">1240</text:p>
      <text:p text:style-name="P49"/>
      <text:p text:style-name="P236">1 January</text:p>
      <text:p text:style-name="P236"/>
      <text:p text:style-name="P236">This is a very special year. I am celebrating 50 years as King of Ireland and the island is celebrating 100 years of unity and prosperity under my families rule! Since the days of Mael the Unifier we have become a great power and now rule many lands in the holy lands and Egypt as thanks for our service to the Pope and to Europe.</text:p>
      <text:p text:style-name="P236"/>
      <text:p text:style-name="P236">1 March</text:p>
      <text:p text:style-name="P236"/>
      <text:p text:style-name="P236">Ponc has been smashed in Perrigold and in a shattered retreat fell back all the way to lands of Navarre to re-coup his men. It is uncertain if he can bounce back from this extreme defeat… The Kaisar still stands strong.</text:p>
      <text:p text:style-name="P236"/>
      <text:p text:style-name="P236">17 May</text:p>
      <text:p text:style-name="P236"/>
      <text:p text:style-name="P236">We will have a great fair this summer to celebrate our great Kingdom!</text:p>
      <text:p text:style-name="P236"/>
      <text:p text:style-name="P237">28 June</text:p>
      <text:p text:style-name="P237"/>
      <text:p text:style-name="P237">Been a blast at the fair so far! I am become quite gregarious and feel fantastic!</text:p>
      <text:p text:style-name="P237"/>
      <text:p text:style-name="P237">25 August</text:p>
      <text:p text:style-name="P237"><text:line-break/>England has called and said it is time to “take care of France” We will answer and figure out the logistics later I guess…</text:p>
      <text:p text:style-name="P237"/>
      <text:p text:style-name="P237">28 October</text:p>
      <text:p text:style-name="P237"/>
      <text:p text:style-name="P237">10,000 Irish soldiers are in Scottland. I have begun tutoring my grandson Gilla in the arts of Kingly doings. He may one day be doing my job long after I am gone and I want him to be prepared. Lennan is a great man who is known most for his exploits on the battlefield...and being gentle. He may become a pushover...dk</text:p>
      <text:p text:style-name="P237"/>
      <text:p text:style-name="P238">16 December</text:p>
      <text:p text:style-name="P238"/>
      <text:p text:style-name="P238">Even in the winter our army is unstoppable by Scottland. We have occupied already all of Albany.</text:p>
      <text:p text:style-name="P238"/>
      <text:p text:style-name="P50">1241</text:p>
      <text:p text:style-name="P50"/>
      <text:p text:style-name="P238">12 January</text:p>
      <text:p text:style-name="P238"><text:line-break/>Time keeps on slippin into the future. And to think I used to think about killng myself. What a grand life I have gone on to live. I am so proud of our new place as co-ruler over Britania with England and our great port of Dublin is become the richest city in christian Europe. I have even been told by some Byzantine merchants that our city truly rivals Constantinople for the greatest city in Christondom.</text:p>
      <text:p text:style-name="P238"><text:soft-page-break/></text:p>
      <text:p text:style-name="P238">11 March</text:p>
      <text:p text:style-name="P238"/>
      <text:p text:style-name="P238">Neil is been captured and brought to England. A new world is unfolding in Britannia…</text:p>
      <text:p text:style-name="P238"/>
      <text:p text:style-name="P239">1 April</text:p>
      <text:p text:style-name="P239"/>
      <text:p text:style-name="P239">I cannot keep being nice to everyone! That bastard England is trying to finnese me I just know it.</text:p>
      <text:p text:style-name="P239"/>
      <text:p text:style-name="P239">30 May</text:p>
      <text:p text:style-name="P239"/>
      <text:p text:style-name="P239">Ponc was ultimately defeated by Germany but the Kaisar, in a show of good faith perhaps, decided to stop clear at the Garonne river. Ponc has for the most part abandoned the lands north of Navarre but raiding parties still on occasion ride north. The situation is not entirely stable…</text:p>
      <text:p text:style-name="P239"/>
      <text:p text:style-name="P239">6 August</text:p>
      <text:p text:style-name="P239"/>
      <text:p text:style-name="P239">The King of France has died and left his 2 year old son as the King. This may cause another terrible civil war but for his part the Vexin King of France did a great job at strengthening their kingdom in the face of being s<text:tab/>quished between two superpowers…</text:p>
      <text:p text:style-name="P239"/>
      <text:p text:style-name="P239">15 August</text:p>
      <text:p text:style-name="P239"/>
      <text:p text:style-name="P239">Now I’m sixy-four!</text:p>
      <text:p text:style-name="P239"/>
      <text:p text:style-name="P240">19 October</text:p>
      <text:p text:style-name="P240"/>
      <text:p text:style-name="P240">King Ponc II has been murdered! The 5 year old Ponc III has been moved to Molina under the guardianship of the Duke of Valencia. This throws the whole of their new empire into question…</text:p>
      <text:p text:style-name="P240"/>
      <text:p text:style-name="P51">1242</text:p>
      <text:p text:style-name="P51"/>
      <text:p text:style-name="P240">9 January</text:p>
      <text:p text:style-name="P240"/>
      <text:p text:style-name="P240">It seems Eilif, King of England, has suffered a nastly blow to the head out on the moors. I have occupied Teviotsdale but we have allowed Neil to return to his castle (to be fair he really isnt the problem the pirates are he’s just increadibly weak and inefective leader and for this reason we are taking over)</text:p>
      <text:p text:style-name="P240"/>
      <text:p text:style-name="P241">2 February</text:p>
      <text:p text:style-name="P241"/>
      <text:p text:style-name="P241">Milan, Genoa, and Padua have all peacefully surrendered to the Kaisar Alois at long last.</text:p>
      <text:p text:style-name="P241"/>
      <text:p text:style-name="P241">11 March</text:p>
      <text:p text:style-name="P241"/>
      <text:p text:style-name="P241">A truly great force of pirates has besieged Dublin and I am honestly scared for my life. They are impressive. The forces occupying Scottland have been sent for at once!</text:p>
      <text:p text:style-name="P241"/>
      <text:p text:style-name="P242"><text:soft-page-break/>16 June</text:p>
      <text:p text:style-name="P242"/>
      <text:p text:style-name="P242">The Kaisar is busy trying to solidify his rule in Aquitaine where nearly everyone resents his rule while the young Ponc III has much of his power stripped away from him by the regional nobility. No one wants a return to the imperial power and majesty of Ponc I.</text:p>
      <text:p text:style-name="P242"/>
      <text:p text:style-name="P242">18 July</text:p>
      <text:p text:style-name="P242"/>
      <text:p text:style-name="P242">My grandson Gilla (under my guidance) is becoming quite a kind, inteligent, and just young man. I am happy to have made up for my mistakes with Cuan.</text:p>
      <text:p text:style-name="P242"/>
      <text:p text:style-name="P242">7 September</text:p>
      <text:p text:style-name="P242"/>
      <text:p text:style-name="P242">I have paid a grand sum to expand the Great Harbor of Dublin again. </text:p>
      <text:p text:style-name="P242"/>
      <text:p text:style-name="P242">17 September</text:p>
      <text:p text:style-name="P242"/>
      <text:p text:style-name="P242">In Scottland I have left Albany and recognized Neil’s right to rule, as king, there and all else north but that he must understand that should he fail in his duty to keep the waters around Dublin safe I will have no choice but to return. The people of Clydsedale and the Isle of Man are still quite rowdy and so I have organized a winter campaign to straighten them out…</text:p>
      <text:p text:style-name="P242"/>
      <text:p text:style-name="P243">12 November</text:p>
      <text:p text:style-name="P243"/>
      <text:p text:style-name="P243">Over 13,000 Irish soldiers in Scottland for the winter!</text:p>
      <text:p text:style-name="P243"/>
      <text:p text:style-name="P52">1243</text:p>
      <text:p text:style-name="P52"/>
      <text:p text:style-name="P243">15 January</text:p>
      <text:p text:style-name="P243"/>
      <text:p text:style-name="P243">Throughout the winter we have seen only limitied resistance to our heavy Irish presence. Piracy has been at a low but still I am knee deep in preparations to keep our harbor safe this summer!</text:p>
      <text:p text:style-name="P243"/>
      <text:p text:style-name="P243">18 March</text:p>
      <text:p text:style-name="P243"/>
      <text:p text:style-name="P243">News has told me that Cuan has died in Egypt. A pity, he could have been King of Ireland…</text:p>
      <text:p text:style-name="P243"/>
      <text:p text:style-name="P244">6 July</text:p>
      <text:p text:style-name="P244"/>
      <text:p text:style-name="P244">A positive side effect of our ongoing massive police action in Scottland is that this year no raids have been reported thus far. Honestly low key amazing…</text:p>
      <text:p text:style-name="P244"/>
      <text:p text:style-name="P244">9 August</text:p>
      <text:p text:style-name="P244"/>
      <text:p text:style-name="P244">The peasants have revolted in Dyfed. My vassal there assures me it is not my problem and he can take care of it… More damn pirates is all I see…</text:p>
      <text:p text:style-name="P244"/>
      <text:p text:style-name="P244">9 October</text:p>
      <text:p text:style-name="P244"><text:soft-page-break/></text:p>
      <text:p text:style-name="P244">I have decided after a year to leave the soldiers in Scottland and the Isle of man just in case…</text:p>
      <text:p text:style-name="P244"/>
      <text:p text:style-name="P245">25 December</text:p>
      <text:p text:style-name="P245"/>
      <text:p text:style-name="P245">This Christmas I am praying for our men in Scottland to stay safe this winter. They are making us all safe over here!</text:p>
      <text:p text:style-name="P245"/>
      <text:p text:style-name="P53">1244</text:p>
      <text:p text:style-name="P53"/>
      <text:p text:style-name="P245">29 January</text:p>
      <text:p text:style-name="P245"/>
      <text:p text:style-name="P245">I have finnaly been getting into Socrates and now I realize I know nothing…</text:p>
      <text:p text:style-name="P245"/>
      <text:p text:style-name="P245">7 March</text:p>
      <text:p text:style-name="P245"/>
      <text:p text:style-name="P245">I have begun the preparations to bring my men home from Scottland. Crime has plummeted since our renewed occupation.</text:p>
      <text:p text:style-name="P245"/>
      <text:p text:style-name="P245">24 March</text:p>
      <text:p text:style-name="P245"/>
      <text:p text:style-name="P245">I have declared my grandson Gilla Prince of the Isle of Man. My men will run to Dyfed to put down the welsh dissenters before finnally reaching their day of rest this summer, god willing…</text:p>
      <text:p text:style-name="P245"/>
      <text:p text:style-name="P246">1 July</text:p>
      <text:p text:style-name="P246"/>
      <text:p text:style-name="P246">King Torgil of England has died of a complications from his head wound leaving his 12 year old son Ossor as the new King of England AND ending the period of very close relations between our Kingdoms. Should Lennan have one of his daughters marry Ossor it would probably continue our great friendship…</text:p>
      <text:p text:style-name="P246"/>
      <text:p text:style-name="P246">18 September</text:p>
      <text:p text:style-name="P246"/>
      <text:p text:style-name="P246">Gilla is quite inteligent AND ambitious. He told me he had a dream of a united Irish Empire stretching across the British Isles. I told him that we were indeed the richest and most powerful people here but that if we rock the boat too much we may end up in the jaws of the Kaisar…</text:p>
      <text:p text:style-name="P246"/>
      <text:p text:style-name="P247">10 November</text:p>
      <text:p text:style-name="P247"/>
      <text:p text:style-name="P247">Egypt is defeated by the Sultanate of Rum in Palmyra.</text:p>
      <text:p text:style-name="P247"/>
      <text:p text:style-name="P54">1245</text:p>
      <text:p text:style-name="P54"/>
      <text:p text:style-name="P247">25 January</text:p>
      <text:p text:style-name="P247"/>
      <text:p text:style-name="P247">I have paid for our elite infantry center to be re-modled.</text:p>
      <text:p text:style-name="P247"/>
      <text:p text:style-name="P247">28 February</text:p>
      <text:p text:style-name="P247"><text:soft-page-break/></text:p>
      <text:p text:style-name="P247">I had a dream. My maker has come for me. I will die tonight I already know it. I told my wife I loved her and thanked god for a great life well lived. I left a note to Lennan telling him to beware for he is know for being gentle and people will try to take advantage of him. Peace be with you sweet Kingdom of Ireland!</text:p>
      <text:p text:style-name="P235"/>
      <text:p text:style-name="P248">1 March</text:p>
      <text:p text:style-name="P248"/>
      <text:p text:style-name="P248">King Cuan II “The Great King of Ireland” died peacefully in his sleep at the age of 67. He will always be remembered as the crusader of Egypt, friend of Gausfred, and great philanthoper of learned men. Cuan the Great established Dublin as the “Roma of the West” and cemented Ireland as a trade and military center for all of western Europe. His son Lennan, 38, will be crowned King in the morning of the March 2. Long Live King Lennan.</text:p>
      <text:p text:style-name="P219"/>
      <text:p text:style-name="P219"/>
      <text:p text:style-name="P199"/>
      <text:p text:style-name="P199"/>
      <text:p text:style-name="P196"/>
      <text:p text:style-name="P196"/>
      <text:p text:style-name="P195"/>
      <text:p text:style-name="P187"/>
      <text:p text:style-name="P171"/>
      <text:p text:style-name="P171"/>
      <text:p text:style-name="P170"/>
      <text:p text:style-name="P170"/>
      <text:p text:style-name="P137"/>
      <text:p text:style-name="P133"/>
      <text:p text:style-name="P130"/>
      <text:p text:style-name="P127"/>
      <text:p text:style-name="P127"/>
      <text:p text:style-name="P124"/>
      <text:p text:style-name="P124"/>
      <text:p text:style-name="P120"/>
      <text:p text:style-name="P120"/>
      <text:p text:style-name="P117"/>
      <text:p text:style-name="P117"/>
      <text:p text:style-name="P103"/>
      <text:p text:style-name="P103"/>
      <text:p text:style-name="P103"/>
      <text:p text:style-name="P103"/>
      <text:p text:style-name="P98"/>
      <text:p text:style-name="P98"/>
      <text:p text:style-name="P98"/>
      <text:p text:style-name="P92"/>
      <text:p text:style-name="P92"/>
      <text:p text:style-name="P78"/>
      <text:p text:style-name="P78"/>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7:44:33.207979433</meta:creation-date>
    <dc:date>2019-06-27T18:26:26.481264493</dc:date>
    <meta:editing-duration>P1DT5H8M29S</meta:editing-duration>
    <meta:editing-cycles>25</meta:editing-cycles>
    <meta:generator>LibreOffice/6.1.6.3$Linux_X86_64 LibreOffice_project/10$Build-3</meta:generator>
    <meta:document-statistic meta:table-count="0" meta:image-count="0" meta:object-count="0" meta:page-count="53" meta:paragraph-count="849" meta:word-count="19402" meta:character-count="104316" meta:non-whitespace-character-count="85723"/>
  </office:meta>
</office:document-meta>
</file>